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22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5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transparent"/>
    </style:style>
    <style:style style:name="ce16" style:family="table-cell" style:parent-style-name="Default" style:data-style-name="N3">
      <style:table-cell-properties fo:border-top="thin solid #000000" fo:border-bottom="none" fo:border-left="thin solid #000000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0" style:family="table-cell" style:parent-style-name="Default" style:data-style-name="N3">
      <style:table-cell-properties fo:border="thin solid #000000"/>
    </style:style>
    <style:style style:name="ce21" style:family="table-cell" style:parent-style-name="Default" style:data-style-name="N0">
      <style:table-cell-properties style:vertical-align="automatic" fo:wrap-option="wrap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25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6" style:family="table-cell" style:parent-style-name="Default" style:data-style-name="N37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8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9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/>
      <style:text-properties fo:color="#000000" style:font-name="Verdana" style:font-name-asian="Verdana" style:font-name-complex="Verdana" fo:font-size="7pt" style:font-size-asian="7pt" style:font-size-complex="7pt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7pt" style:font-size-asian="7pt" style:font-size-complex="7pt" fo:font-weight="bold" style:font-weight-asian="bold" style:font-weight-complex="bold"/>
    </style:style>
    <style:style style:name="ce33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7pt" style:font-size-asian="7pt" style:font-size-complex="7pt"/>
    </style:style>
    <style:style style:name="ce34" style:family="table-cell" style:parent-style-name="Default" style:data-style-name="N41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/>
    </style:style>
    <style:style style:name="ce36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7pt" style:font-size-asian="7pt" style:font-size-complex="7pt"/>
    </style:style>
    <style:style style:name="ce3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8" style:family="table-cell" style:parent-style-name="Default" style:data-style-name="N40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/>
    </style:style>
    <style:style style:name="ce39" style:family="table-cell" style:parent-style-name="Default" style:data-style-name="N40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6.905625cm"/>
    </style:style>
    <style:style style:name="co6" style:family="table-column">
      <style:table-column-properties fo:break-before="auto" style:column-width="1.56104166666667cm" style:use-optimal-column-width="true"/>
    </style:style>
    <style:style style:name="co7" style:family="table-column">
      <style:table-column-properties fo:break-before="auto" style:column-width="2.48708333333333cm" style:use-optimal-column-width="true"/>
    </style:style>
    <style:style style:name="co8" style:family="table-column">
      <style:table-column-properties fo:break-before="auto" style:column-width="0.502708333333333cm"/>
    </style:style>
    <style:style style:name="co9" style:family="table-column">
      <style:table-column-properties fo:break-before="auto" style:column-width="1.87854166666667cm" style:use-optimal-column-width="true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7.6464583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508125cm"/>
    </style:style>
    <style:style style:name="co15" style:family="table-column">
      <style:table-column-properties fo:break-before="auto" style:column-width="4.048125cm"/>
    </style:style>
    <style:style style:name="co16" style:family="table-column">
      <style:table-column-properties fo:break-before="auto" style:column-width="11.27125cm"/>
    </style:style>
    <style:style style:name="co17" style:family="table-column">
      <style:table-column-properties fo:break-before="auto" style:column-width="1.53458333333333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1.69333333333333cm"/>
    </style:style>
    <style:style style:name="co20" style:family="table-column">
      <style:table-column-properties fo:break-before="auto" style:column-width="2.301875cm"/>
    </style:style>
    <style:style style:name="co21" style:family="table-column">
      <style:table-column-properties fo:break-before="auto" style:column-width="11.1125cm"/>
    </style:style>
    <style:style style:name="co22" style:family="table-column">
      <style:table-column-properties fo:break-before="auto" style:column-width="1.8785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3" table:default-cell-style-name="ce1" table:visibility="collapse"/>
        <table:table-column table:style-name="co9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2">
            <text:p>LINKOTEL S.A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RESUMEN DE TRANSACCIONES CON PARTES RELACIONAD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Al 31 de diciembre del 202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formación en US dólare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4" table:number-rows-spanned="2" table:style-name="ce37">
            <text:p>Transacciones</text:p>
          </table:table-cell>
          <table:covered-table-cell table:number-columns-repeated="3"/>
          <table:table-cell table:style-name="ce4"/>
          <table:table-cell office:value-type="string" table:style-name="ce4">
            <text:p>Septiembre a</text:p>
          </table:table-cell>
          <table:table-cell office:value-type="string" table:style-name="ce5">
            <text:p>Total a</text:p>
          </table:table-cell>
          <table:table-cell table:style-name="ce1"/>
          <table:table-cell office:value-type="string" table:style-name="ce5">
            <text:p>Total a</text:p>
          </table:table-cell>
          <table:table-cell office:value-type="string" table:style-name="ce5">
            <text:p>Total a</text:p>
          </table:table-cell>
          <table:table-cell table:number-columns-repeated="16373"/>
        </table:table-row>
        <table:table-row table:style-name="ro2">
          <table:table-cell table:style-name="ce1"/>
          <table:covered-table-cell/>
          <table:covered-table-cell table:number-columns-repeated="3"/>
          <table:table-cell office:value-type="date" office:date-value="2021-08-01T00:00:00" table:style-name="ce6">
            <text:p>ago-21</text:p>
          </table:table-cell>
          <table:table-cell office:value-type="string" table:style-name="ce7">
            <text:p>diciembre<text:s/></text:p>
          </table:table-cell>
          <table:table-cell office:value-type="date" office:date-value="2021-12-01T00:00:00" table:style-name="ce6">
            <text:p>dic-21</text:p>
          </table:table-cell>
          <table:table-cell table:style-name="ce1"/>
          <table:table-cell office:value-type="date" office:date-value="2019-12-01T00:00:00" table:style-name="ce6">
            <text:p>dic-19</text:p>
          </table:table-cell>
          <table:table-cell office:value-type="date" office:date-value="2020-12-01T00:00:00" table:style-name="ce6">
            <text:p>dic-20</text:p>
          </table:table-cell>
          <table:table-cell table:number-columns-repeated="16373"/>
        </table:table-row>
        <table:table-row table:style-name="ro2">
          <table:table-cell table:style-name="ce1"/>
          <table:table-cell table:style-name="ce8"/>
          <table:table-cell table:number-columns-repeated="2" table:style-name="ce9"/>
          <table:table-cell table:style-name="ce10"/>
          <table:table-cell table:number-columns-repeated="3" table:style-name="ce11"/>
          <table:table-cell table:style-name="ce12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1"/>
          <table:table-cell office:value-type="string" table:style-name="ce13">
            <text:p>Venta de servicios de telecomunicaciones a Telconet</text:p>
          </table:table-cell>
          <table:table-cell table:number-columns-repeated="2" table:style-name="ce1"/>
          <table:table-cell table:style-name="ce14"/>
          <table:table-cell table:number-columns-repeated="2" table:style-name="ce15"/>
          <table:table-cell office:value-type="float" office:value="0" table:formula="of:=SUM([.F9:.G9])" table:style-name="ce15">
            <text:p>0</text:p>
          </table:table-cell>
          <table:table-cell table:style-name="ce12"/>
          <table:table-cell office:value-type="float" office:value="0" table:formula="of:=[CxC_Telconet.#REF!]" table:style-name="ce15">
            <text:p>#REF!</text:p>
          </table:table-cell>
          <table:table-cell office:value-type="float" office:value="14355" table:style-name="ce15">
            <text:p>14.355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13">
            <text:p>Telconet Quito</text:p>
          </table:table-cell>
          <table:table-cell table:number-columns-repeated="2" table:style-name="ce1"/>
          <table:table-cell table:style-name="ce14"/>
          <table:table-cell table:number-columns-repeated="2" table:style-name="ce15"/>
          <table:table-cell office:value-type="float" office:value="0" table:formula="of:=SUM([.F10:.G10])" table:style-name="ce15">
            <text:p>0</text:p>
          </table:table-cell>
          <table:table-cell table:style-name="ce12"/>
          <table:table-cell office:value-type="float" office:value="3227.29" table:formula="of:=[CxC_Telconet_Quito.F1]" table:style-name="ce15">
            <text:p>3.227</text:p>
          </table:table-cell>
          <table:table-cell office:value-type="float" office:value="3227" table:style-name="ce15">
            <text:p>3.227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13">
            <text:p>TOTAL VENTAS DE SERVICIOS DE TELECOMUNICACIONES</text:p>
          </table:table-cell>
          <table:table-cell table:number-columns-repeated="3" table:style-name="ce1"/>
          <table:table-cell office:value-type="float" office:value="0" table:formula="of:=+[.F9]+[.F10]" table:style-name="ce16">
            <text:p>0</text:p>
          </table:table-cell>
          <table:table-cell office:value-type="float" office:value="0" table:formula="of:=+[.G9]+[.G10]" table:style-name="ce16">
            <text:p>0</text:p>
          </table:table-cell>
          <table:table-cell office:value-type="float" office:value="0" table:formula="of:=+[.H9]+[.H10]" table:style-name="ce16">
            <text:p>0</text:p>
          </table:table-cell>
          <table:table-cell table:style-name="ce1"/>
          <table:table-cell table:style-name="ce17"/>
          <table:table-cell office:value-type="float" office:value="17582" table:formula="of:=+[.K9]+[.K10]" table:style-name="ce16">
            <text:p>17.582</text:p>
          </table:table-cell>
          <table:table-cell table:number-columns-repeated="16373"/>
        </table:table-row>
        <table:table-row table:style-name="ro2">
          <table:table-cell table:style-name="ce1"/>
          <table:table-cell table:style-name="ce13"/>
          <table:table-cell table:number-columns-repeated="3" table:style-name="ce1"/>
          <table:table-cell table:number-columns-repeated="3" table:style-name="ce11"/>
          <table:table-cell table:style-name="ce1"/>
          <table:table-cell table:style-name="ce17"/>
          <table:table-cell table:style-name="ce11"/>
          <table:table-cell table:number-columns-repeated="16373"/>
        </table:table-row>
        <table:table-row table:style-name="ro2">
          <table:table-cell table:style-name="ce1"/>
          <table:table-cell office:value-type="string" table:style-name="ce13">
            <text:p>Servicios de mantenimiento de redes y soporte técnico</text:p>
          </table:table-cell>
          <table:table-cell table:number-columns-repeated="2" table:style-name="ce1"/>
          <table:table-cell table:style-name="ce14"/>
          <table:table-cell table:number-columns-repeated="2" table:style-name="ce15"/>
          <table:table-cell office:value-type="float" office:value="0" table:formula="of:=SUM([.F13:.G13])" table:style-name="ce15">
            <text:p>0</text:p>
          </table:table-cell>
          <table:table-cell table:style-name="ce12"/>
          <table:table-cell office:value-type="float" office:value="1630000" table:style-name="ce15">
            <text:p>1.630.000</text:p>
          </table:table-cell>
          <table:table-cell office:value-type="float" office:value="1630000" table:style-name="ce15">
            <text:p>1.630.000</text:p>
          </table:table-cell>
          <table:table-cell table:number-columns-repeated="16373"/>
        </table:table-row>
        <table:table-row table:style-name="ro2">
          <table:table-cell table:style-name="ce1"/>
          <table:table-cell table:style-name="ce13"/>
          <table:table-cell table:number-columns-repeated="2" table:style-name="ce1"/>
          <table:table-cell table:style-name="ce14"/>
          <table:table-cell table:style-name="ce1"/>
          <table:table-cell table:number-columns-repeated="2" table:style-name="ce15"/>
          <table:table-cell table:style-name="ce12"/>
          <table:table-cell table:number-columns-repeated="2" table:style-name="ce15"/>
          <table:table-cell table:number-columns-repeated="16373"/>
        </table:table-row>
        <table:table-row table:style-name="ro2">
          <table:table-cell table:style-name="ce1"/>
          <table:table-cell office:value-type="string" table:style-name="ce13">
            <text:p>Venta de servicios de telecomunicaciones a CajamarcaProtecting Services</text:p>
          </table:table-cell>
          <table:table-cell table:number-columns-repeated="2" table:style-name="ce1"/>
          <table:table-cell table:style-name="ce14"/>
          <table:table-cell office:value-type="float" office:value="0" table:formula="of:=[.#REF!]" table:style-name="ce15">
            <text:p>#REF!</text:p>
          </table:table-cell>
          <table:table-cell office:value-type="float" office:value="0" table:formula="of:=[.#REF!]-[.#REF!]" table:style-name="ce15">
            <text:p>#REF!</text:p>
          </table:table-cell>
          <table:table-cell office:value-type="float" office:value="0" table:formula="of:=SUM([.F15:.G15])" table:style-name="ce15">
            <text:p>#REF!</text:p>
          </table:table-cell>
          <table:table-cell table:style-name="ce12"/>
          <table:table-cell office:value-type="float" office:value="0" table:formula="of:=[.#REF!]" table:style-name="ce15">
            <text:p>#REF!</text:p>
          </table:table-cell>
          <table:table-cell office:value-type="float" office:value="1284" table:style-name="ce15">
            <text:p>1.284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18">
            <text:p>Subtotal</text:p>
          </table:table-cell>
          <table:table-cell table:number-columns-repeated="3" table:style-name="ce19"/>
          <table:table-cell office:value-type="float" office:value="0" table:formula="of:=SUM([.F9:.F15])" table:style-name="ce20">
            <text:p>#REF!</text:p>
          </table:table-cell>
          <table:table-cell office:value-type="float" office:value="0" table:formula="of:=SUM([.G9:.G15])" table:style-name="ce20">
            <text:p>#REF!</text:p>
          </table:table-cell>
          <table:table-cell office:value-type="float" office:value="0" table:formula="of:=SUM([.H9:.H15])" table:style-name="ce20">
            <text:p>#REF!</text:p>
          </table:table-cell>
          <table:table-cell table:style-name="ce12"/>
          <table:table-cell office:value-type="float" office:value="0" table:formula="of:=SUM([.J9:.J15])" table:style-name="ce20">
            <text:p>#REF!</text:p>
          </table:table-cell>
          <table:table-cell office:value-type="float" office:value="1666448" table:formula="of:=SUM([.K9:.K15])" table:style-name="ce20">
            <text:p>1.666.448</text:p>
          </table:table-cell>
          <table:table-cell table:number-columns-repeated="1637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number-columns-spanned="4" table:number-rows-spanned="2" table:style-name="ce37">
            <text:p>Saldos</text:p>
          </table:table-cell>
          <table:covered-table-cell table:number-columns-repeated="3"/>
          <table:table-cell table:number-columns-repeated="2" table:style-name="ce4"/>
          <table:table-cell office:value-type="string" table:style-name="ce5">
            <text:p>Total a</text:p>
          </table:table-cell>
          <table:table-cell table:style-name="ce1"/>
          <table:table-cell office:value-type="string" table:style-name="ce5">
            <text:p>Total a</text:p>
          </table:table-cell>
          <table:table-cell office:value-type="string" table:style-name="ce5">
            <text:p>Total a</text:p>
          </table:table-cell>
          <table:table-cell table:number-columns-repeated="16373"/>
        </table:table-row>
        <table:table-row table:style-name="ro2">
          <table:table-cell/>
          <table:covered-table-cell/>
          <table:covered-table-cell table:number-columns-repeated="3"/>
          <table:table-cell office:value-type="date" office:date-value="2020-10-01T00:00:00" table:style-name="ce6">
            <text:p>oct-20</text:p>
          </table:table-cell>
          <table:table-cell office:value-type="string" table:style-name="ce7">
            <text:p>Nov y dic-20</text:p>
          </table:table-cell>
          <table:table-cell office:value-type="date" office:date-value="2020-12-01T00:00:00" table:style-name="ce6">
            <text:p>dic-20</text:p>
          </table:table-cell>
          <table:table-cell table:style-name="ce1"/>
          <table:table-cell office:value-type="date" office:date-value="2019-12-01T00:00:00" table:style-name="ce6">
            <text:p>dic-19</text:p>
          </table:table-cell>
          <table:table-cell office:value-type="date" office:date-value="2020-12-01T00:00:00" table:style-name="ce6">
            <text:p>dic-20</text:p>
          </table:table-cell>
          <table:table-cell table:number-columns-repeated="16373"/>
        </table:table-row>
        <table:table-row table:style-name="ro2">
          <table:table-cell/>
          <table:table-cell table:style-name="ce8"/>
          <table:table-cell table:number-columns-repeated="2" table:style-name="ce9"/>
          <table:table-cell table:style-name="ce10"/>
          <table:table-cell table:number-columns-repeated="3" table:style-name="ce11"/>
          <table:table-cell table:style-name="ce12"/>
          <table:table-cell table:number-columns-repeated="2" table:style-name="ce11"/>
          <table:table-cell table:number-columns-repeated="16373"/>
        </table:table-row>
        <table:table-row table:style-name="ro2">
          <table:table-cell/>
          <table:table-cell office:value-type="string" table:style-name="ce13">
            <text:p>Telconet</text:p>
          </table:table-cell>
          <table:table-cell table:number-columns-repeated="2" table:style-name="ce1"/>
          <table:table-cell table:style-name="ce14"/>
          <table:table-cell office:value-type="float" office:value="244938.02" table:formula="of:=-[CxP_Telconet.F78]" table:style-name="ce15">
            <text:p>244.938</text:p>
          </table:table-cell>
          <table:table-cell office:value-type="float" office:value="0" table:formula="of:=[.#REF!]+[.#REF!]" table:style-name="ce15">
            <text:p>#REF!</text:p>
          </table:table-cell>
          <table:table-cell office:value-type="float" office:value="0" table:formula="of:=SUM([.F22:.G22])" table:style-name="ce15">
            <text:p>#REF!</text:p>
          </table:table-cell>
          <table:table-cell table:style-name="ce12"/>
          <table:table-cell office:value-type="float" office:value="381100.91" table:formula="of:=-[CxP_Telconet.F1]" table:style-name="ce15">
            <text:p>381.101</text:p>
          </table:table-cell>
          <table:table-cell office:value-type="float" office:value="381101" table:style-name="ce15">
            <text:p>381.101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3">
            <text:p>Otras cuentas por Pagar a Telconet</text:p>
          </table:table-cell>
          <table:table-cell table:number-columns-repeated="2" table:style-name="ce1"/>
          <table:table-cell table:style-name="ce14"/>
          <table:table-cell office:value-type="float" office:value="0" table:formula="of:=-[.#REF!]" table:style-name="ce15">
            <text:p>#REF!</text:p>
          </table:table-cell>
          <table:table-cell office:value-type="float" office:value="0" table:style-name="ce15">
            <text:p>0</text:p>
          </table:table-cell>
          <table:table-cell office:value-type="float" office:value="0" table:formula="of:=SUM([.F23:.G23])" table:style-name="ce15">
            <text:p>#REF!</text:p>
          </table:table-cell>
          <table:table-cell table:style-name="ce12"/>
          <table:table-cell office:value-type="float" office:value="0" table:formula="of:=-[.#REF!]" table:style-name="ce15">
            <text:p>#REF!</text:p>
          </table:table-cell>
          <table:table-cell office:value-type="float" office:value="658889" table:style-name="ce15">
            <text:p>658.889</text:p>
          </table:table-cell>
          <table:table-cell table:number-columns-repeated="16373"/>
        </table:table-row>
        <table:table-row table:style-name="ro2">
          <table:table-cell/>
          <table:table-cell table:style-name="ce13"/>
          <table:table-cell table:number-columns-repeated="2" table:style-name="ce1"/>
          <table:table-cell table:style-name="ce14"/>
          <table:table-cell table:number-columns-repeated="3" table:style-name="ce15"/>
          <table:table-cell table:style-name="ce12"/>
          <table:table-cell table:number-columns-repeated="2" table:style-name="ce15"/>
          <table:table-cell table:number-columns-repeated="16373"/>
        </table:table-row>
        <table:table-row table:style-name="ro2">
          <table:table-cell/>
          <table:table-cell office:value-type="string" table:style-name="ce18">
            <text:p>Subtotal</text:p>
          </table:table-cell>
          <table:table-cell table:number-columns-repeated="3" table:style-name="ce19"/>
          <table:table-cell office:value-type="float" office:value="0" table:formula="of:=SUM([.F22:.F24])" table:style-name="ce20">
            <text:p>#REF!</text:p>
          </table:table-cell>
          <table:table-cell office:value-type="float" office:value="0" table:formula="of:=SUM([.G22:.G24])" table:style-name="ce20">
            <text:p>#REF!</text:p>
          </table:table-cell>
          <table:table-cell office:value-type="float" office:value="0" table:formula="of:=SUM([.H22:.H24])" table:style-name="ce20">
            <text:p>#REF!</text:p>
          </table:table-cell>
          <table:table-cell table:style-name="ce12"/>
          <table:table-cell office:value-type="float" office:value="0" table:formula="of:=SUM([.J22:.J24])" table:style-name="ce20">
            <text:p>#REF!</text:p>
          </table:table-cell>
          <table:table-cell office:value-type="float" office:value="1039990" table:formula="of:=SUM([.K22:.K24])" table:style-name="ce20">
            <text:p>1.039.990</text:p>
          </table:table-cell>
          <table:table-cell table:number-columns-repeated="16373"/>
        </table:table-row>
        <table:table-row table:number-rows-repeated="1048551" table:style-name="ro2">
          <table:table-cell table:number-columns-repeated="16384"/>
        </table:table-row>
      </table:table>
      <table:table table:name="CxC_Telconet" table:style-name="ta2"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number-columns-repeated="51" table:default-cell-style-name="ce21"/>
        <table:table-column table:style-name="co13" table:number-columns-repeated="959" table:default-cell-style-name="ce1"/>
        <table:table-column table:style-name="co4" table:number-columns-repeated="15371" table:default-cell-style-name="ce1"/>
        <table:table-row table:style-name="ro2">
          <table:table-cell table:number-columns-repeated="2" table:style-name="ce21"/>
          <table:table-cell office:value-type="string" table:style-name="ce21">
            <text:p>Ventas de consumo telefónico</text:p>
          </table:table-cell>
          <table:table-cell table:number-columns-repeated="51" table:style-name="ce21"/>
          <table:table-cell table:number-columns-repeated="16330"/>
        </table:table-row>
        <table:table-row table:style-name="ro2">
          <table:table-cell table:number-columns-repeated="2" table:style-name="ce21"/>
          <table:table-cell office:value-type="string" table:style-name="ce21">
            <text:p>Soporte técnico</text:p>
          </table:table-cell>
          <table:table-cell table:number-columns-repeated="51" table:style-name="ce21"/>
          <table:table-cell table:number-columns-repeated="16330"/>
        </table:table-row>
        <table:table-row table:style-name="ro2">
          <table:table-cell table:number-columns-repeated="2" table:style-name="ce21"/>
          <table:table-cell office:value-type="string" table:style-name="ce21">
            <text:p>TOTAL (enero a octubre)</text:p>
          </table:table-cell>
          <table:table-cell table:number-columns-repeated="51" table:style-name="ce21"/>
          <table:table-cell table:number-columns-repeated="1633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0">
            <text:p>Auxiliar</text:p>
          </table:table-cell>
          <table:table-cell office:value-type="string" table:style-name="ce31">
            <text:p>CL <text:s text:c="2"/>TEL001 <text:s text:c="2"/>TELCONET S.A.</text:p>
          </table:table-cell>
          <table:table-cell table:number-columns-repeated="2" table:style-name="ce1"/>
          <table:table-cell office:value-type="string" table:style-name="ce32">
            <text:p>Saldo Inicial</text:p>
          </table:table-cell>
          <table:table-cell office:value-type="float" office:value="834344.55" table:style-name="ce33">
            <text:p>834.344,55<text:s/></text:p>
          </table:table-cell>
          <table:table-cell table:number-columns-repeated="16378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date" office:date-value="2021-01-01T00:00:00" table:style-name="ce34">
            <text:p>01-ene-21</text:p>
          </table:table-cell>
          <table:table-cell office:value-type="string" table:style-name="ce31">
            <text:p>FA-350923</text:p>
          </table:table-cell>
          <table:table-cell office:value-type="string" table:style-name="ce35">
            <text:p>Registro.- Contabilización de factura # 350923 del 0991327371001-TELCONET <text:s/>S.A. por <text:s/>consumo telefónico</text:p>
          </table:table-cell>
          <table:table-cell office:value-type="float" office:value="3.64" table:style-name="ce33">
            <text:p>3,64<text:s/></text:p>
          </table:table-cell>
          <table:table-cell table:style-name="ce1"/>
          <table:table-cell office:value-type="float" office:value="834348.19" table:style-name="ce33">
            <text:p>834.348,19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1-01T00:00:00" table:style-name="ce34">
            <text:p>01-ene-21</text:p>
          </table:table-cell>
          <table:table-cell office:value-type="string" table:style-name="ce31">
            <text:p>FA-350929</text:p>
          </table:table-cell>
          <table:table-cell office:value-type="string" table:style-name="ce35">
            <text:p>Registro.- Contabilización de factura # 350929 del 0991327371001-TELCONET <text:s/>S.A. por <text:s/>consumo telefónico</text:p>
          </table:table-cell>
          <table:table-cell office:value-type="float" office:value="1.94" table:style-name="ce33">
            <text:p>1,94<text:s/></text:p>
          </table:table-cell>
          <table:table-cell table:style-name="ce1"/>
          <table:table-cell office:value-type="float" office:value="834350.13" table:style-name="ce33">
            <text:p>834.350,13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1-01T00:00:00" table:style-name="ce34">
            <text:p>01-ene-21</text:p>
          </table:table-cell>
          <table:table-cell office:value-type="string" table:style-name="ce31">
            <text:p>FA-350930</text:p>
          </table:table-cell>
          <table:table-cell office:value-type="string" table:style-name="ce35">
            <text:p>Registro.- Contabilización de factura # 350930 del 0991327371001-TELCONET <text:s/>S.A. por <text:s/>consumo telefónico</text:p>
          </table:table-cell>
          <table:table-cell office:value-type="float" office:value="3.9" table:style-name="ce33">
            <text:p>3,90<text:s/></text:p>
          </table:table-cell>
          <table:table-cell table:style-name="ce1"/>
          <table:table-cell office:value-type="float" office:value="834354.03" table:style-name="ce33">
            <text:p>834.354,03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1-01T00:00:00" table:style-name="ce34">
            <text:p>01-ene-21</text:p>
          </table:table-cell>
          <table:table-cell office:value-type="string" table:style-name="ce31">
            <text:p>FA-351036</text:p>
          </table:table-cell>
          <table:table-cell office:value-type="string" table:style-name="ce35">
            <text:p>Registro.- Contabilización de factura # 351036 del 0991327371001-TELCONET <text:s/>S.A. Por: Factura <text:s/>Rev. del <text:s/>21/11/2020 AL 20/12/2020</text:p>
          </table:table-cell>
          <table:table-cell office:value-type="float" office:value="12928.51" table:style-name="ce33">
            <text:p>12.928,51<text:s/></text:p>
          </table:table-cell>
          <table:table-cell table:style-name="ce1"/>
          <table:table-cell office:value-type="float" office:value="847282.54" table:style-name="ce33">
            <text:p>847.282,54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1-01T00:00:00" table:style-name="ce34">
            <text:p>01-ene-21</text:p>
          </table:table-cell>
          <table:table-cell office:value-type="string" table:style-name="ce31">
            <text:p>FA-351037</text:p>
          </table:table-cell>
          <table:table-cell office:value-type="string" table:style-name="ce35">
            <text:p>Registro.- Contabilización de factura # 351037 del 0991327371001-TELCONET <text:s/>S.A. Por: FACTURA POR SOPORTE TÉCNICO</text:p>
          </table:table-cell>
          <table:table-cell office:value-type="float" office:value="8000" table:style-name="ce33">
            <text:p>8.000,00<text:s/></text:p>
          </table:table-cell>
          <table:table-cell table:style-name="ce1"/>
          <table:table-cell office:value-type="float" office:value="855282.54" table:style-name="ce33">
            <text:p>855.282,54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1-13T00:00:00" table:style-name="ce34">
            <text:p>13-ene-21</text:p>
          </table:table-cell>
          <table:table-cell office:value-type="string" table:style-name="ce31">
            <text:p>DR-73</text:p>
          </table:table-cell>
          <table:table-cell office:value-type="string" table:style-name="ce35">
            <text:p>Fact#: 351037 Rec#: 6605 TELCONET <text:s/>S.A.</text:p>
          </table:table-cell>
          <table:table-cell table:style-name="ce1"/>
          <table:table-cell office:value-type="float" office:value="796.43" table:style-name="ce36">
            <text:p>-796,43</text:p>
          </table:table-cell>
          <table:table-cell office:value-type="float" office:value="854486.11" table:style-name="ce33">
            <text:p>854.486,11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1-14T00:00:00" table:style-name="ce34">
            <text:p>14-ene-21</text:p>
          </table:table-cell>
          <table:table-cell office:value-type="string" table:style-name="ce31">
            <text:p>IC-1156</text:p>
          </table:table-cell>
          <table:table-cell office:value-type="string" table:style-name="ce35">
            <text:p>Fact#: 351037 Rec#: 10469 TELCONET <text:s/>S.A.</text:p>
          </table:table-cell>
          <table:table-cell table:style-name="ce1"/>
          <table:table-cell office:value-type="float" office:value="7203.57" table:style-name="ce36">
            <text:p>-7.203,57</text:p>
          </table:table-cell>
          <table:table-cell office:value-type="float" office:value="847282.54" table:style-name="ce33">
            <text:p>847.282,54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1-21T00:00:00" table:style-name="ce34">
            <text:p>21-ene-21</text:p>
          </table:table-cell>
          <table:table-cell office:value-type="string" table:style-name="ce31">
            <text:p>DR-246</text:p>
          </table:table-cell>
          <table:table-cell office:value-type="string" table:style-name="ce35">
            <text:p>Fact#: 350923 Rec#: 6638 TELCONET <text:s/>S.A.</text:p>
          </table:table-cell>
          <table:table-cell table:style-name="ce1"/>
          <table:table-cell office:value-type="float" office:value="0.35" table:style-name="ce36">
            <text:p>-0,35</text:p>
          </table:table-cell>
          <table:table-cell office:value-type="float" office:value="847282.19" table:style-name="ce33">
            <text:p>847.282,19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1-21T00:00:00" table:style-name="ce34">
            <text:p>21-ene-21</text:p>
          </table:table-cell>
          <table:table-cell office:value-type="string" table:style-name="ce31">
            <text:p>DR-247</text:p>
          </table:table-cell>
          <table:table-cell office:value-type="string" table:style-name="ce35">
            <text:p>Fact#: 351036 Rec#: 6639 TELCONET <text:s/>S.A.</text:p>
          </table:table-cell>
          <table:table-cell table:style-name="ce1"/>
          <table:table-cell office:value-type="float" office:value="1245.68" table:style-name="ce36">
            <text:p>-1.245,68</text:p>
          </table:table-cell>
          <table:table-cell office:value-type="float" office:value="846036.51" table:style-name="ce33">
            <text:p>846.036,51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1-21T00:00:00" table:style-name="ce34">
            <text:p>21-ene-21</text:p>
          </table:table-cell>
          <table:table-cell office:value-type="string" table:style-name="ce31">
            <text:p>DR-249</text:p>
          </table:table-cell>
          <table:table-cell office:value-type="string" table:style-name="ce35">
            <text:p>Fact#: 350929-350930-3584 Rec#: 6641 TELCONET <text:s/>S.A.</text:p>
          </table:table-cell>
          <table:table-cell table:style-name="ce1"/>
          <table:table-cell office:value-type="float" office:value="9130.9699999999993" table:style-name="ce36">
            <text:p>-9.130,97</text:p>
          </table:table-cell>
          <table:table-cell office:value-type="float" office:value="846035.95" table:style-name="ce33">
            <text:p>846.035,95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1-25T00:00:00" table:style-name="ce34">
            <text:p>25-ene-21</text:p>
          </table:table-cell>
          <table:table-cell office:value-type="string" table:style-name="ce31">
            <text:p>IC-1162</text:p>
          </table:table-cell>
          <table:table-cell office:value-type="string" table:style-name="ce35">
            <text:p>Fact#: 350923-350929-350930-351036-3584 Rec#: 10473 TELCONET <text:s/>S.A.</text:p>
          </table:table-cell>
          <table:table-cell table:style-name="ce1"/>
          <table:table-cell office:value-type="float" office:value="11691.4" table:style-name="ce36">
            <text:p>-11.691,40</text:p>
          </table:table-cell>
          <table:table-cell office:value-type="float" office:value="834344.55" table:style-name="ce33">
            <text:p>834.344,55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2-01T00:00:00" table:style-name="ce34">
            <text:p>01-feb-21</text:p>
          </table:table-cell>
          <table:table-cell office:value-type="string" table:style-name="ce31">
            <text:p>FA-353031</text:p>
          </table:table-cell>
          <table:table-cell office:value-type="string" table:style-name="ce35">
            <text:p>Registro.- Contabilización de factura # 353031 del 0991327371001-TELCONET <text:s/>S.A. por <text:s/>consumo telefónico</text:p>
          </table:table-cell>
          <table:table-cell office:value-type="float" office:value="9130.9699999999993" table:style-name="ce33">
            <text:p>9.130,97<text:s/></text:p>
          </table:table-cell>
          <table:table-cell table:style-name="ce1"/>
          <table:table-cell office:value-type="float" office:value="843475.52" table:style-name="ce33">
            <text:p>843.475,52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2-01T00:00:00" table:style-name="ce34">
            <text:p>01-feb-21</text:p>
          </table:table-cell>
          <table:table-cell office:value-type="string" table:style-name="ce31">
            <text:p>FA-353249</text:p>
          </table:table-cell>
          <table:table-cell office:value-type="string" table:style-name="ce35">
            <text:p>Registro.- Contabilización de factura # 353249 del 0991327371001-TELCONET <text:s/>S.A. por <text:s/>consumo telefónico</text:p>
          </table:table-cell>
          <table:table-cell office:value-type="float" office:value="4.01" table:style-name="ce33">
            <text:p>4,01<text:s/></text:p>
          </table:table-cell>
          <table:table-cell table:style-name="ce1"/>
          <table:table-cell office:value-type="float" office:value="843479.53" table:style-name="ce33">
            <text:p>843.479,53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2-01T00:00:00" table:style-name="ce34">
            <text:p>01-feb-21</text:p>
          </table:table-cell>
          <table:table-cell office:value-type="string" table:style-name="ce31">
            <text:p>FA-353257</text:p>
          </table:table-cell>
          <table:table-cell office:value-type="string" table:style-name="ce35">
            <text:p>Registro.- Contabilización de factura # 353257 del 0991327371001-TELCONET <text:s/>S.A. por <text:s/>consumo telefónico</text:p>
          </table:table-cell>
          <table:table-cell office:value-type="float" office:value="1.94" table:style-name="ce33">
            <text:p>1,94<text:s/></text:p>
          </table:table-cell>
          <table:table-cell table:style-name="ce1"/>
          <table:table-cell office:value-type="float" office:value="843481.47" table:style-name="ce33">
            <text:p>843.481,47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2-01T00:00:00" table:style-name="ce34">
            <text:p>01-feb-21</text:p>
          </table:table-cell>
          <table:table-cell office:value-type="string" table:style-name="ce31">
            <text:p>FA-353258</text:p>
          </table:table-cell>
          <table:table-cell office:value-type="string" table:style-name="ce35">
            <text:p>Registro.- Contabilización de factura # 353258 del 0991327371001-TELCONET <text:s/>S.A. por <text:s/>consumo telefónico</text:p>
          </table:table-cell>
          <table:table-cell office:value-type="float" office:value="3.94" table:style-name="ce33">
            <text:p>3,94<text:s/></text:p>
          </table:table-cell>
          <table:table-cell table:style-name="ce1"/>
          <table:table-cell office:value-type="float" office:value="843485.41" table:style-name="ce33">
            <text:p>843.485,41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2-02T00:00:00" table:style-name="ce34">
            <text:p>02-feb-21</text:p>
          </table:table-cell>
          <table:table-cell office:value-type="string" table:style-name="ce31">
            <text:p>FA-353361</text:p>
          </table:table-cell>
          <table:table-cell office:value-type="string" table:style-name="ce35">
            <text:p>Registro.- Contabilización de factura # 353361 del 0991327371001-TELCONET <text:s/>S.A. Por: FACTURA POR CONSUMO Y SERVICIOS</text:p>
          </table:table-cell>
          <table:table-cell office:value-type="float" office:value="11312.82" table:style-name="ce33">
            <text:p>11.312,82<text:s/></text:p>
          </table:table-cell>
          <table:table-cell table:style-name="ce1"/>
          <table:table-cell office:value-type="float" office:value="854798.23" table:style-name="ce33">
            <text:p>854.798,23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2-02T00:00:00" table:style-name="ce34">
            <text:p>02-feb-21</text:p>
          </table:table-cell>
          <table:table-cell office:value-type="string" table:style-name="ce31">
            <text:p>FA-353362</text:p>
          </table:table-cell>
          <table:table-cell office:value-type="string" table:style-name="ce35">
            <text:p>Registro.- Contabilización de factura # 353362 del 0991327371001-TELCONET <text:s/>S.A. Por: Factura <text:s/>Rev. del <text:s/>21/12/2020 AL 20/01/2021</text:p>
          </table:table-cell>
          <table:table-cell office:value-type="float" office:value="12433.32" table:style-name="ce33">
            <text:p>12.433,32<text:s/></text:p>
          </table:table-cell>
          <table:table-cell table:style-name="ce1"/>
          <table:table-cell office:value-type="float" office:value="867231.55" table:style-name="ce33">
            <text:p>867.231,55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2-02T00:00:00" table:style-name="ce34">
            <text:p>02-feb-21</text:p>
          </table:table-cell>
          <table:table-cell office:value-type="string" table:style-name="ce31">
            <text:p>FA-353363</text:p>
          </table:table-cell>
          <table:table-cell office:value-type="string" table:style-name="ce35">
            <text:p>Registro.- Contabilización de factura # 353363 del 0991327371001-TELCONET <text:s/>S.A. Por: FACTURA POR SOPORTE TÉCNICO</text:p>
          </table:table-cell>
          <table:table-cell office:value-type="float" office:value="8000" table:style-name="ce33">
            <text:p>8.000,00<text:s/></text:p>
          </table:table-cell>
          <table:table-cell table:style-name="ce1"/>
          <table:table-cell office:value-type="float" office:value="875231.55" table:style-name="ce33">
            <text:p>875.231,55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2-05T00:00:00" table:style-name="ce34">
            <text:p>05-feb-21</text:p>
          </table:table-cell>
          <table:table-cell office:value-type="string" table:style-name="ce31">
            <text:p>DR-314</text:p>
          </table:table-cell>
          <table:table-cell office:value-type="string" table:style-name="ce35">
            <text:p>Fact#: 353361 Rec#: 6682 TELCONET <text:s/>S.A.</text:p>
          </table:table-cell>
          <table:table-cell table:style-name="ce1"/>
          <table:table-cell office:value-type="float" office:value="1090" table:style-name="ce36">
            <text:p>-1.090,00</text:p>
          </table:table-cell>
          <table:table-cell office:value-type="float" office:value="874141.55" table:style-name="ce33">
            <text:p>874.141,55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2-19T00:00:00" table:style-name="ce34">
            <text:p>19-feb-21</text:p>
          </table:table-cell>
          <table:table-cell office:value-type="string" table:style-name="ce31">
            <text:p>DR-510</text:p>
          </table:table-cell>
          <table:table-cell office:value-type="string" table:style-name="ce35">
            <text:p>Fact#: 353031 Rec#: 6725 TELCONET <text:s/>S.A.</text:p>
          </table:table-cell>
          <table:table-cell table:style-name="ce1"/>
          <table:table-cell office:value-type="float" office:value="879.77" table:style-name="ce36">
            <text:p>-879,77</text:p>
          </table:table-cell>
          <table:table-cell office:value-type="float" office:value="873261.78" table:style-name="ce33">
            <text:p>873.261,78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2-19T00:00:00" table:style-name="ce34">
            <text:p>19-feb-21</text:p>
          </table:table-cell>
          <table:table-cell office:value-type="string" table:style-name="ce31">
            <text:p>DR-511</text:p>
          </table:table-cell>
          <table:table-cell office:value-type="string" table:style-name="ce35">
            <text:p>Fact#: 353258 Rec#: 6726 TELCONET <text:s/>S.A.</text:p>
          </table:table-cell>
          <table:table-cell table:style-name="ce1"/>
          <table:table-cell office:value-type="float" office:value="0.37" table:style-name="ce36">
            <text:p>-0,37</text:p>
          </table:table-cell>
          <table:table-cell office:value-type="float" office:value="873261.41" table:style-name="ce33">
            <text:p>873.261,41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2-19T00:00:00" table:style-name="ce34">
            <text:p>19-feb-21</text:p>
          </table:table-cell>
          <table:table-cell office:value-type="string" table:style-name="ce31">
            <text:p>DR-512</text:p>
          </table:table-cell>
          <table:table-cell office:value-type="string" table:style-name="ce35">
            <text:p>Fact#: 353363 Rec#: 6727 TELCONET <text:s/>S.A.</text:p>
          </table:table-cell>
          <table:table-cell table:style-name="ce1"/>
          <table:table-cell office:value-type="float" office:value="796.43" table:style-name="ce36">
            <text:p>-796,43</text:p>
          </table:table-cell>
          <table:table-cell office:value-type="float" office:value="872464.98" table:style-name="ce33">
            <text:p>872.464,98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2-19T00:00:00" table:style-name="ce34">
            <text:p>19-feb-21</text:p>
          </table:table-cell>
          <table:table-cell office:value-type="string" table:style-name="ce31">
            <text:p>DR-514</text:p>
          </table:table-cell>
          <table:table-cell office:value-type="string" table:style-name="ce35">
            <text:p>Fact#: 353257 Rec#: 6729 TELCONET <text:s/>S.A.</text:p>
          </table:table-cell>
          <table:table-cell table:style-name="ce1"/>
          <table:table-cell office:value-type="float" office:value="0.19" table:style-name="ce36">
            <text:p>-0,19</text:p>
          </table:table-cell>
          <table:table-cell office:value-type="float" office:value="872464.79" table:style-name="ce33">
            <text:p>872.464,79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2-19T00:00:00" table:style-name="ce34">
            <text:p>19-feb-21</text:p>
          </table:table-cell>
          <table:table-cell office:value-type="string" table:style-name="ce31">
            <text:p>DR-515</text:p>
          </table:table-cell>
          <table:table-cell office:value-type="string" table:style-name="ce35">
            <text:p>Fact#: 353362 Rec#: 6730 TELCONET <text:s/>S.A.</text:p>
          </table:table-cell>
          <table:table-cell table:style-name="ce1"/>
          <table:table-cell office:value-type="float" office:value="1197.96" table:style-name="ce36">
            <text:p>-1.197,96</text:p>
          </table:table-cell>
          <table:table-cell office:value-type="float" office:value="871266.83" table:style-name="ce33">
            <text:p>871.266,83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2-22T00:00:00" table:style-name="ce34">
            <text:p>22-feb-21</text:p>
          </table:table-cell>
          <table:table-cell office:value-type="string" table:style-name="ce31">
            <text:p>DR-534</text:p>
          </table:table-cell>
          <table:table-cell office:value-type="string" table:style-name="ce35">
            <text:p>Fact#: 353249 Rec#: 6734 TELCONET <text:s/>S.A.</text:p>
          </table:table-cell>
          <table:table-cell table:style-name="ce1"/>
          <table:table-cell office:value-type="float" office:value="0.39" table:style-name="ce36">
            <text:p>-0,39</text:p>
          </table:table-cell>
          <table:table-cell office:value-type="float" office:value="871266.44" table:style-name="ce33">
            <text:p>871.266,44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2-24T00:00:00" table:style-name="ce34">
            <text:p>24-feb-21</text:p>
          </table:table-cell>
          <table:table-cell office:value-type="string" table:style-name="ce31">
            <text:p>IC-2540</text:p>
          </table:table-cell>
          <table:table-cell office:value-type="string" table:style-name="ce35">
            <text:p>Fact#: 353363 Rec#: 10616 TELCONET <text:s/>S.A.</text:p>
          </table:table-cell>
          <table:table-cell table:style-name="ce1"/>
          <table:table-cell office:value-type="float" office:value="7203.57" table:style-name="ce36">
            <text:p>-7.203,57</text:p>
          </table:table-cell>
          <table:table-cell office:value-type="float" office:value="864062.87" table:style-name="ce33">
            <text:p>864.062,87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3-01T00:00:00" table:style-name="ce34">
            <text:p>01-mar-21</text:p>
          </table:table-cell>
          <table:table-cell office:value-type="string" table:style-name="ce31">
            <text:p>FA-355379</text:p>
          </table:table-cell>
          <table:table-cell office:value-type="string" table:style-name="ce35">
            <text:p>Registro.- Contabilización de factura # 355379 del 0991327371001-TELCONET <text:s/>S.A. Por: FACTURA POR SOPORTE TÉCNICO</text:p>
          </table:table-cell>
          <table:table-cell office:value-type="float" office:value="8000" table:style-name="ce33">
            <text:p>8.000,00<text:s/></text:p>
          </table:table-cell>
          <table:table-cell table:style-name="ce1"/>
          <table:table-cell office:value-type="float" office:value="872062.87" table:style-name="ce33">
            <text:p>872.062,87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3-01T00:00:00" table:style-name="ce34">
            <text:p>01-mar-21</text:p>
          </table:table-cell>
          <table:table-cell office:value-type="string" table:style-name="ce31">
            <text:p>FA-355676</text:p>
          </table:table-cell>
          <table:table-cell office:value-type="string" table:style-name="ce35">
            <text:p>Registro.- Contabilización de factura # 355676 del 0991327371001-TELCONET <text:s/>S.A. por <text:s/>consumo telefónico</text:p>
          </table:table-cell>
          <table:table-cell office:value-type="float" office:value="3.64" table:style-name="ce33">
            <text:p>3,64<text:s/></text:p>
          </table:table-cell>
          <table:table-cell table:style-name="ce1"/>
          <table:table-cell office:value-type="float" office:value="872066.51" table:style-name="ce33">
            <text:p>872.066,51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3-01T00:00:00" table:style-name="ce34">
            <text:p>01-mar-21</text:p>
          </table:table-cell>
          <table:table-cell office:value-type="string" table:style-name="ce31">
            <text:p>FA-355684</text:p>
          </table:table-cell>
          <table:table-cell office:value-type="string" table:style-name="ce35">
            <text:p>Registro.- Contabilización de factura # 355684 del 0991327371001-TELCONET <text:s/>S.A. por <text:s/>consumo telefónico</text:p>
          </table:table-cell>
          <table:table-cell office:value-type="float" office:value="1.94" table:style-name="ce33">
            <text:p>1,94<text:s/></text:p>
          </table:table-cell>
          <table:table-cell table:style-name="ce1"/>
          <table:table-cell office:value-type="float" office:value="872068.45" table:style-name="ce33">
            <text:p>872.068,45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3-01T00:00:00" table:style-name="ce34">
            <text:p>01-mar-21</text:p>
          </table:table-cell>
          <table:table-cell office:value-type="string" table:style-name="ce31">
            <text:p>FA-355685</text:p>
          </table:table-cell>
          <table:table-cell office:value-type="string" table:style-name="ce35">
            <text:p>Registro.- Contabilización de factura # 355685 del 0991327371001-TELCONET <text:s/>S.A. por <text:s/>consumo telefónico</text:p>
          </table:table-cell>
          <table:table-cell office:value-type="float" office:value="3.88" table:style-name="ce33">
            <text:p>3,88<text:s/></text:p>
          </table:table-cell>
          <table:table-cell table:style-name="ce1"/>
          <table:table-cell office:value-type="float" office:value="872072.33" table:style-name="ce33">
            <text:p>872.072,33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3-01T00:00:00" table:style-name="ce34">
            <text:p>01-mar-21</text:p>
          </table:table-cell>
          <table:table-cell office:value-type="string" table:style-name="ce31">
            <text:p>IC-3672</text:p>
          </table:table-cell>
          <table:table-cell office:value-type="string" table:style-name="ce35">
            <text:p>Fact#: 353031-353249-353257-353258-353362-3778 Rec#: 10643 TELCONET <text:s/>S.A.</text:p>
          </table:table-cell>
          <table:table-cell table:style-name="ce1"/>
          <table:table-cell office:value-type="float" office:value="19495.5" table:style-name="ce36">
            <text:p>-19.495,50</text:p>
          </table:table-cell>
          <table:table-cell office:value-type="float" office:value="852576.83" table:style-name="ce33">
            <text:p>852.576,83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3-02T00:00:00" table:style-name="ce34">
            <text:p>02-mar-21</text:p>
          </table:table-cell>
          <table:table-cell office:value-type="string" table:style-name="ce31">
            <text:p>FA-355804</text:p>
          </table:table-cell>
          <table:table-cell office:value-type="string" table:style-name="ce35">
            <text:p>Registro.- Contabilización de factura # 355804 del 0991327371001-TELCONET <text:s/>S.A. Por: Factura <text:s/>Rev. del <text:s/>21/01/2020 AL 20/02/2021</text:p>
          </table:table-cell>
          <table:table-cell office:value-type="float" office:value="12603.96" table:style-name="ce33">
            <text:p>12.603,96<text:s/></text:p>
          </table:table-cell>
          <table:table-cell table:style-name="ce1"/>
          <table:table-cell office:value-type="float" office:value="865180.79" table:style-name="ce33">
            <text:p>865.180,79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3-12T00:00:00" table:style-name="ce34">
            <text:p>12-mar-21</text:p>
          </table:table-cell>
          <table:table-cell office:value-type="string" table:style-name="ce31">
            <text:p>DR-874</text:p>
          </table:table-cell>
          <table:table-cell office:value-type="string" table:style-name="ce35">
            <text:p>Fact#: 355379 Rec#: 6846 TELCONET <text:s/>S.A.</text:p>
          </table:table-cell>
          <table:table-cell table:style-name="ce1"/>
          <table:table-cell office:value-type="float" office:value="796.43" table:style-name="ce36">
            <text:p>-796,43</text:p>
          </table:table-cell>
          <table:table-cell office:value-type="float" office:value="864384.36" table:style-name="ce33">
            <text:p>864.384,36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3-16T00:00:00" table:style-name="ce34">
            <text:p>16-mar-21</text:p>
          </table:table-cell>
          <table:table-cell office:value-type="string" table:style-name="ce31">
            <text:p>IC-3812</text:p>
          </table:table-cell>
          <table:table-cell office:value-type="string" table:style-name="ce35">
            <text:p>Fact#: 355379 Rec#: 10756 TELCONET <text:s/>S.A.</text:p>
          </table:table-cell>
          <table:table-cell table:style-name="ce1"/>
          <table:table-cell office:value-type="float" office:value="7203.57" table:style-name="ce36">
            <text:p>-7.203,57</text:p>
          </table:table-cell>
          <table:table-cell office:value-type="float" office:value="857180.79" table:style-name="ce33">
            <text:p>857.180,79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3-23T00:00:00" table:style-name="ce34">
            <text:p>23-mar-21</text:p>
          </table:table-cell>
          <table:table-cell office:value-type="string" table:style-name="ce31">
            <text:p>DR-896</text:p>
          </table:table-cell>
          <table:table-cell office:value-type="string" table:style-name="ce35">
            <text:p>Fact#: 355676 Rec#: 6860 TELCONET <text:s/>S.A.</text:p>
          </table:table-cell>
          <table:table-cell table:style-name="ce1"/>
          <table:table-cell office:value-type="float" office:value="0.35" table:style-name="ce36">
            <text:p>-0,35</text:p>
          </table:table-cell>
          <table:table-cell office:value-type="float" office:value="857180.44" table:style-name="ce33">
            <text:p>857.180,44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3-23T00:00:00" table:style-name="ce34">
            <text:p>23-mar-21</text:p>
          </table:table-cell>
          <table:table-cell office:value-type="string" table:style-name="ce31">
            <text:p>DR-897</text:p>
          </table:table-cell>
          <table:table-cell office:value-type="string" table:style-name="ce35">
            <text:p>Fact#: 355804 Rec#: 6861 TELCONET <text:s/>S.A.</text:p>
          </table:table-cell>
          <table:table-cell table:style-name="ce1"/>
          <table:table-cell table:style-name="ce36"/>
          <table:table-cell table:number-columns-repeated="16379" table:style-name="ce1"/>
        </table:table-row>
        <table:table-row table:style-name="ro2">
          <table:table-cell office:value-type="date" office:date-value="2021-03-23T00:00:00" table:style-name="ce34">
            <text:p>23-mar-21</text:p>
          </table:table-cell>
          <table:table-cell office:value-type="string" table:style-name="ce31">
            <text:p>DR-898</text:p>
          </table:table-cell>
          <table:table-cell office:value-type="string" table:style-name="ce35">
            <text:p>Fact#: 355684 Rec#: 6862 TELCONET <text:s/>S.A.</text:p>
          </table:table-cell>
          <table:table-cell table:style-name="ce1"/>
          <table:table-cell office:value-type="float" office:value="0.19" table:style-name="ce36">
            <text:p>-0,19</text:p>
          </table:table-cell>
          <table:table-cell office:value-type="float" office:value="855965.85" table:style-name="ce33">
            <text:p>855.965,85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3-23T00:00:00" table:style-name="ce34">
            <text:p>23-mar-21</text:p>
          </table:table-cell>
          <table:table-cell office:value-type="string" table:style-name="ce31">
            <text:p>DR-899</text:p>
          </table:table-cell>
          <table:table-cell office:value-type="string" table:style-name="ce35">
            <text:p>Fact#: 355685 Rec#: 6863 TELCONET <text:s/>S.A.</text:p>
          </table:table-cell>
          <table:table-cell table:style-name="ce1"/>
          <table:table-cell office:value-type="float" office:value="0.37" table:style-name="ce36">
            <text:p>-0,37</text:p>
          </table:table-cell>
          <table:table-cell office:value-type="float" office:value="855965.48" table:style-name="ce33">
            <text:p>855.965,48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3-24T00:00:00" table:style-name="ce34">
            <text:p>24-mar-21</text:p>
          </table:table-cell>
          <table:table-cell office:value-type="string" table:style-name="ce31">
            <text:p>FA-357842</text:p>
          </table:table-cell>
          <table:table-cell office:value-type="string" table:style-name="ce35">
            <text:p>Registro.- Contabilización de factura # 357842 del 0991327371001-TELCONET <text:s/>S.A. Por: Factura consumo y servicio</text:p>
          </table:table-cell>
          <table:table-cell office:value-type="float" office:value="17743.240000000002" table:style-name="ce33">
            <text:p>17.743,24<text:s/></text:p>
          </table:table-cell>
          <table:table-cell table:style-name="ce1"/>
          <table:table-cell office:value-type="float" office:value="873708.72" table:style-name="ce33">
            <text:p>873.708,72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3-24T00:00:00" table:style-name="ce34">
            <text:p>24-mar-21</text:p>
          </table:table-cell>
          <table:table-cell office:value-type="string" table:style-name="ce31">
            <text:p>IC-4042</text:p>
          </table:table-cell>
          <table:table-cell office:value-type="string" table:style-name="ce35">
            <text:p>Fact#: 355676-355684-355685-3986 Rec#: 10787 TELCONET <text:s/>S.A.</text:p>
          </table:table-cell>
          <table:table-cell table:style-name="ce1"/>
          <table:table-cell office:value-type="float" office:value="8.5500000000000007" table:style-name="ce36">
            <text:p>-8,55</text:p>
          </table:table-cell>
          <table:table-cell office:value-type="float" office:value="873700.17" table:style-name="ce33">
            <text:p>873.700,17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3-24T00:00:00" table:style-name="ce34">
            <text:p>24-mar-21</text:p>
          </table:table-cell>
          <table:table-cell office:value-type="string" table:style-name="ce31">
            <text:p>IC-4055</text:p>
          </table:table-cell>
          <table:table-cell office:value-type="string" table:style-name="ce35">
            <text:p>Fact#: 353361 Rec#: 10793 TELCONET <text:s/>S.A.</text:p>
          </table:table-cell>
          <table:table-cell table:style-name="ce1"/>
          <table:table-cell office:value-type="float" office:value="10222.82" table:style-name="ce36">
            <text:p>-10.222,82</text:p>
          </table:table-cell>
          <table:table-cell office:value-type="float" office:value="863477.35" table:style-name="ce33">
            <text:p>863.477,35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3-26T00:00:00" table:style-name="ce34">
            <text:p>26-mar-21</text:p>
          </table:table-cell>
          <table:table-cell office:value-type="string" table:style-name="ce31">
            <text:p>DR-903</text:p>
          </table:table-cell>
          <table:table-cell office:value-type="string" table:style-name="ce35">
            <text:p>Fact#: 357842 Rec#: 6867 TELCONET <text:s/>S.A.</text:p>
          </table:table-cell>
          <table:table-cell table:style-name="ce1"/>
          <table:table-cell office:value-type="float" office:value="1709.57" table:style-name="ce36">
            <text:p>-1.709,57</text:p>
          </table:table-cell>
          <table:table-cell office:value-type="float" office:value="861767.78" table:style-name="ce33">
            <text:p>861.767,78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4-01T00:00:00" table:style-name="ce34">
            <text:p>01-abr-21</text:p>
          </table:table-cell>
          <table:table-cell office:value-type="string" table:style-name="ce31">
            <text:p>FA-357908</text:p>
          </table:table-cell>
          <table:table-cell office:value-type="string" table:style-name="ce35">
            <text:p>Registro.- Contabilización de factura # 357908 del 0991327371001-TELCONET <text:s/>S.A. por <text:s/>consumo telefónico</text:p>
          </table:table-cell>
          <table:table-cell office:value-type="float" office:value="8243.7900000000009" table:style-name="ce33">
            <text:p>8.243,79<text:s/></text:p>
          </table:table-cell>
          <table:table-cell table:style-name="ce1"/>
          <table:table-cell office:value-type="float" office:value="870011.57" table:style-name="ce33">
            <text:p>870.011,57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4-01T00:00:00" table:style-name="ce34">
            <text:p>01-abr-21</text:p>
          </table:table-cell>
          <table:table-cell office:value-type="string" table:style-name="ce31">
            <text:p>FA-358137</text:p>
          </table:table-cell>
          <table:table-cell office:value-type="string" table:style-name="ce35">
            <text:p>Registro.- Contabilización de factura # 358137 del 0991327371001-TELCONET <text:s/>S.A. por <text:s/>consumo telefónico</text:p>
          </table:table-cell>
          <table:table-cell office:value-type="float" office:value="4.1399999999999997" table:style-name="ce33">
            <text:p>4,14<text:s/></text:p>
          </table:table-cell>
          <table:table-cell table:style-name="ce1"/>
          <table:table-cell office:value-type="float" office:value="870015.71" table:style-name="ce33">
            <text:p>870.015,71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4-01T00:00:00" table:style-name="ce34">
            <text:p>01-abr-21</text:p>
          </table:table-cell>
          <table:table-cell office:value-type="string" table:style-name="ce31">
            <text:p>FA-358145</text:p>
          </table:table-cell>
          <table:table-cell office:value-type="string" table:style-name="ce35">
            <text:p>Registro.- Contabilización de factura # 358145 del 0991327371001-TELCONET <text:s/>S.A. por <text:s/>consumo telefónico</text:p>
          </table:table-cell>
          <table:table-cell office:value-type="float" office:value="1.94" table:style-name="ce33">
            <text:p>1,94<text:s/></text:p>
          </table:table-cell>
          <table:table-cell table:style-name="ce1"/>
          <table:table-cell office:value-type="float" office:value="870017.65" table:style-name="ce33">
            <text:p>870.017,65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4-01T00:00:00" table:style-name="ce34">
            <text:p>01-abr-21</text:p>
          </table:table-cell>
          <table:table-cell office:value-type="string" table:style-name="ce31">
            <text:p>FA-358146</text:p>
          </table:table-cell>
          <table:table-cell office:value-type="string" table:style-name="ce35">
            <text:p>Registro.- Contabilización de factura # 358146 del 0991327371001-TELCONET <text:s/>S.A. por <text:s/>consumo telefónico</text:p>
          </table:table-cell>
          <table:table-cell office:value-type="float" office:value="3.86" table:style-name="ce33">
            <text:p>3,86<text:s/></text:p>
          </table:table-cell>
          <table:table-cell table:style-name="ce1"/>
          <table:table-cell office:value-type="float" office:value="870021.51" table:style-name="ce33">
            <text:p>870.021,51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4-01T00:00:00" table:style-name="ce34">
            <text:p>01-abr-21</text:p>
          </table:table-cell>
          <table:table-cell office:value-type="string" table:style-name="ce31">
            <text:p>FA-358287</text:p>
          </table:table-cell>
          <table:table-cell office:value-type="string" table:style-name="ce35">
            <text:p>Registro.- Contabilización de factura # 358287 del 0991327371001-TELCONET <text:s/>S.A. Por: FACTURA POR SOPORTE TÉCNICO</text:p>
          </table:table-cell>
          <table:table-cell office:value-type="float" office:value="8000" table:style-name="ce33">
            <text:p>8.000,00<text:s/></text:p>
          </table:table-cell>
          <table:table-cell table:style-name="ce1"/>
          <table:table-cell office:value-type="float" office:value="878021.51" table:style-name="ce33">
            <text:p>878.021,51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4-01T00:00:00" table:style-name="ce34">
            <text:p>01-abr-21</text:p>
          </table:table-cell>
          <table:table-cell office:value-type="string" table:style-name="ce31">
            <text:p>IC-4407</text:p>
          </table:table-cell>
          <table:table-cell office:value-type="string" table:style-name="ce35">
            <text:p>Fact#: 355804 Rec#: 10831 TELCONET <text:s/>S.A.</text:p>
          </table:table-cell>
          <table:table-cell table:style-name="ce1"/>
          <table:table-cell office:value-type="float" office:value="11389.56" table:style-name="ce36">
            <text:p>-11.389,56</text:p>
          </table:table-cell>
          <table:table-cell office:value-type="float" office:value="866631.95" table:style-name="ce33">
            <text:p>866.631,95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4-01T00:00:00" table:style-name="ce34">
            <text:p>01-abr-21</text:p>
          </table:table-cell>
          <table:table-cell office:value-type="string" table:style-name="ce31">
            <text:p>IC-4408</text:p>
          </table:table-cell>
          <table:table-cell office:value-type="string" table:style-name="ce35">
            <text:p>Fact#: 357842 Rec#: 10832 TELCONET <text:s/>S.A.</text:p>
          </table:table-cell>
          <table:table-cell table:style-name="ce1"/>
          <table:table-cell office:value-type="float" office:value="16033.67" table:style-name="ce36">
            <text:p>-16.033,67</text:p>
          </table:table-cell>
          <table:table-cell office:value-type="float" office:value="850598.28" table:style-name="ce33">
            <text:p>850.598,28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4-05T00:00:00" table:style-name="ce34">
            <text:p>05-abr-21</text:p>
          </table:table-cell>
          <table:table-cell office:value-type="string" table:style-name="ce31">
            <text:p>FA-358288</text:p>
          </table:table-cell>
          <table:table-cell office:value-type="string" table:style-name="ce35">
            <text:p>Registro.- Contabilización de factura # 358288 del 0991327371001-TELCONET <text:s/>S.A. Por: Factura <text:s/>Rev. del <text:s/>21/02/2020 AL 20/03/2021</text:p>
          </table:table-cell>
          <table:table-cell office:value-type="float" office:value="12518.53" table:style-name="ce33">
            <text:p>12.518,53<text:s/></text:p>
          </table:table-cell>
          <table:table-cell table:style-name="ce1"/>
          <table:table-cell office:value-type="float" office:value="863116.81" table:style-name="ce33">
            <text:p>863.116,81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4-13T00:00:00" table:style-name="ce34">
            <text:p>13-abr-21</text:p>
          </table:table-cell>
          <table:table-cell office:value-type="string" table:style-name="ce31">
            <text:p>DR-1217</text:p>
          </table:table-cell>
          <table:table-cell office:value-type="string" table:style-name="ce35">
            <text:p>Fact#: 357908-358145-358146-358288 Rec#: 6924 TELCONET <text:s/>S.A.</text:p>
          </table:table-cell>
          <table:table-cell table:style-name="ce1"/>
          <table:table-cell office:value-type="float" office:value="2001.02" table:style-name="ce36">
            <text:p>-2.001,02</text:p>
          </table:table-cell>
          <table:table-cell office:value-type="float" office:value="861115.79" table:style-name="ce33">
            <text:p>861.115,79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4-15T00:00:00" table:style-name="ce34">
            <text:p>15-abr-21</text:p>
          </table:table-cell>
          <table:table-cell office:value-type="string" table:style-name="ce31">
            <text:p>DR-1248</text:p>
          </table:table-cell>
          <table:table-cell office:value-type="string" table:style-name="ce35">
            <text:p>Fact#: 358137 Rec#: 6950 TELCONET <text:s/>S.A.</text:p>
          </table:table-cell>
          <table:table-cell table:style-name="ce1"/>
          <table:table-cell office:value-type="float" office:value="0.4" table:style-name="ce36">
            <text:p>-0,40</text:p>
          </table:table-cell>
          <table:table-cell office:value-type="float" office:value="861115.39" table:style-name="ce33">
            <text:p>861.115,39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4-19T00:00:00" table:style-name="ce34">
            <text:p>19-abr-21</text:p>
          </table:table-cell>
          <table:table-cell office:value-type="string" table:style-name="ce31">
            <text:p>IC-5464</text:p>
          </table:table-cell>
          <table:table-cell office:value-type="string" table:style-name="ce35">
            <text:p>Fact#: 357908-358145-358146-358288-4207 Rec#: 10924 TELCONET <text:s/>S.A.</text:p>
          </table:table-cell>
          <table:table-cell table:style-name="ce1"/>
          <table:table-cell office:value-type="float" office:value="18767.099999999999" table:style-name="ce36">
            <text:p>-18.767,10</text:p>
          </table:table-cell>
          <table:table-cell office:value-type="float" office:value="842348.29" table:style-name="ce33">
            <text:p>842.348,29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4-27T00:00:00" table:style-name="ce34">
            <text:p>27-abr-21</text:p>
          </table:table-cell>
          <table:table-cell office:value-type="string" table:style-name="ce31">
            <text:p>DR-1261</text:p>
          </table:table-cell>
          <table:table-cell office:value-type="string" table:style-name="ce35">
            <text:p>Fact#: 358287 Rec#: 6962 TELCONET <text:s/>S.A.</text:p>
          </table:table-cell>
          <table:table-cell table:style-name="ce1"/>
          <table:table-cell office:value-type="float" office:value="796.43" table:style-name="ce36">
            <text:p>-796,43</text:p>
          </table:table-cell>
          <table:table-cell office:value-type="float" office:value="841551.86" table:style-name="ce33">
            <text:p>841.551,86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5-01T00:00:00" table:style-name="ce34">
            <text:p>01-may-21</text:p>
          </table:table-cell>
          <table:table-cell office:value-type="string" table:style-name="ce31">
            <text:p>FA-360446</text:p>
          </table:table-cell>
          <table:table-cell office:value-type="string" table:style-name="ce35">
            <text:p>Registro.- Contabilización de factura # 360446 del 0991327371001-TELCONET <text:s/>S.A. por <text:s/>consumo telefónico</text:p>
          </table:table-cell>
          <table:table-cell office:value-type="float" office:value="26183.01" table:style-name="ce33">
            <text:p>26.183,01<text:s/></text:p>
          </table:table-cell>
          <table:table-cell table:style-name="ce1"/>
          <table:table-cell office:value-type="float" office:value="867734.87" table:style-name="ce33">
            <text:p>867.734,87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5-01T00:00:00" table:style-name="ce34">
            <text:p>01-may-21</text:p>
          </table:table-cell>
          <table:table-cell office:value-type="string" table:style-name="ce31">
            <text:p>FA-360672</text:p>
          </table:table-cell>
          <table:table-cell office:value-type="string" table:style-name="ce35">
            <text:p>Registro.- Contabilización de factura # 360672 del 0991327371001-TELCONET <text:s/>S.A. por <text:s/>consumo telefónico</text:p>
          </table:table-cell>
          <table:table-cell office:value-type="float" office:value="3.48" table:style-name="ce33">
            <text:p>3,48<text:s/></text:p>
          </table:table-cell>
          <table:table-cell table:style-name="ce1"/>
          <table:table-cell office:value-type="float" office:value="867738.35" table:style-name="ce33">
            <text:p>867.738,35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5-01T00:00:00" table:style-name="ce34">
            <text:p>01-may-21</text:p>
          </table:table-cell>
          <table:table-cell office:value-type="string" table:style-name="ce31">
            <text:p>FA-360680</text:p>
          </table:table-cell>
          <table:table-cell office:value-type="string" table:style-name="ce35">
            <text:p>Registro.- Contabilización de factura # 360680 del 0991327371001-TELCONET <text:s/>S.A. por <text:s/>consumo telefónico</text:p>
          </table:table-cell>
          <table:table-cell office:value-type="float" office:value="1.94" table:style-name="ce33">
            <text:p>1,94<text:s/></text:p>
          </table:table-cell>
          <table:table-cell table:style-name="ce1"/>
          <table:table-cell office:value-type="float" office:value="867740.29" table:style-name="ce33">
            <text:p>867.740,29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5-01T00:00:00" table:style-name="ce34">
            <text:p>01-may-21</text:p>
          </table:table-cell>
          <table:table-cell office:value-type="string" table:style-name="ce31">
            <text:p>FA-360681</text:p>
          </table:table-cell>
          <table:table-cell office:value-type="string" table:style-name="ce35">
            <text:p>Registro.- Contabilización de factura # 360681 del 0991327371001-TELCONET <text:s/>S.A. por <text:s/>consumo telefónico</text:p>
          </table:table-cell>
          <table:table-cell office:value-type="float" office:value="3.95" table:style-name="ce33">
            <text:p>3,95<text:s/></text:p>
          </table:table-cell>
          <table:table-cell table:style-name="ce1"/>
          <table:table-cell office:value-type="float" office:value="867744.24" table:style-name="ce33">
            <text:p>867.744,24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5-03T00:00:00" table:style-name="ce34">
            <text:p>03-may-21</text:p>
          </table:table-cell>
          <table:table-cell office:value-type="string" table:style-name="ce31">
            <text:p>FA-360829</text:p>
          </table:table-cell>
          <table:table-cell office:value-type="string" table:style-name="ce35">
            <text:p>Registro.- Contabilización de factura # 360829 del 0991327371001-TELCONET <text:s/>S.A. Por: FACTURA POR SOPORTE TÉCNICO</text:p>
          </table:table-cell>
          <table:table-cell office:value-type="float" office:value="8000" table:style-name="ce33">
            <text:p>8.000,00<text:s/></text:p>
          </table:table-cell>
          <table:table-cell table:style-name="ce1"/>
          <table:table-cell office:value-type="float" office:value="875744.24" table:style-name="ce33">
            <text:p>875.744,24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5-03T00:00:00" table:style-name="ce34">
            <text:p>03-may-21</text:p>
          </table:table-cell>
          <table:table-cell office:value-type="string" table:style-name="ce31">
            <text:p>IC-5985</text:p>
          </table:table-cell>
          <table:table-cell office:value-type="string" table:style-name="ce35">
            <text:p>Fact#: 358287 Rec#: 10982 TELCONET <text:s/>S.A.</text:p>
          </table:table-cell>
          <table:table-cell table:style-name="ce1"/>
          <table:table-cell office:value-type="float" office:value="7203.57" table:style-name="ce36">
            <text:p>-7.203,57</text:p>
          </table:table-cell>
          <table:table-cell office:value-type="float" office:value="868540.67" table:style-name="ce33">
            <text:p>868.540,67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5-04T00:00:00" table:style-name="ce34">
            <text:p>04-may-21</text:p>
          </table:table-cell>
          <table:table-cell office:value-type="string" table:style-name="ce31">
            <text:p>FA-360830</text:p>
          </table:table-cell>
          <table:table-cell office:value-type="string" table:style-name="ce35">
            <text:p>Registro.- Contabilización de factura # 360830 del 0991327371001-TELCONET <text:s/>S.A. Por: Factura Rev del 21/03/2021 al 20/04/2021</text:p>
          </table:table-cell>
          <table:table-cell office:value-type="float" office:value="14112.21" table:style-name="ce33">
            <text:p>14.112,21<text:s/></text:p>
          </table:table-cell>
          <table:table-cell table:style-name="ce1"/>
          <table:table-cell office:value-type="float" office:value="882652.88" table:style-name="ce33">
            <text:p>882.652,88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5-07T00:00:00" table:style-name="ce34">
            <text:p>07-may-21</text:p>
          </table:table-cell>
          <table:table-cell office:value-type="string" table:style-name="ce31">
            <text:p>DR-1368</text:p>
          </table:table-cell>
          <table:table-cell office:value-type="string" table:style-name="ce35">
            <text:p>Fact#: 360829 Rec#: 7001 TELCONET <text:s/>S.A.</text:p>
          </table:table-cell>
          <table:table-cell table:style-name="ce1"/>
          <table:table-cell office:value-type="float" office:value="796.43" table:style-name="ce36">
            <text:p>-796,43</text:p>
          </table:table-cell>
          <table:table-cell office:value-type="float" office:value="881856.45" table:style-name="ce33">
            <text:p>881.856,45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5-10T00:00:00" table:style-name="ce34">
            <text:p>10-may-21</text:p>
          </table:table-cell>
          <table:table-cell office:value-type="string" table:style-name="ce31">
            <text:p>DR-1572</text:p>
          </table:table-cell>
          <table:table-cell office:value-type="string" table:style-name="ce35">
            <text:p>Fact#: 360446-360672-360680-360681 Rec#: 7014 TELCONET <text:s/>S.A.</text:p>
          </table:table-cell>
          <table:table-cell table:style-name="ce1"/>
          <table:table-cell office:value-type="float" office:value="2523.64" table:style-name="ce36">
            <text:p>-2.523,64</text:p>
          </table:table-cell>
          <table:table-cell office:value-type="float" office:value="879332.81" table:style-name="ce33">
            <text:p>879.332,81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5-13T00:00:00" table:style-name="ce34">
            <text:p>13-may-21</text:p>
          </table:table-cell>
          <table:table-cell office:value-type="string" table:style-name="ce31">
            <text:p>DR-1593</text:p>
          </table:table-cell>
          <table:table-cell office:value-type="string" table:style-name="ce35">
            <text:p>Fact#: 360830 Rec#: 7030 TELCONET <text:s/>S.A.</text:p>
          </table:table-cell>
          <table:table-cell table:style-name="ce1"/>
          <table:table-cell office:value-type="float" office:value="1359.72" table:style-name="ce36">
            <text:p>-1.359,72</text:p>
          </table:table-cell>
          <table:table-cell office:value-type="float" office:value="877973.09" table:style-name="ce33">
            <text:p>877.973,09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5-13T00:00:00" table:style-name="ce34">
            <text:p>13-may-21</text:p>
          </table:table-cell>
          <table:table-cell office:value-type="string" table:style-name="ce31">
            <text:p>IC-6859</text:p>
          </table:table-cell>
          <table:table-cell office:value-type="string" table:style-name="ce35">
            <text:p>Fact#: 360829 Rec#: 11068 TELCONET <text:s/>S.A.</text:p>
          </table:table-cell>
          <table:table-cell table:style-name="ce1"/>
          <table:table-cell office:value-type="float" office:value="7203.57" table:style-name="ce36">
            <text:p>-7.203,57</text:p>
          </table:table-cell>
          <table:table-cell office:value-type="float" office:value="870769.52" table:style-name="ce33">
            <text:p>870.769,52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5-14T00:00:00" table:style-name="ce34">
            <text:p>14-may-21</text:p>
          </table:table-cell>
          <table:table-cell office:value-type="string" table:style-name="ce31">
            <text:p>IC-6896</text:p>
          </table:table-cell>
          <table:table-cell office:value-type="string" table:style-name="ce35">
            <text:p>Fact#: 360446-360672-360680-360681 Rec#: 11072 TELCONET <text:s/>S.A.</text:p>
          </table:table-cell>
          <table:table-cell table:style-name="ce1"/>
          <table:table-cell office:value-type="float" office:value="23668.74" table:style-name="ce36">
            <text:p>-23.668,74</text:p>
          </table:table-cell>
          <table:table-cell office:value-type="float" office:value="847100.78" table:style-name="ce33">
            <text:p>847.100,78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5-14T00:00:00" table:style-name="ce34">
            <text:p>14-may-21</text:p>
          </table:table-cell>
          <table:table-cell office:value-type="string" table:style-name="ce31">
            <text:p>IC-6897</text:p>
          </table:table-cell>
          <table:table-cell office:value-type="string" table:style-name="ce35">
            <text:p>Fact#: 360830 Rec#: 11073 TELCONET <text:s/>S.A.</text:p>
          </table:table-cell>
          <table:table-cell table:style-name="ce1"/>
          <table:table-cell office:value-type="float" office:value="12752.49" table:style-name="ce36">
            <text:p>-12.752,49</text:p>
          </table:table-cell>
          <table:table-cell office:value-type="float" office:value="834348.29" table:style-name="ce33">
            <text:p>834.348,29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5-18T00:00:00" table:style-name="ce34">
            <text:p>18-may-21</text:p>
          </table:table-cell>
          <table:table-cell office:value-type="string" table:style-name="ce31">
            <text:p>MA-1</text:p>
          </table:table-cell>
          <table:table-cell office:value-type="string" table:style-name="ce35">
            <text:p>Regitro.- Cruce <text:s/>de valores cuenta de Telconet, como abono a la factura # 322626</text:p>
          </table:table-cell>
          <table:table-cell table:style-name="ce1"/>
          <table:table-cell office:value-type="float" office:value="658889.4" table:style-name="ce36">
            <text:p>-658.889,40</text:p>
          </table:table-cell>
          <table:table-cell office:value-type="float" office:value="175458.89" table:style-name="ce33">
            <text:p>175.458,89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5-27T00:00:00" table:style-name="ce34">
            <text:p>27-may-21</text:p>
          </table:table-cell>
          <table:table-cell office:value-type="string" table:style-name="ce31">
            <text:p>DR-1770</text:p>
          </table:table-cell>
          <table:table-cell office:value-type="string" table:style-name="ce35">
            <text:p>Ingreso por pago Telconet en banco pacifico por dep en cta #doc 29851485</text:p>
          </table:table-cell>
          <table:table-cell table:style-name="ce1"/>
          <table:table-cell office:value-type="float" office:value="1253.0999999999999" table:style-name="ce36">
            <text:p>-1.253,10</text:p>
          </table:table-cell>
          <table:table-cell office:value-type="float" office:value="174205.79" table:style-name="ce33">
            <text:p>174.205,79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6-01T00:00:00" table:style-name="ce34">
            <text:p>01-jun-21</text:p>
          </table:table-cell>
          <table:table-cell office:value-type="string" table:style-name="ce31">
            <text:p>FA-362990</text:p>
          </table:table-cell>
          <table:table-cell office:value-type="string" table:style-name="ce35">
            <text:p>Registro.- Contabilización de factura # 362990 del 0991327371001-TELCONET <text:s/>S.A. por <text:s/>consumo telefónico</text:p>
          </table:table-cell>
          <table:table-cell office:value-type="float" office:value="1088.01" table:style-name="ce33">
            <text:p>1.088,01<text:s/></text:p>
          </table:table-cell>
          <table:table-cell table:style-name="ce1"/>
          <table:table-cell office:value-type="float" office:value="175293.8" table:style-name="ce33">
            <text:p>175.293,80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6-01T00:00:00" table:style-name="ce34">
            <text:p>01-jun-21</text:p>
          </table:table-cell>
          <table:table-cell office:value-type="string" table:style-name="ce31">
            <text:p>FA-363216</text:p>
          </table:table-cell>
          <table:table-cell office:value-type="string" table:style-name="ce35">
            <text:p>Registro.- Contabilización de factura # 363216 del 0991327371001-TELCONET <text:s/>S.A. por <text:s/>consumo telefónico</text:p>
          </table:table-cell>
          <table:table-cell office:value-type="float" office:value="3.86" table:style-name="ce33">
            <text:p>3,86<text:s/></text:p>
          </table:table-cell>
          <table:table-cell table:style-name="ce1"/>
          <table:table-cell office:value-type="float" office:value="175297.66" table:style-name="ce33">
            <text:p>175.297,66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6-01T00:00:00" table:style-name="ce34">
            <text:p>01-jun-21</text:p>
          </table:table-cell>
          <table:table-cell office:value-type="string" table:style-name="ce31">
            <text:p>FA-363224</text:p>
          </table:table-cell>
          <table:table-cell office:value-type="string" table:style-name="ce35">
            <text:p>Registro.- Contabilización de factura # 363224 del 0991327371001-TELCONET <text:s/>S.A. por <text:s/>consumo telefónico</text:p>
          </table:table-cell>
          <table:table-cell office:value-type="float" office:value="1.94" table:style-name="ce33">
            <text:p>1,94<text:s/></text:p>
          </table:table-cell>
          <table:table-cell table:style-name="ce1"/>
          <table:table-cell office:value-type="float" office:value="175299.6" table:style-name="ce33">
            <text:p>175.299,60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6-01T00:00:00" table:style-name="ce34">
            <text:p>01-jun-21</text:p>
          </table:table-cell>
          <table:table-cell office:value-type="string" table:style-name="ce31">
            <text:p>FA-363225</text:p>
          </table:table-cell>
          <table:table-cell office:value-type="string" table:style-name="ce35">
            <text:p>Registro.- Contabilización de factura # 363225 del 0991327371001-TELCONET <text:s/>S.A. por <text:s/>consumo telefónico</text:p>
          </table:table-cell>
          <table:table-cell office:value-type="float" office:value="3.86" table:style-name="ce33">
            <text:p>3,86<text:s/></text:p>
          </table:table-cell>
          <table:table-cell table:style-name="ce1"/>
          <table:table-cell office:value-type="float" office:value="175303.46" table:style-name="ce33">
            <text:p>175.303,46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6-01T00:00:00" table:style-name="ce34">
            <text:p>01-jun-21</text:p>
          </table:table-cell>
          <table:table-cell office:value-type="string" table:style-name="ce31">
            <text:p>FA-363388</text:p>
          </table:table-cell>
          <table:table-cell office:value-type="string" table:style-name="ce35">
            <text:p>Registro.- Contabilización de factura # 363388 del 0991327371001-TELCONET <text:s/>S.A. Por: Factura Rev del 21/04/2021 al 20/05/2021</text:p>
          </table:table-cell>
          <table:table-cell office:value-type="float" office:value="12833.92" table:style-name="ce33">
            <text:p>12.833,92<text:s/></text:p>
          </table:table-cell>
          <table:table-cell table:style-name="ce1"/>
          <table:table-cell office:value-type="float" office:value="188137.38" table:style-name="ce33">
            <text:p>188.137,38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6-01T00:00:00" table:style-name="ce34">
            <text:p>01-jun-21</text:p>
          </table:table-cell>
          <table:table-cell office:value-type="string" table:style-name="ce31">
            <text:p>FA-363389</text:p>
          </table:table-cell>
          <table:table-cell office:value-type="string" table:style-name="ce35">
            <text:p>Registro.- Contabilización de factura # 363389 del 0991327371001-TELCONET <text:s/>S.A. Por: FACTURA POR SOPORTE TÉCNICO</text:p>
          </table:table-cell>
          <table:table-cell office:value-type="float" office:value="8000" table:style-name="ce33">
            <text:p>8.000,00<text:s/></text:p>
          </table:table-cell>
          <table:table-cell table:style-name="ce1"/>
          <table:table-cell office:value-type="float" office:value="196137.38" table:style-name="ce33">
            <text:p>196.137,38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6-08T00:00:00" table:style-name="ce34">
            <text:p>08-jun-21</text:p>
          </table:table-cell>
          <table:table-cell office:value-type="string" table:style-name="ce31">
            <text:p>DR-1791</text:p>
          </table:table-cell>
          <table:table-cell office:value-type="string" table:style-name="ce35">
            <text:p>Fact#: 363389 Rec#: 7123 TELCONET <text:s/>S.A.</text:p>
          </table:table-cell>
          <table:table-cell table:style-name="ce1"/>
          <table:table-cell office:value-type="float" office:value="796.43" table:style-name="ce36">
            <text:p>-796,43</text:p>
          </table:table-cell>
          <table:table-cell office:value-type="float" office:value="195340.95" table:style-name="ce33">
            <text:p>195.340,95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6-10T00:00:00" table:style-name="ce34">
            <text:p>10-jun-21</text:p>
          </table:table-cell>
          <table:table-cell office:value-type="string" table:style-name="ce31">
            <text:p>DR-1792</text:p>
          </table:table-cell>
          <table:table-cell office:value-type="string" table:style-name="ce35">
            <text:p>Fact#: 363388 Rec#: 7124 TELCONET <text:s/>S.A.</text:p>
          </table:table-cell>
          <table:table-cell table:style-name="ce1"/>
          <table:table-cell office:value-type="float" office:value="1236.56" table:style-name="ce36">
            <text:p>-1.236,56</text:p>
          </table:table-cell>
          <table:table-cell office:value-type="float" office:value="194104.39" table:style-name="ce33">
            <text:p>194.104,39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6-10T00:00:00" table:style-name="ce34">
            <text:p>10-jun-21</text:p>
          </table:table-cell>
          <table:table-cell office:value-type="string" table:style-name="ce31">
            <text:p>DR-1798</text:p>
          </table:table-cell>
          <table:table-cell office:value-type="string" table:style-name="ce35">
            <text:p>Fact#: 362990-363216-363225 Rec#: 7126 TELCONET <text:s/>S.A.</text:p>
          </table:table-cell>
          <table:table-cell table:style-name="ce1"/>
          <table:table-cell office:value-type="float" office:value="105.57" table:style-name="ce36">
            <text:p>-105,57</text:p>
          </table:table-cell>
          <table:table-cell office:value-type="float" office:value="193998.82" table:style-name="ce33">
            <text:p>193.998,82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6-10T00:00:00" table:style-name="ce34">
            <text:p>10-jun-21</text:p>
          </table:table-cell>
          <table:table-cell office:value-type="string" table:style-name="ce31">
            <text:p>DR-2326</text:p>
          </table:table-cell>
          <table:table-cell office:value-type="string" table:style-name="ce35">
            <text:p>Fact#: 363224 Rec#: 7248 TELCONET <text:s/>S.A.</text:p>
          </table:table-cell>
          <table:table-cell table:style-name="ce1"/>
          <table:table-cell office:value-type="float" office:value="0.19" table:style-name="ce36">
            <text:p>-0,19</text:p>
          </table:table-cell>
          <table:table-cell office:value-type="float" office:value="193998.63" table:style-name="ce33">
            <text:p>193.998,63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6-10T00:00:00" table:style-name="ce34">
            <text:p>10-jun-21</text:p>
          </table:table-cell>
          <table:table-cell office:value-type="string" table:style-name="ce31">
            <text:p>ND-1</text:p>
          </table:table-cell>
          <table:table-cell office:value-type="string" table:style-name="ce35">
            <text:p>REVERSO POR ERROR EN DEPOSITO, INGRESO POR PAGO TELCONET BCO PACIFICO POR DEP EN CTA #DOC 29851485</text:p>
          </table:table-cell>
          <table:table-cell office:value-type="float" office:value="1253.0999999999999" table:style-name="ce33">
            <text:p>1.253,10<text:s/></text:p>
          </table:table-cell>
          <table:table-cell table:style-name="ce1"/>
          <table:table-cell office:value-type="float" office:value="195251.73" table:style-name="ce33">
            <text:p>195.251,73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6-12T00:00:00" table:style-name="ce34">
            <text:p>12-jun-21</text:p>
          </table:table-cell>
          <table:table-cell office:value-type="string" table:style-name="ce31">
            <text:p>IC-8508</text:p>
          </table:table-cell>
          <table:table-cell office:value-type="string" table:style-name="ce35">
            <text:p>Fact#: 362990-363216-363224-363225-363388 Rec#: 11239 TELCONET <text:s/>S.A.</text:p>
          </table:table-cell>
          <table:table-cell table:style-name="ce1"/>
          <table:table-cell office:value-type="float" office:value="12589.27" table:style-name="ce36">
            <text:p>-12.589,27</text:p>
          </table:table-cell>
          <table:table-cell office:value-type="float" office:value="182662.46" table:style-name="ce33">
            <text:p>182.662,46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6-30T00:00:00" table:style-name="ce34">
            <text:p>30-jun-21</text:p>
          </table:table-cell>
          <table:table-cell office:value-type="string" table:style-name="ce31">
            <text:p>IC-9171</text:p>
          </table:table-cell>
          <table:table-cell office:value-type="string" table:style-name="ce35">
            <text:p>Fact#: 363389 Rec#: 11308 TELCONET <text:s/>S.A.</text:p>
          </table:table-cell>
          <table:table-cell table:style-name="ce1"/>
          <table:table-cell office:value-type="float" office:value="7203.57" table:style-name="ce36">
            <text:p>-7.203,57</text:p>
          </table:table-cell>
          <table:table-cell office:value-type="float" office:value="175458.89" table:style-name="ce33">
            <text:p>175.458,89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7-01T00:00:00" table:style-name="ce34">
            <text:p>01-jul-21</text:p>
          </table:table-cell>
          <table:table-cell office:value-type="string" table:style-name="ce31">
            <text:p>FA-365585</text:p>
          </table:table-cell>
          <table:table-cell office:value-type="string" table:style-name="ce35">
            <text:p>Registro.- Contabilización de factura # 365585 del 0991327371001-TELCONET <text:s/>S.A. por <text:s/>consumo telefónico</text:p>
          </table:table-cell>
          <table:table-cell office:value-type="float" office:value="979.1" table:style-name="ce33">
            <text:p>979,10<text:s/></text:p>
          </table:table-cell>
          <table:table-cell table:style-name="ce1"/>
          <table:table-cell office:value-type="float" office:value="176437.99" table:style-name="ce33">
            <text:p>176.437,99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7-01T00:00:00" table:style-name="ce34">
            <text:p>01-jul-21</text:p>
          </table:table-cell>
          <table:table-cell office:value-type="string" table:style-name="ce31">
            <text:p>FA-365810</text:p>
          </table:table-cell>
          <table:table-cell office:value-type="string" table:style-name="ce35">
            <text:p>Registro.- Contabilización de factura # 365810 del 0991327371001-TELCONET <text:s/>S.A. por <text:s/>consumo telefónico</text:p>
          </table:table-cell>
          <table:table-cell office:value-type="float" office:value="3.53" table:style-name="ce33">
            <text:p>3,53<text:s/></text:p>
          </table:table-cell>
          <table:table-cell table:style-name="ce1"/>
          <table:table-cell office:value-type="float" office:value="176441.52" table:style-name="ce33">
            <text:p>176.441,52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7-01T00:00:00" table:style-name="ce34">
            <text:p>01-jul-21</text:p>
          </table:table-cell>
          <table:table-cell office:value-type="string" table:style-name="ce31">
            <text:p>FA-365818</text:p>
          </table:table-cell>
          <table:table-cell office:value-type="string" table:style-name="ce35">
            <text:p>Registro.- Contabilización de factura # 365818 del 0991327371001-TELCONET <text:s/>S.A. por <text:s/>consumo telefónico</text:p>
          </table:table-cell>
          <table:table-cell office:value-type="float" office:value="1.94" table:style-name="ce33">
            <text:p>1,94<text:s/></text:p>
          </table:table-cell>
          <table:table-cell table:style-name="ce1"/>
          <table:table-cell office:value-type="float" office:value="176443.46" table:style-name="ce33">
            <text:p>176.443,46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7-01T00:00:00" table:style-name="ce34">
            <text:p>01-jul-21</text:p>
          </table:table-cell>
          <table:table-cell office:value-type="string" table:style-name="ce31">
            <text:p>FA-365819</text:p>
          </table:table-cell>
          <table:table-cell office:value-type="string" table:style-name="ce35">
            <text:p>Registro.- Contabilización de factura # 365819 del 0991327371001-TELCONET <text:s/>S.A. por <text:s/>consumo telefónico</text:p>
          </table:table-cell>
          <table:table-cell office:value-type="float" office:value="3.86" table:style-name="ce33">
            <text:p>3,86<text:s/></text:p>
          </table:table-cell>
          <table:table-cell table:style-name="ce1"/>
          <table:table-cell office:value-type="float" office:value="176447.32" table:style-name="ce33">
            <text:p>176.447,32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7-01T00:00:00" table:style-name="ce34">
            <text:p>01-jul-21</text:p>
          </table:table-cell>
          <table:table-cell office:value-type="string" table:style-name="ce31">
            <text:p>FA-365984</text:p>
          </table:table-cell>
          <table:table-cell office:value-type="string" table:style-name="ce35">
            <text:p>Registro.- Contabilización de factura # 365984 del 0991327371001-TELCONET <text:s/>S.A. Por: FACTURA POR SOPORTE TÉCNICO</text:p>
          </table:table-cell>
          <table:table-cell office:value-type="float" office:value="8000" table:style-name="ce33">
            <text:p>8.000,00<text:s/></text:p>
          </table:table-cell>
          <table:table-cell table:style-name="ce1"/>
          <table:table-cell office:value-type="float" office:value="184447.32" table:style-name="ce33">
            <text:p>184.447,32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7-01T00:00:00" table:style-name="ce34">
            <text:p>01-jul-21</text:p>
          </table:table-cell>
          <table:table-cell office:value-type="string" table:style-name="ce31">
            <text:p>FA-365985</text:p>
          </table:table-cell>
          <table:table-cell office:value-type="string" table:style-name="ce35">
            <text:p>Registro.- Contabilización de factura # 365985 del 0991327371001-TELCONET <text:s/>S.A. Por: Factura Rev del 21/05/2021 al 20/06/2021</text:p>
          </table:table-cell>
          <table:table-cell office:value-type="float" office:value="16708.72" table:style-name="ce33">
            <text:p>16.708,72<text:s/></text:p>
          </table:table-cell>
          <table:table-cell table:style-name="ce1"/>
          <table:table-cell office:value-type="float" office:value="201156.04" table:style-name="ce33">
            <text:p>201.156,04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7-09T00:00:00" table:style-name="ce34">
            <text:p>09-jul-21</text:p>
          </table:table-cell>
          <table:table-cell office:value-type="string" table:style-name="ce31">
            <text:p>DR-2268</text:p>
          </table:table-cell>
          <table:table-cell office:value-type="string" table:style-name="ce35">
            <text:p>Fact#: 365810 Rec#: 7229 TELCONET <text:s/>S.A.</text:p>
          </table:table-cell>
          <table:table-cell table:style-name="ce1"/>
          <table:table-cell office:value-type="float" office:value="0.35" table:style-name="ce36">
            <text:p>-0,35</text:p>
          </table:table-cell>
          <table:table-cell office:value-type="float" office:value="201155.69" table:style-name="ce33">
            <text:p>201.155,69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7-09T00:00:00" table:style-name="ce34">
            <text:p>09-jul-21</text:p>
          </table:table-cell>
          <table:table-cell office:value-type="string" table:style-name="ce31">
            <text:p>DR-2269</text:p>
          </table:table-cell>
          <table:table-cell office:value-type="string" table:style-name="ce35">
            <text:p>Fact#: 365985 Rec#: 7230 TELCONET <text:s/>S.A.</text:p>
          </table:table-cell>
          <table:table-cell table:style-name="ce1"/>
          <table:table-cell office:value-type="float" office:value="1609.9" table:style-name="ce36">
            <text:p>-1.609,90</text:p>
          </table:table-cell>
          <table:table-cell office:value-type="float" office:value="199545.79" table:style-name="ce33">
            <text:p>199.545,79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7-09T00:00:00" table:style-name="ce34">
            <text:p>09-jul-21</text:p>
          </table:table-cell>
          <table:table-cell office:value-type="string" table:style-name="ce31">
            <text:p>IC-9963</text:p>
          </table:table-cell>
          <table:table-cell office:value-type="string" table:style-name="ce35">
            <text:p>Fact#: 358137 Rec#: 11374 TELCONET <text:s/>S.A.</text:p>
          </table:table-cell>
          <table:table-cell table:style-name="ce1"/>
          <table:table-cell office:value-type="float" office:value="3.74" table:style-name="ce36">
            <text:p>-3,74</text:p>
          </table:table-cell>
          <table:table-cell office:value-type="float" office:value="199542.05" table:style-name="ce33">
            <text:p>199.542,05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7-13T00:00:00" table:style-name="ce34">
            <text:p>13-jul-21</text:p>
          </table:table-cell>
          <table:table-cell office:value-type="string" table:style-name="ce31">
            <text:p>DR-2277</text:p>
          </table:table-cell>
          <table:table-cell office:value-type="string" table:style-name="ce35">
            <text:p>Fact#: 365585-365818-365819-4896 Rec#: 7236 TELCONET <text:s/>S.A.</text:p>
          </table:table-cell>
          <table:table-cell table:style-name="ce1"/>
          <table:table-cell office:value-type="float" office:value="94.89" table:style-name="ce36">
            <text:p>-94,89</text:p>
          </table:table-cell>
          <table:table-cell office:value-type="float" office:value="199447.16" table:style-name="ce33">
            <text:p>199.447,16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7-16T00:00:00" table:style-name="ce34">
            <text:p>16-jul-21</text:p>
          </table:table-cell>
          <table:table-cell office:value-type="string" table:style-name="ce31">
            <text:p>IC-10213</text:p>
          </table:table-cell>
          <table:table-cell office:value-type="string" table:style-name="ce35">
            <text:p>Fact#: 365985 Rec#: 11407 TELCONET <text:s/>S.A.</text:p>
          </table:table-cell>
          <table:table-cell table:style-name="ce1"/>
          <table:table-cell office:value-type="float" office:value="15098.82" table:style-name="ce36">
            <text:p>-15.098,82</text:p>
          </table:table-cell>
          <table:table-cell office:value-type="float" office:value="184348.34" table:style-name="ce33">
            <text:p>184.348,34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7-16T00:00:00" table:style-name="ce34">
            <text:p>16-jul-21</text:p>
          </table:table-cell>
          <table:table-cell office:value-type="string" table:style-name="ce31">
            <text:p>IC-10214</text:p>
          </table:table-cell>
          <table:table-cell office:value-type="string" table:style-name="ce35">
            <text:p>Fact#: 365585-365810-365818-365819-4896 Rec#: 11408 TELCONET <text:s/>S.A.</text:p>
          </table:table-cell>
          <table:table-cell table:style-name="ce1"/>
          <table:table-cell office:value-type="float" office:value="893.19" table:style-name="ce36">
            <text:p>-893,19</text:p>
          </table:table-cell>
          <table:table-cell office:value-type="float" office:value="183455.15" table:style-name="ce33">
            <text:p>183.455,15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7-19T00:00:00" table:style-name="ce34">
            <text:p>19-jul-21</text:p>
          </table:table-cell>
          <table:table-cell office:value-type="string" table:style-name="ce31">
            <text:p>DR-2347</text:p>
          </table:table-cell>
          <table:table-cell office:value-type="string" table:style-name="ce35">
            <text:p>Fact#: 365984 Rec#: 7264 TELCONET <text:s/>S.A.</text:p>
          </table:table-cell>
          <table:table-cell table:style-name="ce1"/>
          <table:table-cell office:value-type="float" office:value="796.43" table:style-name="ce36">
            <text:p>-796,43</text:p>
          </table:table-cell>
          <table:table-cell office:value-type="float" office:value="182658.72" table:style-name="ce33">
            <text:p>182.658,72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7-22T00:00:00" table:style-name="ce34">
            <text:p>22-jul-21</text:p>
          </table:table-cell>
          <table:table-cell office:value-type="string" table:style-name="ce31">
            <text:p>IC-10417</text:p>
          </table:table-cell>
          <table:table-cell office:value-type="string" table:style-name="ce35">
            <text:p>Fact#: 365984 Rec#: 11428 TELCONET <text:s/>S.A.</text:p>
          </table:table-cell>
          <table:table-cell table:style-name="ce1"/>
          <table:table-cell office:value-type="float" office:value="7203.57" table:style-name="ce36">
            <text:p>-7.203,57</text:p>
          </table:table-cell>
          <table:table-cell office:value-type="float" office:value="175455.15" table:style-name="ce33">
            <text:p>175.455,15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8-01T00:00:00" table:style-name="ce34">
            <text:p>01-ago-21</text:p>
          </table:table-cell>
          <table:table-cell office:value-type="string" table:style-name="ce31">
            <text:p>FA-368216</text:p>
          </table:table-cell>
          <table:table-cell office:value-type="string" table:style-name="ce35">
            <text:p>Registro.- Contabilización de factura # 368216 del 0991327371001-TELCONET <text:s/>S.A. por <text:s/>consumo telefónico</text:p>
          </table:table-cell>
          <table:table-cell office:value-type="float" office:value="898.32" table:style-name="ce33">
            <text:p>898,32<text:s/></text:p>
          </table:table-cell>
          <table:table-cell table:style-name="ce1"/>
          <table:table-cell office:value-type="float" office:value="176353.47" table:style-name="ce33">
            <text:p>176.353,47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8-01T00:00:00" table:style-name="ce34">
            <text:p>01-ago-21</text:p>
          </table:table-cell>
          <table:table-cell office:value-type="string" table:style-name="ce31">
            <text:p>FA-368440</text:p>
          </table:table-cell>
          <table:table-cell office:value-type="string" table:style-name="ce35">
            <text:p>Registro.- Contabilización de factura # 368440 del 0991327371001-TELCONET <text:s/>S.A. por <text:s/>consumo telefónico</text:p>
          </table:table-cell>
          <table:table-cell office:value-type="float" office:value="2.78" table:style-name="ce33">
            <text:p>2,78<text:s/></text:p>
          </table:table-cell>
          <table:table-cell table:style-name="ce1"/>
          <table:table-cell office:value-type="float" office:value="176356.25" table:style-name="ce33">
            <text:p>176.356,25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8-01T00:00:00" table:style-name="ce34">
            <text:p>01-ago-21</text:p>
          </table:table-cell>
          <table:table-cell office:value-type="string" table:style-name="ce31">
            <text:p>FA-368448</text:p>
          </table:table-cell>
          <table:table-cell office:value-type="string" table:style-name="ce35">
            <text:p>Registro.- Contabilización de factura # 368448 del 0991327371001-TELCONET <text:s/>S.A. por <text:s/>consumo telefónico</text:p>
          </table:table-cell>
          <table:table-cell office:value-type="float" office:value="1.94" table:style-name="ce33">
            <text:p>1,94<text:s/></text:p>
          </table:table-cell>
          <table:table-cell table:style-name="ce1"/>
          <table:table-cell office:value-type="float" office:value="176358.19" table:style-name="ce33">
            <text:p>176.358,19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8-01T00:00:00" table:style-name="ce34">
            <text:p>01-ago-21</text:p>
          </table:table-cell>
          <table:table-cell office:value-type="string" table:style-name="ce31">
            <text:p>FA-368449</text:p>
          </table:table-cell>
          <table:table-cell office:value-type="string" table:style-name="ce35">
            <text:p>Registro.- Contabilización de factura # 368449 del 0991327371001-TELCONET <text:s/>S.A. por <text:s/>consumo telefónico</text:p>
          </table:table-cell>
          <table:table-cell office:value-type="float" office:value="4.2699999999999996" table:style-name="ce33">
            <text:p>4,27<text:s/></text:p>
          </table:table-cell>
          <table:table-cell table:style-name="ce1"/>
          <table:table-cell office:value-type="float" office:value="176362.46" table:style-name="ce33">
            <text:p>176.362,46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8-01T00:00:00" table:style-name="ce34">
            <text:p>01-ago-21</text:p>
          </table:table-cell>
          <table:table-cell office:value-type="string" table:style-name="ce31">
            <text:p>FA-368622</text:p>
          </table:table-cell>
          <table:table-cell office:value-type="string" table:style-name="ce35">
            <text:p>Registro.- Contabilización de factura # 368622 del 0991327371001-TELCONET <text:s/>S.A. Por: FACTURA POR SOPORTE TÉCNICO</text:p>
          </table:table-cell>
          <table:table-cell office:value-type="float" office:value="8000" table:style-name="ce33">
            <text:p>8.000,00<text:s/></text:p>
          </table:table-cell>
          <table:table-cell table:style-name="ce1"/>
          <table:table-cell office:value-type="float" office:value="184362.46" table:style-name="ce33">
            <text:p>184.362,46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8-03T00:00:00" table:style-name="ce34">
            <text:p>03-ago-21</text:p>
          </table:table-cell>
          <table:table-cell office:value-type="string" table:style-name="ce31">
            <text:p>FA-368624</text:p>
          </table:table-cell>
          <table:table-cell office:value-type="string" table:style-name="ce35">
            <text:p>Registro.- Contabilización de factura # 368624 del 0991327371001-TELCONET <text:s/>S.A. Por: Factura Rev del 21/06/2021 al 20/07/2021</text:p>
          </table:table-cell>
          <table:table-cell office:value-type="float" office:value="17119.14" table:style-name="ce33">
            <text:p>17.119,14<text:s/></text:p>
          </table:table-cell>
          <table:table-cell table:style-name="ce1"/>
          <table:table-cell office:value-type="float" office:value="201481.60000000001" table:style-name="ce33">
            <text:p>201.481,60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8-19T00:00:00" table:style-name="ce34">
            <text:p>19-ago-21</text:p>
          </table:table-cell>
          <table:table-cell office:value-type="string" table:style-name="ce31">
            <text:p>DR-2720</text:p>
          </table:table-cell>
          <table:table-cell office:value-type="string" table:style-name="ce35">
            <text:p>Fact#: 368622 Rec#: 7357 TELCONET <text:s/>S.A.</text:p>
          </table:table-cell>
          <table:table-cell table:style-name="ce1"/>
          <table:table-cell office:value-type="float" office:value="796.43" table:style-name="ce36">
            <text:p>-796,43</text:p>
          </table:table-cell>
          <table:table-cell office:value-type="float" office:value="200685.17" table:style-name="ce33">
            <text:p>200.685,17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8-20T00:00:00" table:style-name="ce34">
            <text:p>20-ago-21</text:p>
          </table:table-cell>
          <table:table-cell office:value-type="string" table:style-name="ce31">
            <text:p>DR-2728</text:p>
          </table:table-cell>
          <table:table-cell office:value-type="string" table:style-name="ce35">
            <text:p>Fact#: 368216-368440-368448-368449-368624-5136 Rec#: 7363 TELCONET <text:s/>S.A.</text:p>
          </table:table-cell>
          <table:table-cell table:style-name="ce1"/>
          <table:table-cell office:value-type="float" office:value="1736.87" table:style-name="ce36">
            <text:p>-1.736,87</text:p>
          </table:table-cell>
          <table:table-cell office:value-type="float" office:value="198948.3" table:style-name="ce33">
            <text:p>198.948,30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8-23T00:00:00" table:style-name="ce34">
            <text:p>23-ago-21</text:p>
          </table:table-cell>
          <table:table-cell office:value-type="string" table:style-name="ce31">
            <text:p>IC-12079</text:p>
          </table:table-cell>
          <table:table-cell office:value-type="string" table:style-name="ce35">
            <text:p>Fact#: 368216-368440-368448-368449-5136 Rec#: 11589 TELCONET <text:s/>S.A.</text:p>
          </table:table-cell>
          <table:table-cell table:style-name="ce1"/>
          <table:table-cell office:value-type="float" office:value="819.88" table:style-name="ce36">
            <text:p>-819,88</text:p>
          </table:table-cell>
          <table:table-cell office:value-type="float" office:value="198128.42" table:style-name="ce33">
            <text:p>198.128,42<text:s/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1-08-25T00:00:00" table:style-name="ce34">
            <text:p>25-ago-21</text:p>
          </table:table-cell>
          <table:table-cell office:value-type="string" table:style-name="ce31">
            <text:p>IC-12208</text:p>
          </table:table-cell>
          <table:table-cell office:value-type="string" table:style-name="ce35">
            <text:p>Fact#: 368624 Rec#: 11600 TELCONET <text:s/>S.A.</text:p>
          </table:table-cell>
          <table:table-cell table:style-name="ce1"/>
          <table:table-cell office:value-type="float" office:value="15469.7" table:style-name="ce36">
            <text:p>-15.469,70</text:p>
          </table:table-cell>
          <table:table-cell office:value-type="float" office:value="182658.72" table:style-name="ce33">
            <text:p>182.658,72<text:s/>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32">
            <text:p>Saldo Inicial</text:p>
          </table:table-cell>
          <table:table-cell office:value-type="float" office:value="834344.55" table:style-name="ce38">
            <text:p>834.344,55<text:s/></text:p>
          </table:table-cell>
          <table:table-cell office:value-type="float" office:value="252166.79" table:style-name="ce39">
            <text:p>252.166,79<text:s/></text:p>
          </table:table-cell>
          <table:table-cell office:value-type="float" office:value="903852.62" table:style-name="ce39">
            <text:p>903.852,62<text:s/></text:p>
          </table:table-cell>
          <table:table-cell office:value-type="float" office:value="182658.72" table:style-name="ce39">
            <text:p>182.658,72<text:s/></text:p>
          </table:table-cell>
          <table:table-cell office:value-type="string" table:style-name="ce32">
            <text:p>Saldo Final</text:p>
          </table:table-cell>
          <table:table-cell table:style-name="ce21"/>
          <table:table-cell table:number-columns-repeated="16376" table:style-name="ce1"/>
        </table:table-row>
        <table:table-row table:number-rows-repeated="15" table:style-name="ro2">
          <table:table-cell/>
          <table:table-cell table:number-columns-repeated="5" table:style-name="ce1"/>
          <table:table-cell table:number-columns-repeated="48" table:style-name="ce21"/>
          <table:table-cell table:number-columns-repeated="16330"/>
        </table:table-row>
        <table:table-row table:number-rows-repeated="11" table:style-name="ro2">
          <table:table-cell/>
          <table:table-cell table:number-columns-repeated="5" table:style-name="ce1"/>
          <table:table-cell table:number-columns-repeated="16378"/>
        </table:table-row>
        <table:table-row table:style-name="ro2">
          <table:table-cell/>
          <table:table-cell table:style-name="ce1"/>
          <table:table-cell table:style-name="ce24"/>
          <table:table-cell table:style-name="ce1"/>
          <table:table-cell table:style-name="ce24"/>
          <table:table-cell table:style-name="ce29"/>
          <table:table-cell table:number-columns-repeated="16378"/>
        </table:table-row>
        <table:table-row table:number-rows-repeated="1048436" table:style-name="ro2">
          <table:table-cell table:number-columns-repeated="16384"/>
        </table:table-row>
      </table:table>
      <table:table table:name="CxC_Telconet_Quito" table:style-name="ta3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4" table:number-columns-repeated="16378" table:default-cell-style-name="ce1"/>
        <table:table-row table:style-name="ro2">
          <table:table-cell office:value-type="string" table:style-name="ce22">
            <text:p>Auxiliar</text:p>
          </table:table-cell>
          <table:table-cell office:value-type="string" table:style-name="ce23">
            <text:p>CL <text:s text:c="2"/>TEL001 <text:s text:c="2"/>TELCONET S.A.</text:p>
          </table:table-cell>
          <table:table-cell table:number-columns-repeated="2" table:style-name="ce1"/>
          <table:table-cell office:value-type="string" table:style-name="ce24">
            <text:p>Saldo Inicial</text:p>
          </table:table-cell>
          <table:table-cell office:value-type="float" office:value="3227.29" table:style-name="ce25">
            <text:p>3.227,29<text:s/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dig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detalle</text:p>
          </table:table-cell>
          <table:table-cell office:value-type="string" table:style-name="ce1">
            <text:p>fact</text:p>
          </table:table-cell>
          <table:table-cell office:value-type="string" table:style-name="ce1">
            <text:p>pago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3">
            <text:p>DR-3382</text:p>
          </table:table-cell>
          <table:table-cell office:value-type="date" office:date-value="2020-01-01T00:00:00" table:style-name="ce26">
            <text:p>01-ene-20</text:p>
          </table:table-cell>
          <table:table-cell office:value-type="string" table:style-name="ce27">
            <text:p>Correccion al DR-3097, valor correspondiente a Telconet Quito, valor $292.16</text:p>
          </table:table-cell>
          <table:table-cell table:style-name="ce1"/>
          <table:table-cell office:value-type="float" office:value="292.16000000000003" table:style-name="ce28">
            <text:p>-292,16</text:p>
          </table:table-cell>
          <table:table-cell office:value-type="float" office:value="2935.13" table:style-name="ce25">
            <text:p>2.935,13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FA-948</text:p>
          </table:table-cell>
          <table:table-cell office:value-type="date" office:date-value="2020-01-01T00:00:00" table:style-name="ce26">
            <text:p>01-ene-20</text:p>
          </table:table-cell>
          <table:table-cell office:value-type="string" table:style-name="ce27">
            <text:p>Contabilización de factura # 948 de TELCONET <text:s/>S.A. por <text:s/>consumo telefónico</text:p>
          </table:table-cell>
          <table:table-cell office:value-type="float" office:value="2491.9899999999998" table:style-name="ce25">
            <text:p>2.491,99<text:s/></text:p>
          </table:table-cell>
          <table:table-cell table:style-name="ce1"/>
          <table:table-cell office:value-type="float" office:value="5427.12" table:style-name="ce25">
            <text:p>5.427,12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IC-834</text:p>
          </table:table-cell>
          <table:table-cell office:value-type="date" office:date-value="2020-01-13T00:00:00" table:style-name="ce26">
            <text:p>13-ene-20</text:p>
          </table:table-cell>
          <table:table-cell office:value-type="string" table:style-name="ce27">
            <text:p>Fact#: 314022-314364-314375-314376-314433-795 Rec#: 61563 TELCONET <text:s/>S.A.</text:p>
          </table:table-cell>
          <table:table-cell table:style-name="ce1"/>
          <table:table-cell office:value-type="float" office:value="2935.13" table:style-name="ce28">
            <text:p>-2.935,13</text:p>
          </table:table-cell>
          <table:table-cell office:value-type="float" office:value="2491.9899999999998" table:style-name="ce25">
            <text:p>2.491,99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R-257</text:p>
          </table:table-cell>
          <table:table-cell office:value-type="date" office:date-value="2020-01-28T00:00:00" table:style-name="ce26">
            <text:p>28-ene-20</text:p>
          </table:table-cell>
          <table:table-cell office:value-type="string" table:style-name="ce27">
            <text:p>Fact#: 317020-317029-317030-317091-948 Rec#: 5386 TELCONET <text:s/>S.A.</text:p>
          </table:table-cell>
          <table:table-cell table:style-name="ce1"/>
          <table:table-cell office:value-type="float" office:value="225.6" table:style-name="ce28">
            <text:p>-225,60</text:p>
          </table:table-cell>
          <table:table-cell office:value-type="float" office:value="2266.39" table:style-name="ce25">
            <text:p>2.266,39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FA-1133</text:p>
          </table:table-cell>
          <table:table-cell office:value-type="date" office:date-value="2020-02-01T00:00:00" table:style-name="ce26">
            <text:p>01-feb-20</text:p>
          </table:table-cell>
          <table:table-cell office:value-type="string" table:style-name="ce27">
            <text:p>Contabilización de factura # 1133 TELCONET <text:s/>S.A. por <text:s/>consumo telefónico</text:p>
          </table:table-cell>
          <table:table-cell office:value-type="float" office:value="1998.63" table:style-name="ce25">
            <text:p>1.998,63<text:s/></text:p>
          </table:table-cell>
          <table:table-cell table:style-name="ce1"/>
          <table:table-cell office:value-type="float" office:value="4265.0200000000004" table:style-name="ce25">
            <text:p>4.265,02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IC-2702</text:p>
          </table:table-cell>
          <table:table-cell office:value-type="date" office:date-value="2020-02-17T00:00:00" table:style-name="ce26">
            <text:p>17-feb-20</text:p>
          </table:table-cell>
          <table:table-cell office:value-type="string" table:style-name="ce27">
            <text:p>Fact#: 316689-317020-317029-317030-948 Rec#: 61883 TELCONET <text:s/>S.A.</text:p>
          </table:table-cell>
          <table:table-cell table:style-name="ce1"/>
          <table:table-cell office:value-type="float" office:value="2266.39" table:style-name="ce28">
            <text:p>-2.266,39</text:p>
          </table:table-cell>
          <table:table-cell office:value-type="float" office:value="1998.63" table:style-name="ce25">
            <text:p>1.998,63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R-543</text:p>
          </table:table-cell>
          <table:table-cell office:value-type="date" office:date-value="2020-02-28T00:00:00" table:style-name="ce26">
            <text:p>28-feb-20</text:p>
          </table:table-cell>
          <table:table-cell office:value-type="string" table:style-name="ce27">
            <text:p>Fact#: 1133-319747-319756-319757-319832-319835 Rec#: 5498 TELCONET <text:s/>S.A.</text:p>
          </table:table-cell>
          <table:table-cell table:style-name="ce1"/>
          <table:table-cell office:value-type="float" office:value="180.93" table:style-name="ce28">
            <text:p>-180,93</text:p>
          </table:table-cell>
          <table:table-cell office:value-type="float" office:value="1817.7" table:style-name="ce25">
            <text:p>1.817,70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FA-1329</text:p>
          </table:table-cell>
          <table:table-cell office:value-type="date" office:date-value="2020-03-01T00:00:00" table:style-name="ce26">
            <text:p>01-mar-20</text:p>
          </table:table-cell>
          <table:table-cell office:value-type="string" table:style-name="ce27">
            <text:p>Contabilización de factura # 1329 TELCONET <text:s/>S.A. por <text:s/>consumo telefónico</text:p>
          </table:table-cell>
          <table:table-cell office:value-type="float" office:value="2910.66" table:style-name="ce25">
            <text:p>2.910,66<text:s/></text:p>
          </table:table-cell>
          <table:table-cell table:style-name="ce1"/>
          <table:table-cell office:value-type="float" office:value="4728.3599999999997" table:style-name="ce25">
            <text:p>4.728,36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R-813</text:p>
          </table:table-cell>
          <table:table-cell office:value-type="date" office:date-value="2020-03-13T00:00:00" table:style-name="ce26">
            <text:p>13-mar-20</text:p>
          </table:table-cell>
          <table:table-cell office:value-type="string" table:style-name="ce27">
            <text:p>Fact#: 1329 Rec#: 5593 TELCONET <text:s/>S.A.</text:p>
          </table:table-cell>
          <table:table-cell table:style-name="ce1"/>
          <table:table-cell office:value-type="float" office:value="263.5" table:style-name="ce28">
            <text:p>-263,50</text:p>
          </table:table-cell>
          <table:table-cell office:value-type="float" office:value="4464.8599999999997" table:style-name="ce25">
            <text:p>4.464,86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IC-4411</text:p>
          </table:table-cell>
          <table:table-cell office:value-type="date" office:date-value="2020-03-23T00:00:00" table:style-name="ce26">
            <text:p>23-mar-20</text:p>
          </table:table-cell>
          <table:table-cell office:value-type="string" table:style-name="ce27">
            <text:p>Fact#: 1133-319747-319756-319757-319832-319835 Rec#: 9174 TELCONET <text:s/>S.A.</text:p>
          </table:table-cell>
          <table:table-cell table:style-name="ce1"/>
          <table:table-cell office:value-type="float" office:value="1817.7" table:style-name="ce28">
            <text:p>-1.817,70</text:p>
          </table:table-cell>
          <table:table-cell office:value-type="float" office:value="2647.16" table:style-name="ce25">
            <text:p>2.647,16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FA-1535</text:p>
          </table:table-cell>
          <table:table-cell office:value-type="date" office:date-value="2020-04-01T00:00:00" table:style-name="ce26">
            <text:p>01-abr-20</text:p>
          </table:table-cell>
          <table:table-cell office:value-type="string" table:style-name="ce27">
            <text:p>Registro.- Contabilización de factura # 1535 TELCONET <text:s/>S.A. por <text:s/>consumo telefónico</text:p>
          </table:table-cell>
          <table:table-cell office:value-type="float" office:value="2207.39" table:style-name="ce25">
            <text:p>2.207,39<text:s/></text:p>
          </table:table-cell>
          <table:table-cell table:style-name="ce1"/>
          <table:table-cell office:value-type="float" office:value="4854.55" table:style-name="ce25">
            <text:p>4.854,55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IC-6466</text:p>
          </table:table-cell>
          <table:table-cell office:value-type="date" office:date-value="2020-04-08T00:00:00" table:style-name="ce26">
            <text:p>08-abr-20</text:p>
          </table:table-cell>
          <table:table-cell office:value-type="string" table:style-name="ce27">
            <text:p>Fact#: 1329-322185-322510-322520-322521-322612 Rec#: 9383 TELCONET <text:s/>S.A.</text:p>
          </table:table-cell>
          <table:table-cell table:style-name="ce1"/>
          <table:table-cell office:value-type="float" office:value="2647.16" table:style-name="ce28">
            <text:p>-2.647,16</text:p>
          </table:table-cell>
          <table:table-cell office:value-type="float" office:value="2207.39" table:style-name="ce25">
            <text:p>2.207,39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R-1038</text:p>
          </table:table-cell>
          <table:table-cell office:value-type="date" office:date-value="2020-04-15T00:00:00" table:style-name="ce26">
            <text:p>15-abr-20</text:p>
          </table:table-cell>
          <table:table-cell office:value-type="string" table:style-name="ce27">
            <text:p>Fact#: 1535 Rec#: 5652 TELCONET <text:s/>S.A.</text:p>
          </table:table-cell>
          <table:table-cell table:style-name="ce1"/>
          <table:table-cell office:value-type="float" office:value="212.69" table:style-name="ce28">
            <text:p>-212,69</text:p>
          </table:table-cell>
          <table:table-cell office:value-type="float" office:value="1994.7" table:style-name="ce25">
            <text:p>1.994,70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FA-1734</text:p>
          </table:table-cell>
          <table:table-cell office:value-type="date" office:date-value="2020-05-01T00:00:00" table:style-name="ce26">
            <text:p>01-may-20</text:p>
          </table:table-cell>
          <table:table-cell office:value-type="string" table:style-name="ce27">
            <text:p>Contabilización de factura # 1734 TELCONET <text:s/>S.A. por <text:s/>consumo telefónico</text:p>
          </table:table-cell>
          <table:table-cell office:value-type="float" office:value="1457.09" table:style-name="ce25">
            <text:p>1.457,09<text:s/></text:p>
          </table:table-cell>
          <table:table-cell table:style-name="ce1"/>
          <table:table-cell office:value-type="float" office:value="3451.79" table:style-name="ce25">
            <text:p>3.451,79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IC-5958</text:p>
          </table:table-cell>
          <table:table-cell office:value-type="date" office:date-value="2020-05-08T00:00:00" table:style-name="ce26">
            <text:p>08-may-20</text:p>
          </table:table-cell>
          <table:table-cell office:value-type="string" table:style-name="ce27">
            <text:p>Fact#: 1535-324947-325267-325277-325278-325376 Rec#: 9333 TELCONET <text:s/>S.A.</text:p>
          </table:table-cell>
          <table:table-cell table:style-name="ce1"/>
          <table:table-cell office:value-type="float" office:value="1994.7" table:style-name="ce28">
            <text:p>-1.994,70</text:p>
          </table:table-cell>
          <table:table-cell office:value-type="float" office:value="1457.09" table:style-name="ce25">
            <text:p>1.457,09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R-1211</text:p>
          </table:table-cell>
          <table:table-cell office:value-type="date" office:date-value="2020-05-12T00:00:00" table:style-name="ce26">
            <text:p>12-may-20</text:p>
          </table:table-cell>
          <table:table-cell office:value-type="string" table:style-name="ce27">
            <text:p>Fact#: 1734 Rec#: 5752 TELCONET <text:s/>S.A.</text:p>
          </table:table-cell>
          <table:table-cell table:style-name="ce1"/>
          <table:table-cell office:value-type="float" office:value="140.38999999999999" table:style-name="ce28">
            <text:p>-140,39</text:p>
          </table:table-cell>
          <table:table-cell office:value-type="float" office:value="1316.7" table:style-name="ce25">
            <text:p>1.316,70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FA-1924</text:p>
          </table:table-cell>
          <table:table-cell office:value-type="date" office:date-value="2020-06-01T00:00:00" table:style-name="ce26">
            <text:p>01-jun-20</text:p>
          </table:table-cell>
          <table:table-cell office:value-type="string" table:style-name="ce27">
            <text:p>Contabilización de factura # 1924 TELCONET <text:s/>S.A. por <text:s/>consumo telefónico</text:p>
          </table:table-cell>
          <table:table-cell office:value-type="float" office:value="1941.7" table:style-name="ce25">
            <text:p>1.941,70<text:s/></text:p>
          </table:table-cell>
          <table:table-cell table:style-name="ce1"/>
          <table:table-cell office:value-type="float" office:value="3258.4" table:style-name="ce25">
            <text:p>3.258,40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R-1432</text:p>
          </table:table-cell>
          <table:table-cell office:value-type="date" office:date-value="2020-06-11T00:00:00" table:style-name="ce26">
            <text:p>11-jun-20</text:p>
          </table:table-cell>
          <table:table-cell office:value-type="string" table:style-name="ce27">
            <text:p>Fact#: 1924 Rec#: 5847 TELCONET <text:s/>S.A.</text:p>
          </table:table-cell>
          <table:table-cell table:style-name="ce1"/>
          <table:table-cell office:value-type="float" office:value="187.09" table:style-name="ce28">
            <text:p>-187,09</text:p>
          </table:table-cell>
          <table:table-cell office:value-type="float" office:value="3071.31" table:style-name="ce25">
            <text:p>3.071,31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IC-7418</text:p>
          </table:table-cell>
          <table:table-cell office:value-type="date" office:date-value="2020-06-18T00:00:00" table:style-name="ce26">
            <text:p>18-jun-20</text:p>
          </table:table-cell>
          <table:table-cell office:value-type="string" table:style-name="ce27">
            <text:p>Fact#: 1924-330932 Rec#: 9479 TELCONET <text:s/>S.A.</text:p>
          </table:table-cell>
          <table:table-cell table:style-name="ce1"/>
          <table:table-cell office:value-type="float" office:value="1754.61" table:style-name="ce28">
            <text:p>-1.754,61</text:p>
          </table:table-cell>
          <table:table-cell office:value-type="float" office:value="1316.7" table:style-name="ce25">
            <text:p>1.316,70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IC-7739</text:p>
          </table:table-cell>
          <table:table-cell office:value-type="date" office:date-value="2020-06-29T00:00:00" table:style-name="ce26">
            <text:p>29-jun-20</text:p>
          </table:table-cell>
          <table:table-cell office:value-type="string" table:style-name="ce27">
            <text:p>Fact#: 1734-327716-328025-328035-328036-330940 Rec#: 9515 TELCONET <text:s/>S.A.</text:p>
          </table:table-cell>
          <table:table-cell table:style-name="ce1"/>
          <table:table-cell office:value-type="float" office:value="1316.7" table:style-name="ce28">
            <text:p>-1.316,70</text:p>
          </table:table-cell>
          <table:table-cell office:value-type="float" office:value="0" table:style-name="ce25">
            <text:p>0,00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FA-2130</text:p>
          </table:table-cell>
          <table:table-cell office:value-type="date" office:date-value="2020-07-01T00:00:00" table:style-name="ce26">
            <text:p>01-jul-20</text:p>
          </table:table-cell>
          <table:table-cell office:value-type="string" table:style-name="ce27">
            <text:p>Contabilización de factura # 2130 de TELCONET <text:s/>S.A. por <text:s/>consumo telefónico</text:p>
          </table:table-cell>
          <table:table-cell office:value-type="float" office:value="3521.06" table:style-name="ce25">
            <text:p>3.521,06<text:s/></text:p>
          </table:table-cell>
          <table:table-cell table:style-name="ce1"/>
          <table:table-cell office:value-type="float" office:value="3521.06" table:style-name="ce25">
            <text:p>3.521,06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R-1731</text:p>
          </table:table-cell>
          <table:table-cell office:value-type="date" office:date-value="2020-07-14T00:00:00" table:style-name="ce26">
            <text:p>14-jul-20</text:p>
          </table:table-cell>
          <table:table-cell office:value-type="string" table:style-name="ce27">
            <text:p>Fact#: 2130 Rec#: 5981 TELCONET <text:s/>S.A.</text:p>
          </table:table-cell>
          <table:table-cell table:style-name="ce1"/>
          <table:table-cell office:value-type="float" office:value="339.26" table:style-name="ce28">
            <text:p>-339,26</text:p>
          </table:table-cell>
          <table:table-cell office:value-type="float" office:value="3181.8" table:style-name="ce25">
            <text:p>3.181,80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IC-8705</text:p>
          </table:table-cell>
          <table:table-cell office:value-type="date" office:date-value="2020-07-20T00:00:00" table:style-name="ce26">
            <text:p>20-jul-20</text:p>
          </table:table-cell>
          <table:table-cell office:value-type="string" table:style-name="ce27">
            <text:p>Fact#: 2130-333413-333725-333735-333736-333841 Rec#: 9621 TELCONET <text:s/>S.A.</text:p>
          </table:table-cell>
          <table:table-cell table:style-name="ce1"/>
          <table:table-cell office:value-type="float" office:value="3181.8" table:style-name="ce28">
            <text:p>-3.181,80</text:p>
          </table:table-cell>
          <table:table-cell office:value-type="float" office:value="0" table:style-name="ce25">
            <text:p>0,00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FA-2346</text:p>
          </table:table-cell>
          <table:table-cell office:value-type="date" office:date-value="2020-08-01T00:00:00" table:style-name="ce26">
            <text:p>01-ago-20</text:p>
          </table:table-cell>
          <table:table-cell office:value-type="string" table:style-name="ce27">
            <text:p>Contabilización de factura # 2346 del TELCONET <text:s/>S.A. por <text:s/>consumo telefónico</text:p>
          </table:table-cell>
          <table:table-cell office:value-type="float" office:value="3175.96" table:style-name="ce25">
            <text:p>3.175,96<text:s/></text:p>
          </table:table-cell>
          <table:table-cell table:style-name="ce1"/>
          <table:table-cell office:value-type="float" office:value="3175.96" table:style-name="ce25">
            <text:p>3.175,96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R-2281</text:p>
          </table:table-cell>
          <table:table-cell office:value-type="date" office:date-value="2020-08-20T00:00:00" table:style-name="ce26">
            <text:p>20-ago-20</text:p>
          </table:table-cell>
          <table:table-cell office:value-type="string" table:style-name="ce27">
            <text:p>Fact#: 2346 Rec#: 6194 TELCONET <text:s/>S.A.</text:p>
          </table:table-cell>
          <table:table-cell table:style-name="ce1"/>
          <table:table-cell office:value-type="float" office:value="306.01" table:style-name="ce28">
            <text:p>-306,01</text:p>
          </table:table-cell>
          <table:table-cell office:value-type="float" office:value="2869.95" table:style-name="ce25">
            <text:p>2.869,95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IC-11156</text:p>
          </table:table-cell>
          <table:table-cell office:value-type="date" office:date-value="2020-08-25T00:00:00" table:style-name="ce26">
            <text:p>25-ago-20</text:p>
          </table:table-cell>
          <table:table-cell office:value-type="string" table:style-name="ce27">
            <text:p>Fact#: 2346-336362-336670-336679-336680 Rec#: 9852 TELCONET <text:s/>S.A.</text:p>
          </table:table-cell>
          <table:table-cell table:style-name="ce1"/>
          <table:table-cell office:value-type="float" office:value="2869.95" table:style-name="ce28">
            <text:p>-2.869,95</text:p>
          </table:table-cell>
          <table:table-cell office:value-type="float" office:value="0" table:style-name="ce25">
            <text:p>0,00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FA-2570</text:p>
          </table:table-cell>
          <table:table-cell office:value-type="date" office:date-value="2020-09-01T00:00:00" table:style-name="ce26">
            <text:p>01-sep-20</text:p>
          </table:table-cell>
          <table:table-cell office:value-type="string" table:style-name="ce27">
            <text:p>Contabilización de factura # 2570 del TELCONET <text:s/>S.A. por <text:s/>consumo telefónico</text:p>
          </table:table-cell>
          <table:table-cell office:value-type="float" office:value="4933.87" table:style-name="ce25">
            <text:p>4.933,87<text:s/></text:p>
          </table:table-cell>
          <table:table-cell table:style-name="ce1"/>
          <table:table-cell office:value-type="float" office:value="4933.87" table:style-name="ce25">
            <text:p>4.933,87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R-2537</text:p>
          </table:table-cell>
          <table:table-cell office:value-type="date" office:date-value="2020-09-29T00:00:00" table:style-name="ce26">
            <text:p>29-sep-20</text:p>
          </table:table-cell>
          <table:table-cell office:value-type="string" table:style-name="ce27">
            <text:p>Fact#: 2570-339672-339673-339808 Rec#: 6301 TELCONET <text:s/>S.A.</text:p>
          </table:table-cell>
          <table:table-cell table:style-name="ce1"/>
          <table:table-cell office:value-type="float" office:value="475.38" table:style-name="ce28">
            <text:p>-475,38</text:p>
          </table:table-cell>
          <table:table-cell office:value-type="float" office:value="4458.49" table:style-name="ce25">
            <text:p>4.458,49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FA-2882</text:p>
          </table:table-cell>
          <table:table-cell office:value-type="date" office:date-value="2020-10-11T00:00:00" table:style-name="ce26">
            <text:p>11-oct-20</text:p>
          </table:table-cell>
          <table:table-cell office:value-type="string" table:style-name="ce27">
            <text:p>Contabilización de factura # 2882 del TELCONET <text:s/>S.A. por <text:s/>consumo telefónico</text:p>
          </table:table-cell>
          <table:table-cell office:value-type="float" office:value="6519.48" table:style-name="ce25">
            <text:p>6.519,48<text:s/></text:p>
          </table:table-cell>
          <table:table-cell table:style-name="ce1"/>
          <table:table-cell office:value-type="float" office:value="10977.97" table:style-name="ce25">
            <text:p>10.977,97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R-2630</text:p>
          </table:table-cell>
          <table:table-cell office:value-type="date" office:date-value="2020-10-19T00:00:00" table:style-name="ce26">
            <text:p>19-oct-20</text:p>
          </table:table-cell>
          <table:table-cell office:value-type="string" table:style-name="ce27">
            <text:p>Fact#: 2882 Rec#: 6323 TELCONET <text:s/>S.A.</text:p>
          </table:table-cell>
          <table:table-cell table:style-name="ce1"/>
          <table:table-cell office:value-type="float" office:value="628.16" table:style-name="ce28">
            <text:p>-628,16</text:p>
          </table:table-cell>
          <table:table-cell office:value-type="float" office:value="10349.81" table:style-name="ce25">
            <text:p>10.349,81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IC-12369</text:p>
          </table:table-cell>
          <table:table-cell office:value-type="date" office:date-value="2020-10-23T00:00:00" table:style-name="ce26">
            <text:p>23-oct-20</text:p>
          </table:table-cell>
          <table:table-cell office:value-type="string" table:style-name="ce27">
            <text:p>Fact#: 2570-339364-339672-339673-339808-343352 Rec#: 9981 TELCONET <text:s/>S.A.</text:p>
          </table:table-cell>
          <table:table-cell table:style-name="ce1"/>
          <table:table-cell office:value-type="float" office:value="4458.49" table:style-name="ce28">
            <text:p>-4.458,49</text:p>
          </table:table-cell>
          <table:table-cell office:value-type="float" office:value="5891.32" table:style-name="ce25">
            <text:p>5.891,32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IC-13656</text:p>
          </table:table-cell>
          <table:table-cell office:value-type="date" office:date-value="2020-10-28T00:00:00" table:style-name="ce26">
            <text:p>28-oct-20</text:p>
          </table:table-cell>
          <table:table-cell office:value-type="string" table:style-name="ce27">
            <text:p>Fact#: 2882-342838-342911-343208-343217-343218 Rec#: 10127 TELCONET <text:s/>S.A.</text:p>
          </table:table-cell>
          <table:table-cell table:style-name="ce1"/>
          <table:table-cell office:value-type="float" office:value="5891.32" table:style-name="ce28">
            <text:p>-5.891,32</text:p>
          </table:table-cell>
          <table:table-cell office:value-type="float" office:value="0" table:style-name="ce25">
            <text:p>0,00<text:s/></text:p>
          </table:table-cell>
          <table:table-cell table:number-columns-repeated="16378"/>
        </table:table-row>
        <table:table-row table:style-name="ro2">
          <table:table-cell table:number-columns-repeated="3" table:style-name="ce1"/>
          <table:table-cell office:value-type="float" office:value="31157.829999999998" table:formula="of:=SUM([.D3:.D34])" table:style-name="ce1">
            <text:p>31157,83</text:p>
          </table:table-cell>
          <table:table-cell table:number-columns-repeated="16380" table:style-name="ce1"/>
        </table:table-row>
        <table:table-row table:number-rows-repeated="1048541" table:style-name="ro2">
          <table:table-cell table:number-columns-repeated="16384"/>
        </table:table-row>
      </table:table>
      <table:table table:name="CxP_Telconet" table:style-name="ta1">
        <table:table-column table:style-name="co20" table:number-columns-repeated="2" table:default-cell-style-name="ce1"/>
        <table:table-column table:style-name="co21" table:default-cell-style-name="ce1"/>
        <table:table-column table:style-name="co19" table:default-cell-style-name="ce1"/>
        <table:table-column table:style-name="co18" table:default-cell-style-name="ce1"/>
        <table:table-column table:style-name="co22" table:default-cell-style-name="ce1"/>
        <table:table-column table:style-name="co13" table:number-columns-repeated="58" table:default-cell-style-name="ce1"/>
        <table:table-column table:style-name="co4" table:number-columns-repeated="16320" table:default-cell-style-name="ce1"/>
        <table:table-row table:style-name="ro2">
          <table:table-cell office:value-type="string" table:style-name="ce22">
            <text:p>Auxiliar</text:p>
          </table:table-cell>
          <table:table-cell office:value-type="string" table:style-name="ce23">
            <text:p>PV <text:s text:c="2"/>TEL001 <text:s text:c="2"/>TELCONET S.A.</text:p>
          </table:table-cell>
          <table:table-cell table:number-columns-repeated="2" table:style-name="ce1"/>
          <table:table-cell office:value-type="string" table:style-name="ce24">
            <text:p>Saldo Inicial</text:p>
          </table:table-cell>
          <table:table-cell office:value-type="float" office:value="-381100.91" table:style-name="ce25">
            <text:p>-381.100,9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dig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detalle</text:p>
          </table:table-cell>
          <table:table-cell office:value-type="string" table:style-name="ce1">
            <text:p>pagos</text:p>
          </table:table-cell>
          <table:table-cell office:value-type="string" table:style-name="ce1">
            <text:p>fact. Recibida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3">
            <text:p>DF-39</text:p>
          </table:table-cell>
          <table:table-cell office:value-type="date" office:date-value="2020-01-02T00:00:00" table:style-name="ce26">
            <text:p>02-ene-20</text:p>
          </table:table-cell>
          <table:table-cell office:value-type="string" table:style-name="ce27">
            <text:p>Fact # 398268 TEL001-TELCONET S.A. CLOUD EMAIL PROTECTION BÁSICO 30 DOMINIO Y 5GB(30 CORREOS) MES DE ENE-2020</text:p>
          </table:table-cell>
          <table:table-cell table:style-name="ce1"/>
          <table:table-cell office:value-type="float" office:value="156.55000000000001" table:style-name="ce28">
            <text:p>-156,55</text:p>
          </table:table-cell>
          <table:table-cell office:value-type="float" office:value="-381257.46" table:style-name="ce25">
            <text:p>-381.257,46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40</text:p>
          </table:table-cell>
          <table:table-cell office:value-type="date" office:date-value="2020-01-02T00:00:00" table:style-name="ce26">
            <text:p>02-ene-20</text:p>
          </table:table-cell>
          <table:table-cell office:value-type="string" table:style-name="ce27">
            <text:p>Fact # 398269 TEL001-TELCONET S.A. SERVICIO POR UNIDAD VIRTUAL MES DE ENE-2020</text:p>
          </table:table-cell>
          <table:table-cell table:style-name="ce1"/>
          <table:table-cell office:value-type="float" office:value="3833.99" table:style-name="ce28">
            <text:p>-3.833,99</text:p>
          </table:table-cell>
          <table:table-cell office:value-type="float" office:value="-385091.45" table:style-name="ce25">
            <text:p>-385.091,45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41</text:p>
          </table:table-cell>
          <table:table-cell office:value-type="date" office:date-value="2020-01-02T00:00:00" table:style-name="ce26">
            <text:p>02-ene-20</text:p>
          </table:table-cell>
          <table:table-cell office:value-type="string" table:style-name="ce27">
            <text:p>Fact # 399117 TEL001-TELCONET S.A. SERVICIO POR L3MPLS 10240K VALLECNT, ETAPAMALOCUENCA, LEVEL3PROSPERINA, ETAPARUMIURCUCUENCA -5120K CONTECONGYE Y INTERNET WIFI 23552 ELGUABOBONITO</text:p>
          </table:table-cell>
          <table:table-cell table:style-name="ce1"/>
          <table:table-cell office:value-type="float" office:value="979" table:style-name="ce28">
            <text:p>-979,00</text:p>
          </table:table-cell>
          <table:table-cell office:value-type="float" office:value="-386070.45" table:style-name="ce25">
            <text:p>-386.070,45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42</text:p>
          </table:table-cell>
          <table:table-cell office:value-type="date" office:date-value="2020-01-02T00:00:00" table:style-name="ce26">
            <text:p>02-ene-20</text:p>
          </table:table-cell>
          <table:table-cell office:value-type="string" table:style-name="ce27">
            <text:p>Fact # 399648 TEL001-TELCONET S.A. CLEAR CHANNEL TDMOIP 3 E1 10240K LINKO MÓVIL MES DE ENE-2020</text:p>
          </table:table-cell>
          <table:table-cell table:style-name="ce1"/>
          <table:table-cell office:value-type="float" office:value="77" table:style-name="ce28">
            <text:p>-77,00</text:p>
          </table:table-cell>
          <table:table-cell office:value-type="float" office:value="-386147.45" table:style-name="ce25">
            <text:p>-386.147,45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43</text:p>
          </table:table-cell>
          <table:table-cell office:value-type="date" office:date-value="2020-01-02T00:00:00" table:style-name="ce26">
            <text:p>02-ene-20</text:p>
          </table:table-cell>
          <table:table-cell office:value-type="string" table:style-name="ce27">
            <text:p>Fact # 399649 TEL001-TELCONET S.A. SERVICIO DE LÍNEAS TELEFÓNICAS MES DE ENE-2020</text:p>
          </table:table-cell>
          <table:table-cell table:style-name="ce1"/>
          <table:table-cell office:value-type="float" office:value="1481.92" table:style-name="ce28">
            <text:p>-1.481,92</text:p>
          </table:table-cell>
          <table:table-cell office:value-type="float" office:value="-387629.37" table:style-name="ce25">
            <text:p>-387.629,37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44</text:p>
          </table:table-cell>
          <table:table-cell office:value-type="date" office:date-value="2020-01-02T00:00:00" table:style-name="ce26">
            <text:p>02-ene-20</text:p>
          </table:table-cell>
          <table:table-cell office:value-type="string" table:style-name="ce27">
            <text:p>Fact # 399947 TEL001-TELCONET S.A. ENLACE TDM CLEAR CHANNEL CONTRA SETEL 1E1 MES DE ENE-2020</text:p>
          </table:table-cell>
          <table:table-cell table:style-name="ce1"/>
          <table:table-cell office:value-type="float" office:value="77" table:style-name="ce28">
            <text:p>-77,00</text:p>
          </table:table-cell>
          <table:table-cell office:value-type="float" office:value="-387706.37" table:style-name="ce25">
            <text:p>-387.706,37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36</text:p>
          </table:table-cell>
          <table:table-cell office:value-type="date" office:date-value="2020-02-03T00:00:00" table:style-name="ce26">
            <text:p>03-feb-20</text:p>
          </table:table-cell>
          <table:table-cell office:value-type="string" table:style-name="ce27">
            <text:p>Fact # 402825 TEL001-TELCONET S.A. ENLACE TDM CLEAR CHANNEL CONTRA SETEL 1E1 MES DE <text:s/>FEB-2020</text:p>
          </table:table-cell>
          <table:table-cell table:style-name="ce1"/>
          <table:table-cell office:value-type="float" office:value="77" table:style-name="ce28">
            <text:p>-77,00</text:p>
          </table:table-cell>
          <table:table-cell office:value-type="float" office:value="-387783.37" table:style-name="ce25">
            <text:p>-387.783,37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37</text:p>
          </table:table-cell>
          <table:table-cell office:value-type="date" office:date-value="2020-02-03T00:00:00" table:style-name="ce26">
            <text:p>03-feb-20</text:p>
          </table:table-cell>
          <table:table-cell office:value-type="string" table:style-name="ce27">
            <text:p>Fact # 402531 TEL001-TELCONET S.A. SERVICIO DE LÍNEAS TELEFÓNICAS MES DE FEB-2020</text:p>
          </table:table-cell>
          <table:table-cell table:style-name="ce1"/>
          <table:table-cell office:value-type="float" office:value="1481.92" table:style-name="ce28">
            <text:p>-1.481,92</text:p>
          </table:table-cell>
          <table:table-cell office:value-type="float" office:value="-389265.29" table:style-name="ce25">
            <text:p>-389.265,29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38</text:p>
          </table:table-cell>
          <table:table-cell office:value-type="date" office:date-value="2020-02-03T00:00:00" table:style-name="ce26">
            <text:p>03-feb-20</text:p>
          </table:table-cell>
          <table:table-cell office:value-type="string" table:style-name="ce27">
            <text:p>Fact # 402530 TEL001-TELCONET S.A. CLEAR CHANNEL TDMOIP 3 E1 MÓVIL MES DE FEB-2020</text:p>
          </table:table-cell>
          <table:table-cell table:style-name="ce1"/>
          <table:table-cell office:value-type="float" office:value="77" table:style-name="ce28">
            <text:p>-77,00</text:p>
          </table:table-cell>
          <table:table-cell office:value-type="float" office:value="-389342.29" table:style-name="ce25">
            <text:p>-389.342,29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39</text:p>
          </table:table-cell>
          <table:table-cell office:value-type="date" office:date-value="2020-02-03T00:00:00" table:style-name="ce26">
            <text:p>03-feb-20</text:p>
          </table:table-cell>
          <table:table-cell office:value-type="string" table:style-name="ce27">
            <text:p>Fact # 401996 TEL001-TELCONET S.A. L3MPLS 10240K LINKOVALLECNT, ETAPABMALOCUENCA, LEVEL3PROSPERINA, ETAPARUMIURCUCUENCA, L3MPLS 5120K CONTECONGYE, INTERNET WIFI 23552K WIFIELGUABOBONITO</text:p>
          </table:table-cell>
          <table:table-cell table:style-name="ce1"/>
          <table:table-cell office:value-type="float" office:value="979" table:style-name="ce28">
            <text:p>-979,00</text:p>
          </table:table-cell>
          <table:table-cell office:value-type="float" office:value="-390321.29" table:style-name="ce25">
            <text:p>-390.321,29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40</text:p>
          </table:table-cell>
          <table:table-cell office:value-type="date" office:date-value="2020-02-03T00:00:00" table:style-name="ce26">
            <text:p>03-feb-20</text:p>
          </table:table-cell>
          <table:table-cell office:value-type="string" table:style-name="ce27">
            <text:p>Fact # 401146 TEL001-TELCONET S.A. SERVICIOS POR UNIDADES VIRTUALES MES DE FEB-2020</text:p>
          </table:table-cell>
          <table:table-cell table:style-name="ce1"/>
          <table:table-cell office:value-type="float" office:value="3833.99" table:style-name="ce28">
            <text:p>-3.833,99</text:p>
          </table:table-cell>
          <table:table-cell office:value-type="float" office:value="-394155.28" table:style-name="ce25">
            <text:p>-394.155,28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41</text:p>
          </table:table-cell>
          <table:table-cell office:value-type="date" office:date-value="2020-02-03T00:00:00" table:style-name="ce26">
            <text:p>03-feb-20</text:p>
          </table:table-cell>
          <table:table-cell office:value-type="string" table:style-name="ce27">
            <text:p>Fact # 401145 TEL001-TELCONET S.A. CLOUD EMAIL PROTECTION BÁSICO 30 DOMINIO Y SERVICIO CLOUDMAIL 5 GB(30 CORREOS) MES DE FEB-2020</text:p>
          </table:table-cell>
          <table:table-cell table:style-name="ce1"/>
          <table:table-cell office:value-type="float" office:value="156.55000000000001" table:style-name="ce28">
            <text:p>-156,55</text:p>
          </table:table-cell>
          <table:table-cell office:value-type="float" office:value="-394311.83" table:style-name="ce25">
            <text:p>-394.311,83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44</text:p>
          </table:table-cell>
          <table:table-cell office:value-type="date" office:date-value="2020-02-17T00:00:00" table:style-name="ce26">
            <text:p>17-feb-20</text:p>
          </table:table-cell>
          <table:table-cell office:value-type="string" table:style-name="ce27">
            <text:p>Fact # 403518 TEL001-TELCONET S.A. SERVICIO POR CLOUD IAAS, CONCENTRADOR DEL 03 AL 27 FEB Y HOUSING ACCESORIOS-POTENCIA-ALQUILER DE ESPACIO DEL 03 AL 27 FEB DEL 2020</text:p>
          </table:table-cell>
          <table:table-cell table:style-name="ce1"/>
          <table:table-cell office:value-type="float" office:value="408.95" table:style-name="ce28">
            <text:p>-408,95</text:p>
          </table:table-cell>
          <table:table-cell office:value-type="float" office:value="-394720.78" table:style-name="ce25">
            <text:p>-394.720,78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1</text:p>
          </table:table-cell>
          <table:table-cell office:value-type="date" office:date-value="2020-03-02T00:00:00" table:style-name="ce26">
            <text:p>02-mar-20</text:p>
          </table:table-cell>
          <table:table-cell office:value-type="string" table:style-name="ce27">
            <text:p>Fact # 404028 TEL001-TELCONET S.A. CLOUD EMAIL PROTECTION BÁSICO 30 DOMINIO Y SERVICIO DE CLOUDMAIL 5GB(30 CORREOS) MES DE MAR-2020</text:p>
          </table:table-cell>
          <table:table-cell table:style-name="ce1"/>
          <table:table-cell office:value-type="float" office:value="156.55000000000001" table:style-name="ce28">
            <text:p>-156,55</text:p>
          </table:table-cell>
          <table:table-cell office:value-type="float" office:value="-394877.33" table:style-name="ce25">
            <text:p>-394.877,33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2</text:p>
          </table:table-cell>
          <table:table-cell office:value-type="date" office:date-value="2020-03-02T00:00:00" table:style-name="ce26">
            <text:p>02-mar-20</text:p>
          </table:table-cell>
          <table:table-cell office:value-type="string" table:style-name="ce27">
            <text:p>Fact # 404029 TEL001-TELCONET S.A. SERVICIOS DE UNIDADES VIRTUALES MES DE MAR-2020</text:p>
          </table:table-cell>
          <table:table-cell table:style-name="ce1"/>
          <table:table-cell office:value-type="float" office:value="3833.99" table:style-name="ce28">
            <text:p>-3.833,99</text:p>
          </table:table-cell>
          <table:table-cell office:value-type="float" office:value="-398711.32" table:style-name="ce25">
            <text:p>-398.711,32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3</text:p>
          </table:table-cell>
          <table:table-cell office:value-type="date" office:date-value="2020-03-02T00:00:00" table:style-name="ce26">
            <text:p>02-mar-20</text:p>
          </table:table-cell>
          <table:table-cell office:value-type="string" table:style-name="ce27">
            <text:p>Fact # 405428 TEL001-TELCONET S.A. CLEAR CHANNEL TDMOIP 3 E1 10240K MÓVIL MES DE MAR-2020</text:p>
          </table:table-cell>
          <table:table-cell table:style-name="ce1"/>
          <table:table-cell office:value-type="float" office:value="77" table:style-name="ce28">
            <text:p>-77,00</text:p>
          </table:table-cell>
          <table:table-cell office:value-type="float" office:value="-398788.32" table:style-name="ce25">
            <text:p>-398.788,32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4</text:p>
          </table:table-cell>
          <table:table-cell office:value-type="date" office:date-value="2020-03-02T00:00:00" table:style-name="ce26">
            <text:p>02-mar-20</text:p>
          </table:table-cell>
          <table:table-cell office:value-type="string" table:style-name="ce27">
            <text:p>Fact # 405429 TEL001-TELCONET S.A. SERVICIOS DE LÍNEAS TELEFÓNICAS MES DE MAR-2020</text:p>
          </table:table-cell>
          <table:table-cell table:style-name="ce1"/>
          <table:table-cell office:value-type="float" office:value="1481.92" table:style-name="ce28">
            <text:p>-1.481,92</text:p>
          </table:table-cell>
          <table:table-cell office:value-type="float" office:value="-400270.24" table:style-name="ce25">
            <text:p>-400.270,24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5</text:p>
          </table:table-cell>
          <table:table-cell office:value-type="date" office:date-value="2020-03-02T00:00:00" table:style-name="ce26">
            <text:p>02-mar-20</text:p>
          </table:table-cell>
          <table:table-cell office:value-type="string" table:style-name="ce27">
            <text:p>Fact # 405723 TEL001-TELCONET S.A. ENLACE TDM CLEAR CHANNEL CONTRA SETEL 1E1 MES DE MAR-2020</text:p>
          </table:table-cell>
          <table:table-cell table:style-name="ce1"/>
          <table:table-cell office:value-type="float" office:value="77" table:style-name="ce28">
            <text:p>-77,00</text:p>
          </table:table-cell>
          <table:table-cell office:value-type="float" office:value="-400347.24" table:style-name="ce25">
            <text:p>-400.347,24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R-932</text:p>
          </table:table-cell>
          <table:table-cell office:value-type="date" office:date-value="2020-03-31T00:00:00" table:style-name="ce26">
            <text:p>31-mar-20</text:p>
          </table:table-cell>
          <table:table-cell office:value-type="string" table:style-name="ce27">
            <text:p>NC # 16366 TEL001-TELCONET S.A. N/C APLICA A FACTURA#403518 POR SERVICIOS NO SOLICITADOS</text:p>
          </table:table-cell>
          <table:table-cell office:value-type="float" office:value="408.95" table:style-name="ce25">
            <text:p>408,95<text:s/></text:p>
          </table:table-cell>
          <table:table-cell table:style-name="ce1"/>
          <table:table-cell office:value-type="float" office:value="-399938.29" table:style-name="ce25">
            <text:p>-399.938,29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17</text:p>
          </table:table-cell>
          <table:table-cell office:value-type="date" office:date-value="2020-04-01T00:00:00" table:style-name="ce26">
            <text:p>01-abr-20</text:p>
          </table:table-cell>
          <table:table-cell office:value-type="string" table:style-name="ce27">
            <text:p>Fact # 406851 TEL001-TELCONET S.A. SERVICIO POR CLOUD EMAIL PROTECTION BASICO 30 DOMINIO Y <text:s/>CLOUDMAIL 5 GB(30 CORREO) MES DE ABRIL 2020</text:p>
          </table:table-cell>
          <table:table-cell table:style-name="ce1"/>
          <table:table-cell office:value-type="float" office:value="155.49" table:style-name="ce28">
            <text:p>-155,49</text:p>
          </table:table-cell>
          <table:table-cell office:value-type="float" office:value="-400093.78" table:style-name="ce25">
            <text:p>-400.093,78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18</text:p>
          </table:table-cell>
          <table:table-cell office:value-type="date" office:date-value="2020-04-01T00:00:00" table:style-name="ce26">
            <text:p>01-abr-20</text:p>
          </table:table-cell>
          <table:table-cell office:value-type="string" table:style-name="ce27">
            <text:p>Fact # 406852 TEL001-TELCONET S.A. SERVICIOS DE UNIDADES VIRTUALES MES DE ABRIL 2020</text:p>
          </table:table-cell>
          <table:table-cell table:style-name="ce1"/>
          <table:table-cell office:value-type="float" office:value="3807.85" table:style-name="ce28">
            <text:p>-3.807,85</text:p>
          </table:table-cell>
          <table:table-cell office:value-type="float" office:value="-403901.63" table:style-name="ce25">
            <text:p>-403.901,63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19</text:p>
          </table:table-cell>
          <table:table-cell office:value-type="date" office:date-value="2020-04-01T00:00:00" table:style-name="ce26">
            <text:p>01-abr-20</text:p>
          </table:table-cell>
          <table:table-cell office:value-type="string" table:style-name="ce27">
            <text:p>Fact # 407722 TEL001-TELCONET S.A. SERVICIO POR L3MPLS 10240K VALLECNT, <text:s/>-ETAPABMALOCUENCA, -LEVEL3PROSPERINA, -ETAPARUMIURCUCUENCA Y CONTECONGYE MES DE ABRIL 2020</text:p>
          </table:table-cell>
          <table:table-cell table:style-name="ce1"/>
          <table:table-cell office:value-type="float" office:value="469.77" table:style-name="ce28">
            <text:p>-469,77</text:p>
          </table:table-cell>
          <table:table-cell office:value-type="float" office:value="-404371.4" table:style-name="ce25">
            <text:p>-404.371,40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20</text:p>
          </table:table-cell>
          <table:table-cell office:value-type="date" office:date-value="2020-04-01T00:00:00" table:style-name="ce26">
            <text:p>01-abr-20</text:p>
          </table:table-cell>
          <table:table-cell office:value-type="string" table:style-name="ce27">
            <text:p>Fact # 408247 TEL001-TELCONET S.A. SERVICIOS POR CLEAR CHANNEL TDMOIP 3 E1 10240K LINKO_MOVIL MES DE ABRIL 2020</text:p>
          </table:table-cell>
          <table:table-cell table:style-name="ce1"/>
          <table:table-cell office:value-type="float" office:value="76.47" table:style-name="ce28">
            <text:p>-76,47</text:p>
          </table:table-cell>
          <table:table-cell office:value-type="float" office:value="-404447.87" table:style-name="ce25">
            <text:p>-404.447,87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21</text:p>
          </table:table-cell>
          <table:table-cell office:value-type="date" office:date-value="2020-04-01T00:00:00" table:style-name="ce26">
            <text:p>01-abr-20</text:p>
          </table:table-cell>
          <table:table-cell office:value-type="string" table:style-name="ce27">
            <text:p>Fact # 408248 TEL001-TELCONET S.A. SERVICIO POR LINEAS TELEFÓNICAS MES DE ABRIL 2020</text:p>
          </table:table-cell>
          <table:table-cell table:style-name="ce1"/>
          <table:table-cell office:value-type="float" office:value="1471.81" table:style-name="ce28">
            <text:p>-1.471,81</text:p>
          </table:table-cell>
          <table:table-cell office:value-type="float" office:value="-405919.68" table:style-name="ce25">
            <text:p>-405.919,68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22</text:p>
          </table:table-cell>
          <table:table-cell office:value-type="date" office:date-value="2020-04-01T00:00:00" table:style-name="ce26">
            <text:p>01-abr-20</text:p>
          </table:table-cell>
          <table:table-cell office:value-type="string" table:style-name="ce27">
            <text:p>Fact # 408532 TEL001-TELCONET S.A. SERVICIO POR ENLACE TDM CLEAR CHANNEL CONTRA SETEL MES DE ABRIL 2020</text:p>
          </table:table-cell>
          <table:table-cell table:style-name="ce1"/>
          <table:table-cell office:value-type="float" office:value="76.47" table:style-name="ce28">
            <text:p>-76,47</text:p>
          </table:table-cell>
          <table:table-cell office:value-type="float" office:value="-405996.15" table:style-name="ce25">
            <text:p>-405.996,15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23</text:p>
          </table:table-cell>
          <table:table-cell office:value-type="date" office:date-value="2020-04-02T00:00:00" table:style-name="ce26">
            <text:p>02-abr-20</text:p>
          </table:table-cell>
          <table:table-cell office:value-type="string" table:style-name="ce27">
            <text:p>Fact # 408935 TEL001-TELCONET S.A. SERVICIO POR <text:s/>L3MPLS 5120 K CONTECONGY, <text:s/>L3MPLS 1024 K ETAPABMALOCUENCA, EETAPARUMIURCUCUENCA, OVALLECNT Y LEVEL3PROSPERINA MES DE MAR 2020</text:p>
          </table:table-cell>
          <table:table-cell table:style-name="ce1"/>
          <table:table-cell office:value-type="float" office:value="469.77" table:style-name="ce28">
            <text:p>-469,77</text:p>
          </table:table-cell>
          <table:table-cell office:value-type="float" office:value="-406465.92" table:style-name="ce25">
            <text:p>-406.465,92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1</text:p>
          </table:table-cell>
          <table:table-cell office:value-type="date" office:date-value="2020-05-01T00:00:00" table:style-name="ce26">
            <text:p>01-may-20</text:p>
          </table:table-cell>
          <table:table-cell office:value-type="string" table:style-name="ce27">
            <text:p>Fact # 409541 TEL001-TELCONET S.A. SERVICIOS POR <text:s/>CLOUD EMAIL BASICO 30 DOMINIO, <text:s/>5 GB(30 CORREO) MAY 2020, <text:s/>(WEBHOSTING MEDIO 300 MB, PLAN WEBHOSTING PLUS LINKO.WS, SERVICIO DNS(NETVOICE.EC) DE MAY 2020 A MAY 2021</text:p>
          </table:table-cell>
          <table:table-cell table:style-name="ce1"/>
          <table:table-cell office:value-type="float" office:value="761.82" table:style-name="ce28">
            <text:p>-761,82</text:p>
          </table:table-cell>
          <table:table-cell office:value-type="float" office:value="-407227.74" table:style-name="ce25">
            <text:p>-407.227,74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2</text:p>
          </table:table-cell>
          <table:table-cell office:value-type="date" office:date-value="2020-05-01T00:00:00" table:style-name="ce26">
            <text:p>01-may-20</text:p>
          </table:table-cell>
          <table:table-cell office:value-type="string" table:style-name="ce27">
            <text:p>Fact # 409542 TEL001-TELCONET S.A. SERVICIO POR UNIDAD VIRTUAL MES DE MAYO-2020</text:p>
          </table:table-cell>
          <table:table-cell table:style-name="ce1"/>
          <table:table-cell office:value-type="float" office:value="3807.85" table:style-name="ce28">
            <text:p>-3.807,85</text:p>
          </table:table-cell>
          <table:table-cell office:value-type="float" office:value="-411035.59" table:style-name="ce25">
            <text:p>-411.035,59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3</text:p>
          </table:table-cell>
          <table:table-cell office:value-type="date" office:date-value="2020-05-01T00:00:00" table:style-name="ce26">
            <text:p>01-may-20</text:p>
          </table:table-cell>
          <table:table-cell office:value-type="string" table:style-name="ce27">
            <text:p>Fact # 410360 TEL001-TELCONET S.A. SERVICIOS POR L3MPLS 10240K VALLECN, -ETAPABMALOCUENCA, LEVEL3PROSPERINA, -ETAPARUMIURCUCUENCA, CONTECONGYE MES DE MAYO 2020</text:p>
          </table:table-cell>
          <table:table-cell table:style-name="ce1"/>
          <table:table-cell office:value-type="float" office:value="469.77" table:style-name="ce28">
            <text:p>-469,77</text:p>
          </table:table-cell>
          <table:table-cell office:value-type="float" office:value="-411505.36" table:style-name="ce25">
            <text:p>-411.505,36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4</text:p>
          </table:table-cell>
          <table:table-cell office:value-type="date" office:date-value="2020-05-01T00:00:00" table:style-name="ce26">
            <text:p>01-may-20</text:p>
          </table:table-cell>
          <table:table-cell office:value-type="string" table:style-name="ce27">
            <text:p>Fact # 410862 TEL001-TELCONET S.A. SERVICIO POR CLEAR CHANNEL TDMOIP 3 E1 10240K LINKO_MOVIL MES DE MAYO 2020</text:p>
          </table:table-cell>
          <table:table-cell table:style-name="ce1"/>
          <table:table-cell office:value-type="float" office:value="76.47" table:style-name="ce28">
            <text:p>-76,47</text:p>
          </table:table-cell>
          <table:table-cell office:value-type="float" office:value="-411581.83" table:style-name="ce25">
            <text:p>-411.581,83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5</text:p>
          </table:table-cell>
          <table:table-cell office:value-type="date" office:date-value="2020-05-01T00:00:00" table:style-name="ce26">
            <text:p>01-may-20</text:p>
          </table:table-cell>
          <table:table-cell office:value-type="string" table:style-name="ce27">
            <text:p>Fact # 410863 TEL001-TELCONET S.A. SERVICIO POR LINEAS TELEFÓNICAS MES MAYO 2020</text:p>
          </table:table-cell>
          <table:table-cell table:style-name="ce1"/>
          <table:table-cell office:value-type="float" office:value="1471.81" table:style-name="ce28">
            <text:p>-1.471,81</text:p>
          </table:table-cell>
          <table:table-cell office:value-type="float" office:value="-413053.64" table:style-name="ce25">
            <text:p>-413.053,64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6</text:p>
          </table:table-cell>
          <table:table-cell office:value-type="date" office:date-value="2020-05-01T00:00:00" table:style-name="ce26">
            <text:p>01-may-20</text:p>
          </table:table-cell>
          <table:table-cell office:value-type="string" table:style-name="ce27">
            <text:p>Fact # 411131 TEL001-TELCONET S.A. SERVICIO POR ENLACE TDM CLEAR CHANNEL CONTRA SETEL MES DE MAYO 2020</text:p>
          </table:table-cell>
          <table:table-cell table:style-name="ce1"/>
          <table:table-cell office:value-type="float" office:value="76.47" table:style-name="ce28">
            <text:p>-76,47</text:p>
          </table:table-cell>
          <table:table-cell office:value-type="float" office:value="-413130.11" table:style-name="ce25">
            <text:p>-413.130,11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32</text:p>
          </table:table-cell>
          <table:table-cell office:value-type="date" office:date-value="2020-06-01T00:00:00" table:style-name="ce26">
            <text:p>01-jun-20</text:p>
          </table:table-cell>
          <table:table-cell office:value-type="string" table:style-name="ce27">
            <text:p>Fact # 412233 TEL001-TELCONET S.A. SERVICIO DE CLOUD EMAIL PROTECTION BASICO 30 DOMINIO Y CLOUDMAIL 5 GB(30 CORREO) MES DE JUNIO 2020</text:p>
          </table:table-cell>
          <table:table-cell table:style-name="ce1"/>
          <table:table-cell office:value-type="float" office:value="155.49" table:style-name="ce28">
            <text:p>-155,49</text:p>
          </table:table-cell>
          <table:table-cell office:value-type="float" office:value="-413285.6" table:style-name="ce25">
            <text:p>-413.285,60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33</text:p>
          </table:table-cell>
          <table:table-cell office:value-type="date" office:date-value="2020-06-01T00:00:00" table:style-name="ce26">
            <text:p>01-jun-20</text:p>
          </table:table-cell>
          <table:table-cell office:value-type="string" table:style-name="ce27">
            <text:p>Fact # 412234 TEL001-TELCONET S.A. SERVICIO POR UNIDAD VIRTUAL MES DE JUNIO 2020</text:p>
          </table:table-cell>
          <table:table-cell table:style-name="ce1"/>
          <table:table-cell office:value-type="float" office:value="3807.85" table:style-name="ce28">
            <text:p>-3.807,85</text:p>
          </table:table-cell>
          <table:table-cell office:value-type="float" office:value="-417093.45" table:style-name="ce25">
            <text:p>-417.093,45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34</text:p>
          </table:table-cell>
          <table:table-cell office:value-type="date" office:date-value="2020-06-01T00:00:00" table:style-name="ce26">
            <text:p>01-jun-20</text:p>
          </table:table-cell>
          <table:table-cell office:value-type="string" table:style-name="ce27">
            <text:p>Fact # 413052 TEL001-TELCONET S.A. SERVICIO POR L3MPLS 10240K LINKOVALLECNT, ETAPABMALOCUENCA, LEVEL3PROSPERINA, ETAPARUMIURCUCUENCA, CONTECONGYE MES DE JUNIO 2020</text:p>
          </table:table-cell>
          <table:table-cell table:style-name="ce1"/>
          <table:table-cell office:value-type="float" office:value="469.77" table:style-name="ce28">
            <text:p>-469,77</text:p>
          </table:table-cell>
          <table:table-cell office:value-type="float" office:value="-417563.22" table:style-name="ce25">
            <text:p>-417.563,22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35</text:p>
          </table:table-cell>
          <table:table-cell office:value-type="date" office:date-value="2020-06-01T00:00:00" table:style-name="ce26">
            <text:p>01-jun-20</text:p>
          </table:table-cell>
          <table:table-cell office:value-type="string" table:style-name="ce27">
            <text:p>Fact # 413558 TEL001-TELCONET S.A. SERVICIO POR CLEAR CHANNEL TDMOIP 3 E1 10240K LINKO_MOVIL MES DE JUNIO 2020</text:p>
          </table:table-cell>
          <table:table-cell table:style-name="ce1"/>
          <table:table-cell office:value-type="float" office:value="76.47" table:style-name="ce28">
            <text:p>-76,47</text:p>
          </table:table-cell>
          <table:table-cell office:value-type="float" office:value="-417639.69" table:style-name="ce25">
            <text:p>-417.639,69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36</text:p>
          </table:table-cell>
          <table:table-cell office:value-type="date" office:date-value="2020-06-01T00:00:00" table:style-name="ce26">
            <text:p>01-jun-20</text:p>
          </table:table-cell>
          <table:table-cell office:value-type="string" table:style-name="ce27">
            <text:p>Fact # 413559 TEL001-TELCONET S.A. SERVICIO DE LÍNEAS TELEFÓNICAS MES DE JUNIO 2020</text:p>
          </table:table-cell>
          <table:table-cell table:style-name="ce1"/>
          <table:table-cell office:value-type="float" office:value="1471.81" table:style-name="ce28">
            <text:p>-1.471,81</text:p>
          </table:table-cell>
          <table:table-cell office:value-type="float" office:value="-419111.5" table:style-name="ce25">
            <text:p>-419.111,50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37</text:p>
          </table:table-cell>
          <table:table-cell office:value-type="date" office:date-value="2020-06-01T00:00:00" table:style-name="ce26">
            <text:p>01-jun-20</text:p>
          </table:table-cell>
          <table:table-cell office:value-type="string" table:style-name="ce27">
            <text:p>Fact # 413842 TEL001-TELCONET S.A. SERVICIO DE ENLACE TDM CLEAR CHANNEL CONTRA SETEL 1E1</text:p>
          </table:table-cell>
          <table:table-cell table:style-name="ce1"/>
          <table:table-cell office:value-type="float" office:value="76.47" table:style-name="ce28">
            <text:p>-76,47</text:p>
          </table:table-cell>
          <table:table-cell office:value-type="float" office:value="-419187.97" table:style-name="ce25">
            <text:p>-419.187,97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27</text:p>
          </table:table-cell>
          <table:table-cell office:value-type="date" office:date-value="2020-07-01T00:00:00" table:style-name="ce26">
            <text:p>01-jul-20</text:p>
          </table:table-cell>
          <table:table-cell office:value-type="string" table:style-name="ce27">
            <text:p>Fact # 415271 TEL001-TELCONET S.A. CLOUD EMAIL PROTECTION BASICO 30 DOMINIO Y <text:s/>CLOUDMAIL 5 GB(30 CORREO) MES DE JULIO 2020</text:p>
          </table:table-cell>
          <table:table-cell table:style-name="ce1"/>
          <table:table-cell office:value-type="float" office:value="155.49" table:style-name="ce28">
            <text:p>-155,49</text:p>
          </table:table-cell>
          <table:table-cell office:value-type="float" office:value="-419343.46" table:style-name="ce25">
            <text:p>-419.343,46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28</text:p>
          </table:table-cell>
          <table:table-cell office:value-type="date" office:date-value="2020-07-01T00:00:00" table:style-name="ce26">
            <text:p>01-jul-20</text:p>
          </table:table-cell>
          <table:table-cell office:value-type="string" table:style-name="ce27">
            <text:p>Fact # 415272 TEL001-TELCONET S.A. UNIDAD VIRTUAL MES DE JULIO 2020</text:p>
          </table:table-cell>
          <table:table-cell table:style-name="ce1"/>
          <table:table-cell office:value-type="float" office:value="3807.85" table:style-name="ce28">
            <text:p>-3.807,85</text:p>
          </table:table-cell>
          <table:table-cell office:value-type="float" office:value="-423151.31" table:style-name="ce25">
            <text:p>-423.151,31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29</text:p>
          </table:table-cell>
          <table:table-cell office:value-type="date" office:date-value="2020-07-01T00:00:00" table:style-name="ce26">
            <text:p>01-jul-20</text:p>
          </table:table-cell>
          <table:table-cell office:value-type="string" table:style-name="ce27">
            <text:p>Fact # 416103 TEL001-TELCONET S.A. SERVICIOS POR L3MPLS 10240K VALLECNT, LEVEL3PROSPERINA, L3MPLS 1024K ETAPABMALOCUENCA, ETAPARUMIURCUCUENCA, L3MPLS 5120 K CONTECONGYE MES DE JULIO 2020</text:p>
          </table:table-cell>
          <table:table-cell table:style-name="ce1"/>
          <table:table-cell office:value-type="float" office:value="469.77" table:style-name="ce28">
            <text:p>-469,77</text:p>
          </table:table-cell>
          <table:table-cell office:value-type="float" office:value="-423621.08" table:style-name="ce25">
            <text:p>-423.621,08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30</text:p>
          </table:table-cell>
          <table:table-cell office:value-type="date" office:date-value="2020-07-01T00:00:00" table:style-name="ce26">
            <text:p>01-jul-20</text:p>
          </table:table-cell>
          <table:table-cell office:value-type="string" table:style-name="ce27">
            <text:p>Fact # 416619 TEL001-TELCONET S.A. SERVICIO POR CLEAR CHANNEL TDMOIP 3 E1 10240K LINKO_MOVIL MES DE JULIO 2020</text:p>
          </table:table-cell>
          <table:table-cell table:style-name="ce1"/>
          <table:table-cell office:value-type="float" office:value="76.47" table:style-name="ce28">
            <text:p>-76,47</text:p>
          </table:table-cell>
          <table:table-cell office:value-type="float" office:value="-423697.55" table:style-name="ce25">
            <text:p>-423.697,55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31</text:p>
          </table:table-cell>
          <table:table-cell office:value-type="date" office:date-value="2020-07-01T00:00:00" table:style-name="ce26">
            <text:p>01-jul-20</text:p>
          </table:table-cell>
          <table:table-cell office:value-type="string" table:style-name="ce27">
            <text:p>Fact # 416620 TEL001-TELCONET S.A. SERVICIO POR LINEAS TELEFÓNICAS MES DE JULIO 2020</text:p>
          </table:table-cell>
          <table:table-cell table:style-name="ce1"/>
          <table:table-cell office:value-type="float" office:value="1471.81" table:style-name="ce28">
            <text:p>-1.471,81</text:p>
          </table:table-cell>
          <table:table-cell office:value-type="float" office:value="-425169.36" table:style-name="ce25">
            <text:p>-425.169,36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32</text:p>
          </table:table-cell>
          <table:table-cell office:value-type="date" office:date-value="2020-07-01T00:00:00" table:style-name="ce26">
            <text:p>01-jul-20</text:p>
          </table:table-cell>
          <table:table-cell office:value-type="string" table:style-name="ce27">
            <text:p>Fact # 416900 TEL001-TELCONET S.A. SERVICIO POR ENLACE TDM CLEAR CHANNEL CONTRA SETEL 1E1 MES DE JULIO 2020</text:p>
          </table:table-cell>
          <table:table-cell table:style-name="ce1"/>
          <table:table-cell office:value-type="float" office:value="76.47" table:style-name="ce28">
            <text:p>-76,47</text:p>
          </table:table-cell>
          <table:table-cell office:value-type="float" office:value="-425245.83" table:style-name="ce25">
            <text:p>-425.245,83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50</text:p>
          </table:table-cell>
          <table:table-cell office:value-type="date" office:date-value="2020-07-10T00:00:00" table:style-name="ce26">
            <text:p>10-jul-20</text:p>
          </table:table-cell>
          <table:table-cell office:value-type="string" table:style-name="ce27">
            <text:p>Fact # 417620 TEL001-TELCONET S.A. MATERIALES NETVOICECLAROHERRADURA</text:p>
          </table:table-cell>
          <table:table-cell table:style-name="ce1"/>
          <table:table-cell office:value-type="float" office:value="262.2" table:style-name="ce28">
            <text:p>-262,20</text:p>
          </table:table-cell>
          <table:table-cell office:value-type="float" office:value="-425508.03" table:style-name="ce25">
            <text:p>-425.508,03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33</text:p>
          </table:table-cell>
          <table:table-cell office:value-type="date" office:date-value="2020-07-14T00:00:00" table:style-name="ce26">
            <text:p>14-jul-20</text:p>
          </table:table-cell>
          <table:table-cell office:value-type="string" table:style-name="ce27">
            <text:p>Fact # 417705 TEL001-TELCONET S.A. SERVICIO POR CLEAR CHANNEL 3 E1 ( NETVOICECLAROHERRADURA). FACTURACION CAMBIOPRECIO DEL SERVICIO DESDE: 2020-07-08 HASTA: 2020-07-27 MES DE JULIO 2020</text:p>
          </table:table-cell>
          <table:table-cell table:style-name="ce1"/>
          <table:table-cell office:value-type="float" office:value="254.91" table:style-name="ce28">
            <text:p>-254,91</text:p>
          </table:table-cell>
          <table:table-cell office:value-type="float" office:value="-425762.94" table:style-name="ce25">
            <text:p>-425.762,94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9</text:p>
          </table:table-cell>
          <table:table-cell office:value-type="date" office:date-value="2020-08-03T00:00:00" table:style-name="ce26">
            <text:p>03-ago-20</text:p>
          </table:table-cell>
          <table:table-cell office:value-type="string" table:style-name="ce27">
            <text:p>Fact # 418351 TEL001-TELCONET S.A. UNIDAD VIRTUAL MES DE AGOSTO 2020</text:p>
          </table:table-cell>
          <table:table-cell table:style-name="ce1"/>
          <table:table-cell office:value-type="float" office:value="3807.85" table:style-name="ce28">
            <text:p>-3.807,85</text:p>
          </table:table-cell>
          <table:table-cell office:value-type="float" office:value="-429570.79" table:style-name="ce25">
            <text:p>-429.570,79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10</text:p>
          </table:table-cell>
          <table:table-cell office:value-type="date" office:date-value="2020-08-03T00:00:00" table:style-name="ce26">
            <text:p>03-ago-20</text:p>
          </table:table-cell>
          <table:table-cell office:value-type="string" table:style-name="ce27">
            <text:p>Fact # 419188 TEL001-TELCONET S.A. SERVICIO POR L3MPLS 10240K LINKOVALLECNT, LEVEL3PROSPERINA, L3MPLS 1024 K ETAPABMALOCUENCA, ETAPARUMIURCUCUENCA, L3MPLS 5120 K CONTECONGYE MES DE AGOSTO 2020</text:p>
          </table:table-cell>
          <table:table-cell table:style-name="ce1"/>
          <table:table-cell office:value-type="float" office:value="469.77" table:style-name="ce28">
            <text:p>-469,77</text:p>
          </table:table-cell>
          <table:table-cell office:value-type="float" office:value="-430040.56" table:style-name="ce25">
            <text:p>-430.040,56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11</text:p>
          </table:table-cell>
          <table:table-cell office:value-type="date" office:date-value="2020-08-03T00:00:00" table:style-name="ce26">
            <text:p>03-ago-20</text:p>
          </table:table-cell>
          <table:table-cell office:value-type="string" table:style-name="ce27">
            <text:p>Fact # 419707 TEL001-TELCONET S.A. SERVICIO POR CLEAR CHANNEL TDMOIP 3 E1 10240K LINKO_MOVIL MES DE AGOSTO 2020</text:p>
          </table:table-cell>
          <table:table-cell table:style-name="ce1"/>
          <table:table-cell office:value-type="float" office:value="76.47" table:style-name="ce28">
            <text:p>-76,47</text:p>
          </table:table-cell>
          <table:table-cell office:value-type="float" office:value="-430117.03" table:style-name="ce25">
            <text:p>-430.117,03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12</text:p>
          </table:table-cell>
          <table:table-cell office:value-type="date" office:date-value="2020-08-03T00:00:00" table:style-name="ce26">
            <text:p>03-ago-20</text:p>
          </table:table-cell>
          <table:table-cell office:value-type="string" table:style-name="ce27">
            <text:p>Fact # 419708 TEL001-TELCONET S.A. LÍNEAS TELEFÓNICAS MES DE AGOSTO 2020</text:p>
          </table:table-cell>
          <table:table-cell table:style-name="ce1"/>
          <table:table-cell office:value-type="float" office:value="1849.82" table:style-name="ce28">
            <text:p>-1.849,82</text:p>
          </table:table-cell>
          <table:table-cell office:value-type="float" office:value="-431966.85" table:style-name="ce25">
            <text:p>-431.966,85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13</text:p>
          </table:table-cell>
          <table:table-cell office:value-type="date" office:date-value="2020-08-03T00:00:00" table:style-name="ce26">
            <text:p>03-ago-20</text:p>
          </table:table-cell>
          <table:table-cell office:value-type="string" table:style-name="ce27">
            <text:p>Fact # 420003 TEL001-TELCONET S.A. SERVICIO POR ENLACE TDM CLEAR CHANNEL CONTRA SETEL 1E1 MES DE AGOSTO 2020</text:p>
          </table:table-cell>
          <table:table-cell table:style-name="ce1"/>
          <table:table-cell office:value-type="float" office:value="76.47" table:style-name="ce28">
            <text:p>-76,47</text:p>
          </table:table-cell>
          <table:table-cell office:value-type="float" office:value="-432043.32" table:style-name="ce25">
            <text:p>-432.043,32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14</text:p>
          </table:table-cell>
          <table:table-cell office:value-type="date" office:date-value="2020-08-03T00:00:00" table:style-name="ce26">
            <text:p>03-ago-20</text:p>
          </table:table-cell>
          <table:table-cell office:value-type="string" table:style-name="ce27">
            <text:p>Fact # 420505 TEL001-TELCONET S.A. SERVICIO POR INSTALACION (80 METROS EXCEDENTE DE FIBRA NETVOICECLARODURANBOLICHE)</text:p>
          </table:table-cell>
          <table:table-cell table:style-name="ce1"/>
          <table:table-cell office:value-type="float" office:value="262.2" table:style-name="ce28">
            <text:p>-262,20</text:p>
          </table:table-cell>
          <table:table-cell office:value-type="float" office:value="-432305.52" table:style-name="ce25">
            <text:p>-432.305,52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28</text:p>
          </table:table-cell>
          <table:table-cell office:value-type="date" office:date-value="2020-08-03T00:00:00" table:style-name="ce26">
            <text:p>03-ago-20</text:p>
          </table:table-cell>
          <table:table-cell office:value-type="string" table:style-name="ce27">
            <text:p>Fact # 418350 TEL001-TELCONET S.A. CLOUD EMAIL PROTECTION BASICO 30 DOMINIO Y SERVICIO DE CLOUDMAIL 5 GB(30 CORREO) MES DE AGOSTO 2020</text:p>
          </table:table-cell>
          <table:table-cell table:style-name="ce1"/>
          <table:table-cell office:value-type="float" office:value="155.49" table:style-name="ce28">
            <text:p>-155,49</text:p>
          </table:table-cell>
          <table:table-cell office:value-type="float" office:value="-432461.01" table:style-name="ce25">
            <text:p>-432.461,01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29</text:p>
          </table:table-cell>
          <table:table-cell office:value-type="date" office:date-value="2020-08-07T00:00:00" table:style-name="ce26">
            <text:p>07-ago-20</text:p>
          </table:table-cell>
          <table:table-cell office:value-type="string" table:style-name="ce27">
            <text:p>Fact # 420599 TEL001-TELCONET S.A. L3MPLS 30720K NETVOICELINKOVALLECNT. FACTURACION CAMBIOPRECIO DEL SERVICIO DESDE: 2020-08-04 HASTA: 2020-08-27</text:p>
          </table:table-cell>
          <table:table-cell table:style-name="ce1"/>
          <table:table-cell office:value-type="float" office:value="118.42" table:style-name="ce28">
            <text:p>-118,42</text:p>
          </table:table-cell>
          <table:table-cell office:value-type="float" office:value="-432579.43" table:style-name="ce25">
            <text:p>-432.579,43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15</text:p>
          </table:table-cell>
          <table:table-cell office:value-type="date" office:date-value="2020-09-01T00:00:00" table:style-name="ce26">
            <text:p>01-sep-20</text:p>
          </table:table-cell>
          <table:table-cell office:value-type="string" table:style-name="ce27">
            <text:p>Fact # 421478 TEL001-TELCONET S.A. L3MPLS 18432 K - NETVOICE-CNTCORREOSGYE MES DE SEP 2020</text:p>
          </table:table-cell>
          <table:table-cell table:style-name="ce1"/>
          <table:table-cell office:value-type="float" office:value="152.94999999999999" table:style-name="ce28">
            <text:p>-152,95</text:p>
          </table:table-cell>
          <table:table-cell office:value-type="float" office:value="-432732.38" table:style-name="ce25">
            <text:p>-432.732,38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20</text:p>
          </table:table-cell>
          <table:table-cell office:value-type="date" office:date-value="2020-09-01T00:00:00" table:style-name="ce26">
            <text:p>01-sep-20</text:p>
          </table:table-cell>
          <table:table-cell office:value-type="string" table:style-name="ce27">
            <text:p>Fact # 421479 TEL001-TELCONET S.A. CLOUD EMAIL PROTECTION BASICO 30 DOMINIO, SERVICIO DE CLOUDMAIL 5 GB(30 CORREO) MES DE SEP 2020</text:p>
          </table:table-cell>
          <table:table-cell table:style-name="ce1"/>
          <table:table-cell office:value-type="float" office:value="155.49" table:style-name="ce28">
            <text:p>-155,49</text:p>
          </table:table-cell>
          <table:table-cell office:value-type="float" office:value="-432887.87" table:style-name="ce25">
            <text:p>-432.887,87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21</text:p>
          </table:table-cell>
          <table:table-cell office:value-type="date" office:date-value="2020-09-01T00:00:00" table:style-name="ce26">
            <text:p>01-sep-20</text:p>
          </table:table-cell>
          <table:table-cell office:value-type="string" table:style-name="ce27">
            <text:p>Fact # 421480 TEL001-TELCONET S.A. SERVICIOS DE UNIDADES VIRTUALES MES DE SEPT 2020</text:p>
          </table:table-cell>
          <table:table-cell table:style-name="ce1"/>
          <table:table-cell office:value-type="float" office:value="3807.85" table:style-name="ce28">
            <text:p>-3.807,85</text:p>
          </table:table-cell>
          <table:table-cell office:value-type="float" office:value="-436695.72" table:style-name="ce25">
            <text:p>-436.695,72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22</text:p>
          </table:table-cell>
          <table:table-cell office:value-type="date" office:date-value="2020-09-01T00:00:00" table:style-name="ce26">
            <text:p>01-sep-20</text:p>
          </table:table-cell>
          <table:table-cell office:value-type="string" table:style-name="ce27">
            <text:p>Fact # 422321 TEL001-TELCONET S.A. L3MPLS 1024 K -ETAPABMALOCUENCA, L3MPLS 10240 K -LEVEL3PROSPERINA, L3MPLS 1024 K -ETAPARUMIURCUCUENCA, L3MPLS 5120 K -CONTECONGY, L3MPLS 30720K VALLECNT MES DE SEP 2020</text:p>
          </table:table-cell>
          <table:table-cell table:style-name="ce1"/>
          <table:table-cell office:value-type="float" office:value="622.72" table:style-name="ce28">
            <text:p>-622,72</text:p>
          </table:table-cell>
          <table:table-cell office:value-type="float" office:value="-437318.44" table:style-name="ce25">
            <text:p>-437.318,44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23</text:p>
          </table:table-cell>
          <table:table-cell office:value-type="date" office:date-value="2020-09-01T00:00:00" table:style-name="ce26">
            <text:p>01-sep-20</text:p>
          </table:table-cell>
          <table:table-cell office:value-type="string" table:style-name="ce27">
            <text:p>Fact # 422851 TEL001-TELCONET S.A. CLEAR CHANNEL TDMOIP 3 E1 10240K LINKO_MOVIL MES DE SEPT 2020</text:p>
          </table:table-cell>
          <table:table-cell table:style-name="ce1"/>
          <table:table-cell office:value-type="float" office:value="76.47" table:style-name="ce28">
            <text:p>-76,47</text:p>
          </table:table-cell>
          <table:table-cell office:value-type="float" office:value="-437394.91" table:style-name="ce25">
            <text:p>-437.394,91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24</text:p>
          </table:table-cell>
          <table:table-cell office:value-type="date" office:date-value="2020-09-01T00:00:00" table:style-name="ce26">
            <text:p>01-sep-20</text:p>
          </table:table-cell>
          <table:table-cell office:value-type="string" table:style-name="ce27">
            <text:p>Fact # 422852 TEL001-TELCONET S.A. SERVICIOS DE LÍNEAS TELÉFONICAS MES DE SEPT 2020</text:p>
          </table:table-cell>
          <table:table-cell table:style-name="ce1"/>
          <table:table-cell office:value-type="float" office:value="1551.35" table:style-name="ce28">
            <text:p>-1.551,35</text:p>
          </table:table-cell>
          <table:table-cell office:value-type="float" office:value="-438946.26" table:style-name="ce25">
            <text:p>-438.946,26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25</text:p>
          </table:table-cell>
          <table:table-cell office:value-type="date" office:date-value="2020-09-01T00:00:00" table:style-name="ce26">
            <text:p>01-sep-20</text:p>
          </table:table-cell>
          <table:table-cell office:value-type="string" table:style-name="ce27">
            <text:p>Fact # 423140 TEL001-TELCONET S.A. ENLACE TDM CLEAR CHANNEL CONTRA SETEL 1E1 MES DE SEPT 2020</text:p>
          </table:table-cell>
          <table:table-cell table:style-name="ce1"/>
          <table:table-cell office:value-type="float" office:value="76.47" table:style-name="ce28">
            <text:p>-76,47</text:p>
          </table:table-cell>
          <table:table-cell office:value-type="float" office:value="-439022.73" table:style-name="ce25">
            <text:p>-439.022,73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26</text:p>
          </table:table-cell>
          <table:table-cell office:value-type="date" office:date-value="2020-09-10T00:00:00" table:style-name="ce26">
            <text:p>10-sep-20</text:p>
          </table:table-cell>
          <table:table-cell office:value-type="string" table:style-name="ce27">
            <text:p>Fact # 423775 TEL001-TELCONET S.A. L3MPLS 30720 K - NETVOICE-CNTCORREOSGYE. FACTURACION CAMBIOPRECIO DEL SERVICIO DESDE: 2020-09-08 HASTA: 2020-09-27</text:p>
          </table:table-cell>
          <table:table-cell table:style-name="ce1"/>
          <table:table-cell office:value-type="float" office:value="49.34" table:style-name="ce28">
            <text:p>-49,34</text:p>
          </table:table-cell>
          <table:table-cell office:value-type="float" office:value="-439072.07" table:style-name="ce25">
            <text:p>-439.072,07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7</text:p>
          </table:table-cell>
          <table:table-cell office:value-type="date" office:date-value="2020-10-01T00:00:00" table:style-name="ce26">
            <text:p>01-oct-20</text:p>
          </table:table-cell>
          <table:table-cell office:value-type="string" table:style-name="ce27">
            <text:p>Fact # 424502 TEL001-TELCONET S.A. L3MPLS 30720 K - NETVOICECNTCORREOSGYE OCT 2020</text:p>
          </table:table-cell>
          <table:table-cell table:style-name="ce1"/>
          <table:table-cell office:value-type="float" office:value="229.42" table:style-name="ce28">
            <text:p>-229,42</text:p>
          </table:table-cell>
          <table:table-cell office:value-type="float" office:value="-439301.49" table:style-name="ce25">
            <text:p>-439.301,49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8</text:p>
          </table:table-cell>
          <table:table-cell office:value-type="date" office:date-value="2020-10-01T00:00:00" table:style-name="ce26">
            <text:p>01-oct-20</text:p>
          </table:table-cell>
          <table:table-cell office:value-type="string" table:style-name="ce27">
            <text:p>Fact # 424503 TEL001-TELCONET S.A. CLOUD EMAIL PROTECTION BASICO 30 DOMINIO, SERVICIO DE CLOUDMAIL 5 GB(30 CORREO) OCT 2020</text:p>
          </table:table-cell>
          <table:table-cell table:style-name="ce1"/>
          <table:table-cell office:value-type="float" office:value="138.41" table:style-name="ce28">
            <text:p>-138,41</text:p>
          </table:table-cell>
          <table:table-cell office:value-type="float" office:value="-439439.9" table:style-name="ce25">
            <text:p>-439.439,90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9</text:p>
          </table:table-cell>
          <table:table-cell office:value-type="date" office:date-value="2020-10-01T00:00:00" table:style-name="ce26">
            <text:p>01-oct-20</text:p>
          </table:table-cell>
          <table:table-cell office:value-type="string" table:style-name="ce27">
            <text:p>Fact # 424504 TEL001-TELCONET S.A. SERVICIO POR UNIDAD VIRTUAL MES DE OCT 2020</text:p>
          </table:table-cell>
          <table:table-cell table:style-name="ce1"/>
          <table:table-cell office:value-type="float" office:value="3402.8" table:style-name="ce28">
            <text:p>-3.402,80</text:p>
          </table:table-cell>
          <table:table-cell office:value-type="float" office:value="-442842.7" table:style-name="ce25">
            <text:p>-442.842,70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10</text:p>
          </table:table-cell>
          <table:table-cell office:value-type="date" office:date-value="2020-10-01T00:00:00" table:style-name="ce26">
            <text:p>01-oct-20</text:p>
          </table:table-cell>
          <table:table-cell office:value-type="string" table:style-name="ce27">
            <text:p>Fact # 425355 TEL001-TELCONET S.A. SERVICIO POR L3MPLS 1024 K ETAPABMALOCUENCA, L3MPLS 10240 K - ELEVEL3PROSPERINA, L3MPLS 1024 K - ETAPARUMIURCUCUENCA, L3MPLS 5120 K - CONTECONGYE, L3MPLS 30720K LINKOVALLECNT MES DE OCT 2020</text:p>
          </table:table-cell>
          <table:table-cell table:style-name="ce1"/>
          <table:table-cell office:value-type="float" office:value="622.72" table:style-name="ce28">
            <text:p>-622,72</text:p>
          </table:table-cell>
          <table:table-cell office:value-type="float" office:value="-443465.42" table:style-name="ce25">
            <text:p>-443.465,42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11</text:p>
          </table:table-cell>
          <table:table-cell office:value-type="date" office:date-value="2020-10-01T00:00:00" table:style-name="ce26">
            <text:p>01-oct-20</text:p>
          </table:table-cell>
          <table:table-cell office:value-type="string" table:style-name="ce27">
            <text:p>Fact # 425891 TEL001-TELCONET S.A. CLEAR CHANNEL TDMOIP 3 E1 10240K LINKO_MOVIL MES DE OCT 2020</text:p>
          </table:table-cell>
          <table:table-cell table:style-name="ce1"/>
          <table:table-cell office:value-type="float" office:value="76.47" table:style-name="ce28">
            <text:p>-76,47</text:p>
          </table:table-cell>
          <table:table-cell office:value-type="float" office:value="-443541.89" table:style-name="ce25">
            <text:p>-443.541,89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12</text:p>
          </table:table-cell>
          <table:table-cell office:value-type="date" office:date-value="2020-10-01T00:00:00" table:style-name="ce26">
            <text:p>01-oct-20</text:p>
          </table:table-cell>
          <table:table-cell office:value-type="string" table:style-name="ce27">
            <text:p>Fact # 425892 TEL001-TELCONET S.A. SERVICOS DE LÍNEAS TELEFÓNICAS MES DE OCT 2020</text:p>
          </table:table-cell>
          <table:table-cell table:style-name="ce1"/>
          <table:table-cell office:value-type="float" office:value="1551.35" table:style-name="ce28">
            <text:p>-1.551,35</text:p>
          </table:table-cell>
          <table:table-cell office:value-type="float" office:value="-445093.24" table:style-name="ce25">
            <text:p>-445.093,24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13</text:p>
          </table:table-cell>
          <table:table-cell office:value-type="date" office:date-value="2020-10-01T00:00:00" table:style-name="ce26">
            <text:p>01-oct-20</text:p>
          </table:table-cell>
          <table:table-cell office:value-type="string" table:style-name="ce27">
            <text:p>Fact # 426188 TEL001-TELCONET S.A. ENLACE TDM CLEAR CHANNEL CONTRA SETEL 1E1 <text:s/>MES OCT 2020</text:p>
          </table:table-cell>
          <table:table-cell table:style-name="ce1"/>
          <table:table-cell office:value-type="float" office:value="76.47" table:style-name="ce28">
            <text:p>-76,47</text:p>
          </table:table-cell>
          <table:table-cell office:value-type="float" office:value="-445169.71" table:style-name="ce25">
            <text:p>-445.169,71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14</text:p>
          </table:table-cell>
          <table:table-cell office:value-type="date" office:date-value="2020-10-19T00:00:00" table:style-name="ce26">
            <text:p>19-oct-20</text:p>
          </table:table-cell>
          <table:table-cell office:value-type="string" table:style-name="ce27">
            <text:p>Fact # 427200 TEL001-TELCONET S.A. CANAL TELEFONIA. FACTURACION POR INSTALACION DEL SERVICIO MES DE OCT 2020</text:p>
          </table:table-cell>
          <table:table-cell table:style-name="ce1"/>
          <table:table-cell office:value-type="float" office:value="163.87" table:style-name="ce28">
            <text:p>-163,87</text:p>
          </table:table-cell>
          <table:table-cell office:value-type="float" office:value="-445333.58" table:style-name="ce25">
            <text:p>-445.333,58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EG-106</text:p>
          </table:table-cell>
          <table:table-cell office:value-type="date" office:date-value="2020-10-20T00:00:00" table:style-name="ce26">
            <text:p>20-oct-20</text:p>
          </table:table-cell>
          <table:table-cell office:value-type="string" table:style-name="ce27">
            <text:p>TELCONET S.A., CANCELACIÓN DE FACTURAS SEGÚN DETALLE ADJUNTO</text:p>
          </table:table-cell>
          <table:table-cell office:value-type="float" office:value="25996.55" table:style-name="ce25">
            <text:p>25.996,55<text:s/></text:p>
          </table:table-cell>
          <table:table-cell table:style-name="ce1"/>
          <table:table-cell office:value-type="float" office:value="-419337.03" table:style-name="ce25">
            <text:p>-419.337,03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EG-107</text:p>
          </table:table-cell>
          <table:table-cell office:value-type="date" office:date-value="2020-10-20T00:00:00" table:style-name="ce26">
            <text:p>20-oct-20</text:p>
          </table:table-cell>
          <table:table-cell office:value-type="string" table:style-name="ce27">
            <text:p>TELCONET S.A., CANCELACIÓN DE FACTURAS SEGÚN DETALLE ADJUNTO</text:p>
          </table:table-cell>
          <table:table-cell office:value-type="float" office:value="75138.850000000006" table:style-name="ce25">
            <text:p>75.138,85<text:s/></text:p>
          </table:table-cell>
          <table:table-cell table:style-name="ce1"/>
          <table:table-cell office:value-type="float" office:value="-344198.18" table:style-name="ce25">
            <text:p>-344.198,18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EG-108</text:p>
          </table:table-cell>
          <table:table-cell office:value-type="date" office:date-value="2020-10-20T00:00:00" table:style-name="ce26">
            <text:p>20-oct-20</text:p>
          </table:table-cell>
          <table:table-cell office:value-type="string" table:style-name="ce27">
            <text:p>TELCONET S.A., CANCELACIÓN DE FACTURAS SEGÚN DETALLE ADJUNTO</text:p>
          </table:table-cell>
          <table:table-cell office:value-type="float" office:value="70268.52" table:style-name="ce25">
            <text:p>70.268,52<text:s/></text:p>
          </table:table-cell>
          <table:table-cell table:style-name="ce1"/>
          <table:table-cell office:value-type="float" office:value="-273929.65999999997" table:style-name="ce25">
            <text:p>-273.929,66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EG-109</text:p>
          </table:table-cell>
          <table:table-cell office:value-type="date" office:date-value="2020-10-20T00:00:00" table:style-name="ce26">
            <text:p>20-oct-20</text:p>
          </table:table-cell>
          <table:table-cell office:value-type="string" table:style-name="ce27">
            <text:p>TELCONET S.A., CANCELACIÓN DE FACTURAS SEGÚN DETALLE ADJUNTO</text:p>
          </table:table-cell>
          <table:table-cell office:value-type="float" office:value="29017.13" table:style-name="ce25">
            <text:p>29.017,13<text:s/></text:p>
          </table:table-cell>
          <table:table-cell table:style-name="ce1"/>
          <table:table-cell office:value-type="float" office:value="-244912.53" table:style-name="ce25">
            <text:p>-244.912,53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F-65</text:p>
          </table:table-cell>
          <table:table-cell office:value-type="date" office:date-value="2020-10-22T00:00:00" table:style-name="ce26">
            <text:p>22-oct-20</text:p>
          </table:table-cell>
          <table:table-cell office:value-type="string" table:style-name="ce27">
            <text:p>Fact # 427258 TEL001-TELCONET S.A. CANAL TELEFONIA. FACTURACION PROPORCIONAL DEL SERVICIO DESDE: 2020-10-18 HASTA: 2020-10-27</text:p>
          </table:table-cell>
          <table:table-cell table:style-name="ce1"/>
          <table:table-cell office:value-type="float" office:value="25.49" table:style-name="ce28">
            <text:p>-25,49</text:p>
          </table:table-cell>
          <table:table-cell office:value-type="float" office:value="-244938.02" table:style-name="ce25">
            <text:p>-244.938,02</text:p>
          </table:table-cell>
          <table:table-cell table:number-columns-repeated="16378"/>
        </table:table-row>
        <table:table-row table:style-name="ro2">
          <table:table-cell office:value-type="string" table:style-name="ce24">
            <text:p>Saldo Inicial</text:p>
          </table:table-cell>
          <table:table-cell office:value-type="float" office:value="-381100.91" table:style-name="ce29">
            <text:p>-381.100,91</text:p>
          </table:table-cell>
          <table:table-cell office:value-type="string" table:style-name="ce24">
            <text:p>Débito</text:p>
          </table:table-cell>
          <table:table-cell table:style-name="ce1"/>
          <table:table-cell office:value-type="string" table:style-name="ce24">
            <text:p>Saldo Final</text:p>
          </table:table-cell>
          <table:table-cell office:value-type="float" office:value="-244938.02" table:style-name="ce29">
            <text:p>-244.938,02</text:p>
          </table:table-cell>
          <table:table-cell table:number-columns-repeated="16378"/>
        </table:table-row>
        <table:table-row table:number-rows-repeated="104849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22">
      <number:month number:textual="true"/>
      <number:text>-</number:text>
      <number:year/>
    </number:date-style>
    <number:number-style style:name="N36P0">
      <number:number number:decimal-places="2" number:min-decimal-places="2" number:min-integer-digits="1" number:grouping="true"/>
      <number:text> </number:text>
    </number:number-style>
    <number:number-style style:name="N36">
      <number:text>-</number:text>
      <number:number number:decimal-places="2" number:min-decimal-places="2" number:min-integer-digits="1" number:grouping="true"/>
      <style:map style:condition="value()&gt;=0" style:apply-style-name="N36P0"/>
    </number:number-style>
    <number:date-style style:name="N37">
      <number:day number:style="long"/>
      <number:text>-</number:text>
      <number:month number:textual="true"/>
      <number:text>-</number:text>
      <number:year/>
    </number:date-style>
    <number:number-style style:name="N38P0">
      <number:text>-</number:text>
      <number:number number:decimal-places="2" number:min-decimal-places="2" number:min-integer-digits="1" number:grouping="true"/>
    </number:number-style>
    <number:number-style style:name="N38">
      <number:number number:decimal-places="2" number:min-decimal-places="2" number:min-integer-digits="1" number:grouping="true"/>
      <number:text> </number:text>
      <style:map style:condition="value()&gt;=0" style:apply-style-name="N38P0"/>
    </number:number-style>
    <number:number-style style:name="N39P0">
      <number:text> </number:text>
      <number:number number:decimal-places="2" number:min-decimal-places="2" number:min-integer-digits="1" number:grouping="true"/>
      <number:text> </number:text>
    </number:number-style>
    <number:number-style style:name="N39P1">
      <number:text>-</number:text>
      <number:number number:decimal-places="2" number:min-decimal-places="2" number:min-integer-digits="1" number:grouping="true"/>
      <number:text> </number:text>
    </number:number-style>
    <number:number-style style:name="N39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2" number:min-decimal-places="2" number:min-integer-digits="1" number:grouping="true"/>
      <number:text> </number:text>
    </number:number-style>
    <number:number-style style:name="N40">
      <number:text>-</number:text>
      <number:number number:decimal-places="2" number:min-decimal-places="2" number:min-integer-digits="1" number:grouping="true"/>
      <style:map style:condition="value()&gt;=0" style:apply-style-name="N40P0"/>
    </number:number-style>
    <number:date-style style:name="N41">
      <number:day number:style="long"/>
      <number:text>-</number:text>
      <number:month number:textual="true"/>
      <number:text>-</number:text>
      <number:year/>
    </number:date-style>
    <number:number-style style:name="N42P0">
      <number:text>-</number:text>
      <number:number number:decimal-places="2" number:min-decimal-places="2" number:min-integer-digits="1" number:grouping="true"/>
    </number:number-style>
    <number:number-style style:name="N42">
      <number:number number:decimal-places="2" number:min-decimal-places="2" number:min-integer-digits="1" number:grouping="true"/>
      <number:text> </number:text>
      <style:map style:condition="value()&gt;=0" style:apply-style-name="N42P0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9">
      <style:table-cell-properties style:vertical-align="automatic" fo:background-color="transparen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Carlos Almeida</meta:initial-creator>
    <dc:creator>Carlos Almeida</dc:creator>
    <meta:creation-date>2021-02-23T11:18:40Z</meta:creation-date>
    <dc:date>2021-11-04T19:06:29Z</dc:date>
    <meta:editing-cycles>6</meta:editing-cycles>
    <meta:editing-duration>PT2160S</meta:editing-duration>
  </office:meta>
</office:document-meta>
</file>